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transparent"/>
    </style:style>
    <style:style style:name="ce4" style:family="table-cell" style:parent-style-name="Default" style:data-style-name="N3">
      <style:table-cell-properties fo:border="thin solid #000000"/>
    </style:style>
    <style:style style:name="ce5" style:family="table-cell" style:parent-style-name="Default" style:data-style-name="N14">
      <style:table-cell-properties fo:border="thin solid #000000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3">
      <style:table-cell-properties fo:border="thin solid #000000" fo:background-color="transparen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35138888888889cm" style:use-optimal-column-width="true"/>
    </style:style>
    <style:style style:name="co3" style:family="table-column">
      <style:table-column-properties fo:break-before="auto" style:column-width="4.02166666666667cm" style:use-optimal-column-width="true"/>
    </style:style>
    <style:style style:name="co4" style:family="table-column">
      <style:table-column-properties fo:break-before="auto" style:column-width="4.40972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Worksheet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1" table:number-columns-repeated="16368" table:default-cell-style-name="ce1"/>
        <table:table-row table:style-name="ro1">
          <table:table-cell office:value-type="string" table:number-columns-spanned="5" table:number-rows-spanned="1" table:style-name="ce6">
            <text:p>旅館名稱</text:p>
          </table:table-cell>
          <table:covered-table-cell table:number-columns-repeated="4"/>
          <table:table-cell office:value-type="string" table:style-name="ce2">
            <text:p>Hotel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Room</text:p>
          </table:table-cell>
          <table:table-cell office:value-type="string" table:number-columns-spanned="2" table:number-rows-spanned="1" table:style-name="ce6">
            <text:p>Demand</text:p>
          </table:table-cell>
          <table:covered-table-cell/>
          <table:table-cell office:value-type="string" table:style-name="ce2">
            <text:p>Occupancy</text:p>
          </table:table-cell>
          <table:table-cell office:value-type="string" table:number-columns-spanned="2" table:number-rows-spanned="1" table:style-name="ce6">
            <text:p>ADR</text:p>
          </table:table-cell>
          <table:covered-table-cell/>
          <table:table-cell office:value-type="string" table:style-name="ce2">
            <text:p>Room_Revenue</text:p>
          </table:table-cell>
          <table:table-cell office:value-type="string" table:style-name="ce2">
            <text:p>F&amp;B_Revenue</text:p>
          </table:table-cell>
          <table:table-cell office:value-type="string" table:style-name="ce2">
            <text:p>Total_Revenue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圓山大飯店</text:p>
          </table:table-cell>
          <table:covered-table-cell table:number-columns-repeated="4"/>
          <table:table-cell office:value-type="string" office:string-value="圓山大飯店" table:formula="of:=SUBSTITUTE([.A2];&quot;*&quot;;&quot;&quot;)" table:style-name="ce3">
            <text:p>圓山大飯店</text:p>
          </table:table-cell>
          <table:table-cell office:value-type="string" table:style-name="ce3">
            <text:p>Taipei</text:p>
          </table:table-cell>
          <table:table-cell office:value-type="float" office:value="473" table:style-name="ce4">
            <text:p>473</text:p>
          </table:table-cell>
          <table:table-cell office:value-type="float" office:value="6817" table:number-columns-spanned="2" table:number-rows-spanned="1" table:style-name="ce7">
            <text:p>6,817</text:p>
          </table:table-cell>
          <table:covered-table-cell/>
          <table:table-cell office:value-type="percentage" office:value="0.46491168246607112" table:style-name="ce5">
            <text:p>46.49%</text:p>
          </table:table-cell>
          <table:table-cell office:value-type="float" office:value="2622.2209182925039" table:number-columns-spanned="2" table:number-rows-spanned="1" table:style-name="ce7">
            <text:p>2,622</text:p>
          </table:table-cell>
          <table:covered-table-cell/>
          <table:table-cell office:value-type="float" office:value="17875680" table:style-name="ce4">
            <text:p>17,875,680</text:p>
          </table:table-cell>
          <table:table-cell office:value-type="float" office:value="40955749" table:style-name="ce4">
            <text:p>40,955,749</text:p>
          </table:table-cell>
          <table:table-cell office:value-type="float" office:value="71812142" table:style-name="ce4">
            <text:p>71,812,14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賓大飯店</text:p>
          </table:table-cell>
          <table:covered-table-cell table:number-columns-repeated="4"/>
          <table:table-cell office:value-type="string" office:string-value="國賓大飯店" table:formula="of:=SUBSTITUTE([.A3];&quot;*&quot;;&quot;&quot;)" table:style-name="ce3">
            <text:p>國賓大飯店</text:p>
          </table:table-cell>
          <table:table-cell office:value-type="string" table:style-name="ce3">
            <text:p>Taipei</text:p>
          </table:table-cell>
          <table:table-cell office:value-type="float" office:value="422" table:style-name="ce4">
            <text:p>422</text:p>
          </table:table-cell>
          <table:table-cell office:value-type="float" office:value="3476" table:number-columns-spanned="2" table:number-rows-spanned="1" table:style-name="ce7">
            <text:p>3,476</text:p>
          </table:table-cell>
          <table:covered-table-cell/>
          <table:table-cell office:value-type="percentage" office:value="0.26570860724659839" table:style-name="ce5">
            <text:p>26.57%</text:p>
          </table:table-cell>
          <table:table-cell office:value-type="float" office:value="1623.800057537399" table:number-columns-spanned="2" table:number-rows-spanned="1" table:style-name="ce7">
            <text:p>1,624</text:p>
          </table:table-cell>
          <table:covered-table-cell/>
          <table:table-cell office:value-type="float" office:value="5644329" table:style-name="ce4">
            <text:p>5,644,329</text:p>
          </table:table-cell>
          <table:table-cell office:value-type="float" office:value="63413771" table:style-name="ce4">
            <text:p>63,413,771</text:p>
          </table:table-cell>
          <table:table-cell office:value-type="float" office:value="74184436" table:style-name="ce4">
            <text:p>74,184,43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華國大飯店</text:p>
          </table:table-cell>
          <table:covered-table-cell table:number-columns-repeated="4"/>
          <table:table-cell office:value-type="string" office:string-value="台北華國大飯店" table:formula="of:=SUBSTITUTE([.A4];&quot;*&quot;;&quot;&quot;)" table:style-name="ce3">
            <text:p>台北華國大飯店</text:p>
          </table:table-cell>
          <table:table-cell office:value-type="string" table:style-name="ce3">
            <text:p>Taipei</text:p>
          </table:table-cell>
          <table:table-cell office:value-type="float" office:value="326" table:style-name="ce4">
            <text:p>326</text:p>
          </table:table-cell>
          <table:table-cell office:value-type="float" office:value="1095" table:number-columns-spanned="2" table:number-rows-spanned="1" table:style-name="ce7">
            <text:p>1,095</text:p>
          </table:table-cell>
          <table:covered-table-cell/>
          <table:table-cell office:value-type="percentage" office:value="0.1083514743716604" table:style-name="ce5">
            <text:p>10.84%</text:p>
          </table:table-cell>
          <table:table-cell office:value-type="float" office:value="1608.34703196347" table:number-columns-spanned="2" table:number-rows-spanned="1" table:style-name="ce7">
            <text:p>1,608</text:p>
          </table:table-cell>
          <table:covered-table-cell/>
          <table:table-cell office:value-type="float" office:value="1761140" table:style-name="ce4">
            <text:p>1,761,140</text:p>
          </table:table-cell>
          <table:table-cell office:value-type="float" office:value="13708286" table:style-name="ce4">
            <text:p>13,708,286</text:p>
          </table:table-cell>
          <table:table-cell office:value-type="float" office:value="16649792" table:style-name="ce4">
            <text:p>16,649,79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泰王子大飯店</text:p>
          </table:table-cell>
          <table:covered-table-cell table:number-columns-repeated="4"/>
          <table:table-cell office:value-type="string" office:string-value="華泰王子大飯店" table:formula="of:=SUBSTITUTE([.A5];&quot;*&quot;;&quot;&quot;)" table:style-name="ce3">
            <text:p>華泰王子大飯店</text:p>
          </table:table-cell>
          <table:table-cell office:value-type="string" table:style-name="ce3">
            <text:p>Taipei</text:p>
          </table:table-cell>
          <table:table-cell office:value-type="float" office:value="220" table:style-name="ce4">
            <text:p>220</text:p>
          </table:table-cell>
          <table:table-cell office:value-type="float" office:value="1410" table:number-columns-spanned="2" table:number-rows-spanned="1" table:style-name="ce7">
            <text:p>1,410</text:p>
          </table:table-cell>
          <table:covered-table-cell/>
          <table:table-cell office:value-type="percentage" office:value="0.2067448680351906" table:style-name="ce5">
            <text:p>20.67%</text:p>
          </table:table-cell>
          <table:table-cell office:value-type="float" office:value="1238.3255319148941" table:number-columns-spanned="2" table:number-rows-spanned="1" table:style-name="ce7">
            <text:p>1,238</text:p>
          </table:table-cell>
          <table:covered-table-cell/>
          <table:table-cell office:value-type="float" office:value="1746039" table:style-name="ce4">
            <text:p>1,746,039</text:p>
          </table:table-cell>
          <table:table-cell office:value-type="float" office:value="8284034" table:style-name="ce4">
            <text:p>8,284,034</text:p>
          </table:table-cell>
          <table:table-cell office:value-type="float" office:value="12047564" table:style-name="ce4">
            <text:p>12,047,56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豪景大酒店</text:p>
          </table:table-cell>
          <table:covered-table-cell table:number-columns-repeated="4"/>
          <table:table-cell office:value-type="string" office:string-value="豪景大酒店" table:formula="of:=SUBSTITUTE([.A6];&quot;*&quot;;&quot;&quot;)" table:style-name="ce3">
            <text:p>豪景大酒店</text:p>
          </table:table-cell>
          <table:table-cell office:value-type="string" table:style-name="ce3">
            <text:p>Taipei</text:p>
          </table:table-cell>
          <table:table-cell office:value-type="float" office:value="209" table:style-name="ce4">
            <text:p>209</text:p>
          </table:table-cell>
          <table:table-cell office:value-type="float" office:value="7" table:number-columns-spanned="2" table:number-rows-spanned="1" table:style-name="ce7">
            <text:p>7</text:p>
          </table:table-cell>
          <table:covered-table-cell/>
          <table:table-cell office:value-type="percentage" office:value="1.0804136440808771E-3" table:style-name="ce5">
            <text:p>0.11%</text:p>
          </table:table-cell>
          <table:table-cell office:value-type="float" office:value="2532.1428571428569" table:number-columns-spanned="2" table:number-rows-spanned="1" table:style-name="ce7">
            <text:p>2,532</text:p>
          </table:table-cell>
          <table:covered-table-cell/>
          <table:table-cell office:value-type="float" office:value="17725" table:style-name="ce4">
            <text:p>17,725</text:p>
          </table:table-cell>
          <table:table-cell office:value-type="float" office:value="0" table:style-name="ce4">
            <text:p>0</text:p>
          </table:table-cell>
          <table:table-cell office:value-type="float" office:value="454725" table:style-name="ce4">
            <text:p>454,72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王大飯店</text:p>
          </table:table-cell>
          <table:covered-table-cell table:number-columns-repeated="4"/>
          <table:table-cell office:value-type="string" office:string-value="國王大飯店" table:formula="of:=SUBSTITUTE([.A7];&quot;*&quot;;&quot;&quot;)" table:style-name="ce3">
            <text:p>國王大飯店</text:p>
          </table:table-cell>
          <table:table-cell office:value-type="string" table:style-name="ce3">
            <text:p>Taipei</text:p>
          </table:table-cell>
          <table:table-cell office:value-type="float" office:value="97" table:style-name="ce4">
            <text:p>97</text:p>
          </table:table-cell>
          <table:table-cell office:value-type="float" office:value="32" table:number-columns-spanned="2" table:number-rows-spanned="1" table:style-name="ce7">
            <text:p>32</text:p>
          </table:table-cell>
          <table:covered-table-cell/>
          <table:table-cell office:value-type="percentage" office:value="1.064183571666112E-2" table:style-name="ce5">
            <text:p>1.06%</text:p>
          </table:table-cell>
          <table:table-cell office:value-type="float" office:value="2255.40625" table:number-columns-spanned="2" table:number-rows-spanned="1" table:style-name="ce7">
            <text:p>2,255</text:p>
          </table:table-cell>
          <table:covered-table-cell/>
          <table:table-cell office:value-type="float" office:value="72173" table:style-name="ce4">
            <text:p>72,173</text:p>
          </table:table-cell>
          <table:table-cell office:value-type="float" office:value="174599" table:style-name="ce4">
            <text:p>174,599</text:p>
          </table:table-cell>
          <table:table-cell office:value-type="float" office:value="293841" table:style-name="ce4">
            <text:p>293,84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凱撒大飯店</text:p>
          </table:table-cell>
          <table:covered-table-cell table:number-columns-repeated="4"/>
          <table:table-cell office:value-type="string" office:string-value="台北凱撒大飯店" table:formula="of:=SUBSTITUTE([.A8];&quot;*&quot;;&quot;&quot;)" table:style-name="ce3">
            <text:p>台北凱撒大飯店</text:p>
          </table:table-cell>
          <table:table-cell office:value-type="string" table:style-name="ce3">
            <text:p>Taipei</text:p>
          </table:table-cell>
          <table:table-cell office:value-type="float" office:value="478" table:style-name="ce4">
            <text:p>478</text:p>
          </table:table-cell>
          <table:table-cell office:value-type="float" office:value="5235" table:number-columns-spanned="2" table:number-rows-spanned="1" table:style-name="ce7">
            <text:p>5,235</text:p>
          </table:table-cell>
          <table:covered-table-cell/>
          <table:table-cell office:value-type="percentage" office:value="0.35328654339317039" table:style-name="ce5">
            <text:p>35.33%</text:p>
          </table:table-cell>
          <table:table-cell office:value-type="float" office:value="2027.297421203438" table:number-columns-spanned="2" table:number-rows-spanned="1" table:style-name="ce7">
            <text:p>2,027</text:p>
          </table:table-cell>
          <table:covered-table-cell/>
          <table:table-cell office:value-type="float" office:value="10612902" table:style-name="ce4">
            <text:p>10,612,902</text:p>
          </table:table-cell>
          <table:table-cell office:value-type="float" office:value="15805590" table:style-name="ce4">
            <text:p>15,805,590</text:p>
          </table:table-cell>
          <table:table-cell office:value-type="float" office:value="30925276" table:style-name="ce4">
            <text:p>30,925,27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康華大飯店</text:p>
          </table:table-cell>
          <table:covered-table-cell table:number-columns-repeated="4"/>
          <table:table-cell office:value-type="string" office:string-value="康華大飯店" table:formula="of:=SUBSTITUTE([.A9];&quot;*&quot;;&quot;&quot;)" table:style-name="ce3">
            <text:p>康華大飯店</text:p>
          </table:table-cell>
          <table:table-cell office:value-type="string" table:style-name="ce3">
            <text:p>Taipei</text:p>
          </table:table-cell>
          <table:table-cell office:value-type="float" office:value="215" table:style-name="ce4">
            <text:p>215</text:p>
          </table:table-cell>
          <table:table-cell office:value-type="float" office:value="361" table:number-columns-spanned="2" table:number-rows-spanned="1" table:style-name="ce7">
            <text:p>361</text:p>
          </table:table-cell>
          <table:covered-table-cell/>
          <table:table-cell office:value-type="percentage" office:value="5.4163540885221302E-2" table:style-name="ce5">
            <text:p>5.42%</text:p>
          </table:table-cell>
          <table:table-cell office:value-type="float" office:value="1757.005540166205" table:number-columns-spanned="2" table:number-rows-spanned="1" table:style-name="ce7">
            <text:p>1,757</text:p>
          </table:table-cell>
          <table:covered-table-cell/>
          <table:table-cell office:value-type="float" office:value="634279" table:style-name="ce4">
            <text:p>634,279</text:p>
          </table:table-cell>
          <table:table-cell office:value-type="float" office:value="7134881" table:style-name="ce4">
            <text:p>7,134,881</text:p>
          </table:table-cell>
          <table:table-cell office:value-type="float" office:value="8497930" table:style-name="ce4">
            <text:p>8,497,93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兄弟大飯店</text:p>
          </table:table-cell>
          <table:covered-table-cell table:number-columns-repeated="4"/>
          <table:table-cell office:value-type="string" office:string-value="兄弟大飯店" table:formula="of:=SUBSTITUTE([.A10];&quot;*&quot;;&quot;&quot;)" table:style-name="ce3">
            <text:p>兄弟大飯店</text:p>
          </table:table-cell>
          <table:table-cell office:value-type="string" table:style-name="ce3">
            <text:p>Taipei</text:p>
          </table:table-cell>
          <table:table-cell office:value-type="float" office:value="250" table:style-name="ce4">
            <text:p>250</text:p>
          </table:table-cell>
          <table:table-cell office:value-type="float" office:value="712" table:number-columns-spanned="2" table:number-rows-spanned="1" table:style-name="ce7">
            <text:p>712</text:p>
          </table:table-cell>
          <table:covered-table-cell/>
          <table:table-cell office:value-type="percentage" office:value="9.1870967741935483E-2" table:style-name="ce5">
            <text:p>9.19%</text:p>
          </table:table-cell>
          <table:table-cell office:value-type="float" office:value="2980.0702247191011" table:number-columns-spanned="2" table:number-rows-spanned="1" table:style-name="ce7">
            <text:p>2,980</text:p>
          </table:table-cell>
          <table:covered-table-cell/>
          <table:table-cell office:value-type="float" office:value="2121810" table:style-name="ce4">
            <text:p>2,121,810</text:p>
          </table:table-cell>
          <table:table-cell office:value-type="float" office:value="37257935" table:style-name="ce4">
            <text:p>37,257,935</text:p>
          </table:table-cell>
          <table:table-cell office:value-type="float" office:value="43929142" table:style-name="ce4">
            <text:p>43,929,14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三德大飯店</text:p>
          </table:table-cell>
          <table:covered-table-cell table:number-columns-repeated="4"/>
          <table:table-cell office:value-type="string" office:string-value="三德大飯店" table:formula="of:=SUBSTITUTE([.A11];&quot;*&quot;;&quot;&quot;)" table:style-name="ce3">
            <text:p>三德大飯店</text:p>
          </table:table-cell>
          <table:table-cell office:value-type="string" table:style-name="ce3">
            <text:p>Taipei</text:p>
          </table:table-cell>
          <table:table-cell office:value-type="float" office:value="287" table:style-name="ce4">
            <text:p>287</text:p>
          </table:table-cell>
          <table:table-cell office:value-type="float" office:value="2675" table:number-columns-spanned="2" table:number-rows-spanned="1" table:style-name="ce7">
            <text:p>2,675</text:p>
          </table:table-cell>
          <table:covered-table-cell/>
          <table:table-cell office:value-type="percentage" office:value="0.30066314488029672" table:style-name="ce5">
            <text:p>30.07%</text:p>
          </table:table-cell>
          <table:table-cell office:value-type="float" office:value="1109.2321495327101" table:number-columns-spanned="2" table:number-rows-spanned="1" table:style-name="ce7">
            <text:p>1,109</text:p>
          </table:table-cell>
          <table:covered-table-cell/>
          <table:table-cell office:value-type="float" office:value="2967196" table:style-name="ce4">
            <text:p>2,967,196</text:p>
          </table:table-cell>
          <table:table-cell office:value-type="float" office:value="206757" table:style-name="ce4">
            <text:p>206,757</text:p>
          </table:table-cell>
          <table:table-cell office:value-type="float" office:value="7450617" table:style-name="ce4">
            <text:p>7,450,61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亞都麗緻大飯店</text:p>
          </table:table-cell>
          <table:covered-table-cell table:number-columns-repeated="4"/>
          <table:table-cell office:value-type="string" office:string-value="亞都麗緻大飯店" table:formula="of:=SUBSTITUTE([.A12];&quot;*&quot;;&quot;&quot;)" table:style-name="ce3">
            <text:p>亞都麗緻大飯店</text:p>
          </table:table-cell>
          <table:table-cell office:value-type="string" table:style-name="ce3">
            <text:p>Taipei</text:p>
          </table:table-cell>
          <table:table-cell office:value-type="float" office:value="209" table:style-name="ce4">
            <text:p>209</text:p>
          </table:table-cell>
          <table:table-cell office:value-type="float" office:value="1881" table:number-columns-spanned="2" table:number-rows-spanned="1" table:style-name="ce7">
            <text:p>1,881</text:p>
          </table:table-cell>
          <table:covered-table-cell/>
          <table:table-cell office:value-type="percentage" office:value="0.29032258064516131" table:style-name="ce5">
            <text:p>29.03%</text:p>
          </table:table-cell>
          <table:table-cell office:value-type="float" office:value="2614.9728867623598" table:number-columns-spanned="2" table:number-rows-spanned="1" table:style-name="ce7">
            <text:p>2,615</text:p>
          </table:table-cell>
          <table:covered-table-cell/>
          <table:table-cell office:value-type="float" office:value="4918764" table:style-name="ce4">
            <text:p>4,918,764</text:p>
          </table:table-cell>
          <table:table-cell office:value-type="float" office:value="12121760" table:style-name="ce4">
            <text:p>12,121,760</text:p>
          </table:table-cell>
          <table:table-cell office:value-type="float" office:value="20228893" table:style-name="ce4">
            <text:p>20,228,8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聯大飯店</text:p>
          </table:table-cell>
          <table:covered-table-cell table:number-columns-repeated="4"/>
          <table:table-cell office:value-type="string" office:string-value="國聯大飯店" table:formula="of:=SUBSTITUTE([.A13];&quot;*&quot;;&quot;&quot;)" table:style-name="ce3">
            <text:p>國聯大飯店</text:p>
          </table:table-cell>
          <table:table-cell office:value-type="string" table:style-name="ce3">
            <text:p>Taipei</text:p>
          </table:table-cell>
          <table:table-cell office:value-type="float" office:value="243" table:style-name="ce4">
            <text:p>243</text:p>
          </table:table-cell>
          <table:table-cell office:value-type="float" office:value="1983" table:number-columns-spanned="2" table:number-rows-spanned="1" table:style-name="ce7">
            <text:p>1,983</text:p>
          </table:table-cell>
          <table:covered-table-cell/>
          <table:table-cell office:value-type="percentage" office:value="0.26324173636001591" table:style-name="ce5">
            <text:p>26.32%</text:p>
          </table:table-cell>
          <table:table-cell office:value-type="float" office:value="1429.243066061523" table:number-columns-spanned="2" table:number-rows-spanned="1" table:style-name="ce7">
            <text:p>1,429</text:p>
          </table:table-cell>
          <table:covered-table-cell/>
          <table:table-cell office:value-type="float" office:value="2834189" table:style-name="ce4">
            <text:p>2,834,189</text:p>
          </table:table-cell>
          <table:table-cell office:value-type="float" office:value="577669" table:style-name="ce4">
            <text:p>577,669</text:p>
          </table:table-cell>
          <table:table-cell office:value-type="float" office:value="3772061" table:style-name="ce4">
            <text:p>3,772,06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喜來登大飯店</text:p>
          </table:table-cell>
          <table:covered-table-cell table:number-columns-repeated="4"/>
          <table:table-cell office:value-type="string" office:string-value="台北寒舍喜來登大飯店" table:formula="of:=SUBSTITUTE([.A14];&quot;*&quot;;&quot;&quot;)" table:style-name="ce3">
            <text:p>台北寒舍喜來登大飯店</text:p>
          </table:table-cell>
          <table:table-cell office:value-type="string" table:style-name="ce3">
            <text:p>Taipei</text:p>
          </table:table-cell>
          <table:table-cell office:value-type="float" office:value="688" table:style-name="ce4">
            <text:p>688</text:p>
          </table:table-cell>
          <table:table-cell office:value-type="float" office:value="6006" table:number-columns-spanned="2" table:number-rows-spanned="1" table:style-name="ce7">
            <text:p>6,006</text:p>
          </table:table-cell>
          <table:covered-table-cell/>
          <table:table-cell office:value-type="percentage" office:value="0.28160165041260321" table:style-name="ce5">
            <text:p>28.16%</text:p>
          </table:table-cell>
          <table:table-cell office:value-type="float" office:value="3033.458874458875" table:number-columns-spanned="2" table:number-rows-spanned="1" table:style-name="ce7">
            <text:p>3,033</text:p>
          </table:table-cell>
          <table:covered-table-cell/>
          <table:table-cell office:value-type="float" office:value="18218954" table:style-name="ce4">
            <text:p>18,218,954</text:p>
          </table:table-cell>
          <table:table-cell office:value-type="float" office:value="82887164" table:style-name="ce4">
            <text:p>82,887,164</text:p>
          </table:table-cell>
          <table:table-cell office:value-type="float" office:value="115489635" table:style-name="ce4">
            <text:p>115,489,6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老爺大酒店</text:p>
          </table:table-cell>
          <table:covered-table-cell table:number-columns-repeated="4"/>
          <table:table-cell office:value-type="string" office:string-value="老爺大酒店" table:formula="of:=SUBSTITUTE([.A15];&quot;*&quot;;&quot;&quot;)" table:style-name="ce3">
            <text:p>老爺大酒店</text:p>
          </table:table-cell>
          <table:table-cell office:value-type="string" table:style-name="ce3">
            <text:p>Taipei</text:p>
          </table:table-cell>
          <table:table-cell office:value-type="float" office:value="202" table:style-name="ce4">
            <text:p>202</text:p>
          </table:table-cell>
          <table:table-cell office:value-type="float" office:value="2191" table:number-columns-spanned="2" table:number-rows-spanned="1" table:style-name="ce7">
            <text:p>2,191</text:p>
          </table:table-cell>
          <table:covered-table-cell/>
          <table:table-cell office:value-type="percentage" office:value="0.34988821462791442" table:style-name="ce5">
            <text:p>34.99%</text:p>
          </table:table-cell>
          <table:table-cell office:value-type="float" office:value="2589.842081241442" table:number-columns-spanned="2" table:number-rows-spanned="1" table:style-name="ce7">
            <text:p>2,590</text:p>
          </table:table-cell>
          <table:covered-table-cell/>
          <table:table-cell office:value-type="float" office:value="5674344" table:style-name="ce4">
            <text:p>5,674,344</text:p>
          </table:table-cell>
          <table:table-cell office:value-type="float" office:value="18795923" table:style-name="ce4">
            <text:p>18,795,923</text:p>
          </table:table-cell>
          <table:table-cell office:value-type="float" office:value="28651511" table:style-name="ce4">
            <text:p>28,651,51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華大飯店</text:p>
          </table:table-cell>
          <table:covered-table-cell table:number-columns-repeated="4"/>
          <table:table-cell office:value-type="string" office:string-value="福華大飯店" table:formula="of:=SUBSTITUTE([.A16];&quot;*&quot;;&quot;&quot;)" table:style-name="ce3">
            <text:p>福華大飯店</text:p>
          </table:table-cell>
          <table:table-cell office:value-type="string" table:style-name="ce3">
            <text:p>Taipei</text:p>
          </table:table-cell>
          <table:table-cell office:value-type="float" office:value="606" table:style-name="ce4">
            <text:p>606</text:p>
          </table:table-cell>
          <table:table-cell office:value-type="float" office:value="4383" table:number-columns-spanned="2" table:number-rows-spanned="1" table:style-name="ce7">
            <text:p>4,383</text:p>
          </table:table-cell>
          <table:covered-table-cell/>
          <table:table-cell office:value-type="percentage" office:value="0.2333120408815075" table:style-name="ce5">
            <text:p>23.33%</text:p>
          </table:table-cell>
          <table:table-cell office:value-type="float" office:value="2416.9347478895729" table:number-columns-spanned="2" table:number-rows-spanned="1" table:style-name="ce7">
            <text:p>2,417</text:p>
          </table:table-cell>
          <table:covered-table-cell/>
          <table:table-cell office:value-type="float" office:value="10593425" table:style-name="ce4">
            <text:p>10,593,425</text:p>
          </table:table-cell>
          <table:table-cell office:value-type="float" office:value="29054736" table:style-name="ce4">
            <text:p>29,054,736</text:p>
          </table:table-cell>
          <table:table-cell office:value-type="float" office:value="52799771" table:style-name="ce4">
            <text:p>52,799,7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君悅酒店</text:p>
          </table:table-cell>
          <table:covered-table-cell table:number-columns-repeated="4"/>
          <table:table-cell office:value-type="string" office:string-value="台北君悅酒店" table:formula="of:=SUBSTITUTE([.A17];&quot;*&quot;;&quot;&quot;)" table:style-name="ce3">
            <text:p>台北君悅酒店</text:p>
          </table:table-cell>
          <table:table-cell office:value-type="string" table:style-name="ce3">
            <text:p>Taipei</text:p>
          </table:table-cell>
          <table:table-cell office:value-type="float" office:value="850" table:style-name="ce4">
            <text:p>850</text:p>
          </table:table-cell>
          <table:table-cell office:value-type="float" office:value="3594" table:number-columns-spanned="2" table:number-rows-spanned="1" table:style-name="ce7">
            <text:p>3,594</text:p>
          </table:table-cell>
          <table:covered-table-cell/>
          <table:table-cell office:value-type="percentage" office:value="0.13639468690702089" table:style-name="ce5">
            <text:p>13.64%</text:p>
          </table:table-cell>
          <table:table-cell office:value-type="float" office:value="4950.7406789092929" table:number-columns-spanned="2" table:number-rows-spanned="1" table:style-name="ce7">
            <text:p>4,951</text:p>
          </table:table-cell>
          <table:covered-table-cell/>
          <table:table-cell office:value-type="float" office:value="17792962" table:style-name="ce4">
            <text:p>17,792,962</text:p>
          </table:table-cell>
          <table:table-cell office:value-type="float" office:value="64909432" table:style-name="ce4">
            <text:p>64,909,432</text:p>
          </table:table-cell>
          <table:table-cell office:value-type="float" office:value="96277426" table:style-name="ce4">
            <text:p>96,277,42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西華大飯店</text:p>
          </table:table-cell>
          <table:covered-table-cell table:number-columns-repeated="4"/>
          <table:table-cell office:value-type="string" office:string-value="西華大飯店" table:formula="of:=SUBSTITUTE([.A18];&quot;*&quot;;&quot;&quot;)" table:style-name="ce3">
            <text:p>西華大飯店</text:p>
          </table:table-cell>
          <table:table-cell office:value-type="string" table:style-name="ce3">
            <text:p>Taipei</text:p>
          </table:table-cell>
          <table:table-cell office:value-type="float" office:value="343" table:style-name="ce4">
            <text:p>343</text:p>
          </table:table-cell>
          <table:table-cell office:value-type="float" office:value="2607" table:number-columns-spanned="2" table:number-rows-spanned="1" table:style-name="ce7">
            <text:p>2,607</text:p>
          </table:table-cell>
          <table:covered-table-cell/>
          <table:table-cell office:value-type="percentage" office:value="0.24518009968964541" table:style-name="ce5">
            <text:p>24.52%</text:p>
          </table:table-cell>
          <table:table-cell office:value-type="float" office:value="2203.1806674338318" table:number-columns-spanned="2" table:number-rows-spanned="1" table:style-name="ce7">
            <text:p>2,203</text:p>
          </table:table-cell>
          <table:covered-table-cell/>
          <table:table-cell office:value-type="float" office:value="5743692" table:style-name="ce4">
            <text:p>5,743,692</text:p>
          </table:table-cell>
          <table:table-cell office:value-type="float" office:value="12510121" table:style-name="ce4">
            <text:p>12,510,121</text:p>
          </table:table-cell>
          <table:table-cell office:value-type="float" office:value="20693116" table:style-name="ce4">
            <text:p>20,693,11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晶華酒店</text:p>
          </table:table-cell>
          <table:covered-table-cell table:number-columns-repeated="4"/>
          <table:table-cell office:value-type="string" office:string-value="晶華酒店" table:formula="of:=SUBSTITUTE([.A19];&quot;*&quot;;&quot;&quot;)" table:style-name="ce3">
            <text:p>晶華酒店</text:p>
          </table:table-cell>
          <table:table-cell office:value-type="string" table:style-name="ce3">
            <text:p>Taipei</text:p>
          </table:table-cell>
          <table:table-cell office:value-type="float" office:value="538" table:style-name="ce4">
            <text:p>538</text:p>
          </table:table-cell>
          <table:table-cell office:value-type="float" office:value="6645" table:number-columns-spanned="2" table:number-rows-spanned="1" table:style-name="ce7">
            <text:p>6,645</text:p>
          </table:table-cell>
          <table:covered-table-cell/>
          <table:table-cell office:value-type="percentage" office:value="0.39842906823360108" table:style-name="ce5">
            <text:p>39.84%</text:p>
          </table:table-cell>
          <table:table-cell office:value-type="float" office:value="4001.2266365688488" table:number-columns-spanned="2" table:number-rows-spanned="1" table:style-name="ce7">
            <text:p>4,001</text:p>
          </table:table-cell>
          <table:covered-table-cell/>
          <table:table-cell office:value-type="float" office:value="26588151" table:style-name="ce4">
            <text:p>26,588,151</text:p>
          </table:table-cell>
          <table:table-cell office:value-type="float" office:value="134162936" table:style-name="ce4">
            <text:p>134,162,936</text:p>
          </table:table-cell>
          <table:table-cell office:value-type="float" office:value="208748044" table:style-name="ce4">
            <text:p>208,748,04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北遠東國際大飯店</text:p>
          </table:table-cell>
          <table:covered-table-cell table:number-columns-repeated="4"/>
          <table:table-cell office:value-type="string" office:string-value="香格里拉台北遠東國際大飯店" table:formula="of:=SUBSTITUTE([.A20];&quot;*&quot;;&quot;&quot;)" table:style-name="ce3">
            <text:p>香格里拉台北遠東國際大飯店</text:p>
          </table:table-cell>
          <table:table-cell office:value-type="string" table:style-name="ce3">
            <text:p>Taipei</text:p>
          </table:table-cell>
          <table:table-cell office:value-type="float" office:value="420" table:style-name="ce4">
            <text:p>420</text:p>
          </table:table-cell>
          <table:table-cell office:value-type="float" office:value="2486" table:number-columns-spanned="2" table:number-rows-spanned="1" table:style-name="ce7">
            <text:p>2,486</text:p>
          </table:table-cell>
          <table:covered-table-cell/>
          <table:table-cell office:value-type="percentage" office:value="0.190937019969278" table:style-name="ce5">
            <text:p>19.09%</text:p>
          </table:table-cell>
          <table:table-cell office:value-type="float" office:value="4694.2666934835079" table:number-columns-spanned="2" table:number-rows-spanned="1" table:style-name="ce7">
            <text:p>4,694</text:p>
          </table:table-cell>
          <table:covered-table-cell/>
          <table:table-cell office:value-type="float" office:value="11669947" table:style-name="ce4">
            <text:p>11,669,947</text:p>
          </table:table-cell>
          <table:table-cell office:value-type="float" office:value="36048822" table:style-name="ce4">
            <text:p>36,048,822</text:p>
          </table:table-cell>
          <table:table-cell office:value-type="float" office:value="56417657" table:style-name="ce4">
            <text:p>56,417,65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神旺大飯店</text:p>
          </table:table-cell>
          <table:covered-table-cell table:number-columns-repeated="4"/>
          <table:table-cell office:value-type="string" office:string-value="神旺大飯店" table:formula="of:=SUBSTITUTE([.A21];&quot;*&quot;;&quot;&quot;)" table:style-name="ce3">
            <text:p>神旺大飯店</text:p>
          </table:table-cell>
          <table:table-cell office:value-type="string" table:style-name="ce3">
            <text:p>Taipei</text:p>
          </table:table-cell>
          <table:table-cell office:value-type="float" office:value="268" table:style-name="ce4">
            <text:p>268</text:p>
          </table:table-cell>
          <table:table-cell office:value-type="float" office:value="218" table:number-columns-spanned="2" table:number-rows-spanned="1" table:style-name="ce7">
            <text:p>218</text:p>
          </table:table-cell>
          <table:covered-table-cell/>
          <table:table-cell office:value-type="percentage" office:value="2.6239768897448241E-2" table:style-name="ce5">
            <text:p>2.62%</text:p>
          </table:table-cell>
          <table:table-cell office:value-type="float" office:value="2699.5137614678902" table:number-columns-spanned="2" table:number-rows-spanned="1" table:style-name="ce7">
            <text:p>2,700</text:p>
          </table:table-cell>
          <table:covered-table-cell/>
          <table:table-cell office:value-type="float" office:value="588494" table:style-name="ce4">
            <text:p>588,494</text:p>
          </table:table-cell>
          <table:table-cell office:value-type="float" office:value="21716546" table:style-name="ce4">
            <text:p>21,716,546</text:p>
          </table:table-cell>
          <table:table-cell office:value-type="float" office:value="23616338" table:style-name="ce4">
            <text:p>23,616,33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麗信花園酒店</text:p>
          </table:table-cell>
          <table:covered-table-cell table:number-columns-repeated="4"/>
          <table:table-cell office:value-type="string" office:string-value="美麗信花園酒店" table:formula="of:=SUBSTITUTE([.A22];&quot;*&quot;;&quot;&quot;)" table:style-name="ce3">
            <text:p>美麗信花園酒店</text:p>
          </table:table-cell>
          <table:table-cell office:value-type="string" table:style-name="ce3">
            <text:p>Taipei</text:p>
          </table:table-cell>
          <table:table-cell office:value-type="float" office:value="203" table:style-name="ce4">
            <text:p>203</text:p>
          </table:table-cell>
          <table:table-cell office:value-type="float" office:value="2377" table:number-columns-spanned="2" table:number-rows-spanned="1" table:style-name="ce7">
            <text:p>2,377</text:p>
          </table:table-cell>
          <table:covered-table-cell/>
          <table:table-cell office:value-type="percentage" office:value="0.37772127761004293" table:style-name="ce5">
            <text:p>37.77%</text:p>
          </table:table-cell>
          <table:table-cell office:value-type="float" office:value="1244.589398401346" table:number-columns-spanned="2" table:number-rows-spanned="1" table:style-name="ce7">
            <text:p>1,245</text:p>
          </table:table-cell>
          <table:covered-table-cell/>
          <table:table-cell office:value-type="float" office:value="2958389" table:style-name="ce4">
            <text:p>2,958,389</text:p>
          </table:table-cell>
          <table:table-cell office:value-type="float" office:value="2936389" table:style-name="ce4">
            <text:p>2,936,389</text:p>
          </table:table-cell>
          <table:table-cell office:value-type="float" office:value="8837678" table:style-name="ce4">
            <text:p>8,837,67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艾美酒店</text:p>
          </table:table-cell>
          <table:covered-table-cell table:number-columns-repeated="4"/>
          <table:table-cell office:value-type="string" office:string-value="台北寒舍艾美酒店" table:formula="of:=SUBSTITUTE([.A23];&quot;*&quot;;&quot;&quot;)" table:style-name="ce3">
            <text:p>台北寒舍艾美酒店</text:p>
          </table:table-cell>
          <table:table-cell office:value-type="string" table:style-name="ce3">
            <text:p>Taipei</text:p>
          </table:table-cell>
          <table:table-cell office:value-type="float" office:value="160" table:style-name="ce4">
            <text:p>160</text:p>
          </table:table-cell>
          <table:table-cell office:value-type="float" office:value="1717" table:number-columns-spanned="2" table:number-rows-spanned="1" table:style-name="ce7">
            <text:p>1,717</text:p>
          </table:table-cell>
          <table:covered-table-cell/>
          <table:table-cell office:value-type="percentage" office:value="0.3461693548387097" table:style-name="ce5">
            <text:p>34.62%</text:p>
          </table:table-cell>
          <table:table-cell office:value-type="float" office:value="5203.1322073383808" table:number-columns-spanned="2" table:number-rows-spanned="1" table:style-name="ce7">
            <text:p>5,203</text:p>
          </table:table-cell>
          <table:covered-table-cell/>
          <table:table-cell office:value-type="float" office:value="8933778" table:style-name="ce4">
            <text:p>8,933,778</text:p>
          </table:table-cell>
          <table:table-cell office:value-type="float" office:value="42594270" table:style-name="ce4">
            <text:p>42,594,270</text:p>
          </table:table-cell>
          <table:table-cell office:value-type="float" office:value="57537940" table:style-name="ce4">
            <text:p>57,537,94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W飯店</text:p>
          </table:table-cell>
          <table:covered-table-cell table:number-columns-repeated="4"/>
          <table:table-cell office:value-type="string" office:string-value="台北W飯店" table:formula="of:=SUBSTITUTE([.A24];&quot;*&quot;;&quot;&quot;)" table:style-name="ce3">
            <text:p>台北W飯店</text:p>
          </table:table-cell>
          <table:table-cell office:value-type="string" table:style-name="ce3">
            <text:p>Taipei</text:p>
          </table:table-cell>
          <table:table-cell office:value-type="float" office:value="405" table:style-name="ce4">
            <text:p>405</text:p>
          </table:table-cell>
          <table:table-cell office:value-type="float" office:value="3347" table:number-columns-spanned="2" table:number-rows-spanned="1" table:style-name="ce7">
            <text:p>3,347</text:p>
          </table:table-cell>
          <table:covered-table-cell/>
          <table:table-cell office:value-type="percentage" office:value="0.26658701712465149" table:style-name="ce5">
            <text:p>26.66%</text:p>
          </table:table-cell>
          <table:table-cell office:value-type="float" office:value="5930.1977890648341" table:number-columns-spanned="2" table:number-rows-spanned="1" table:style-name="ce7">
            <text:p>5,930</text:p>
          </table:table-cell>
          <table:covered-table-cell/>
          <table:table-cell office:value-type="float" office:value="19848372" table:style-name="ce4">
            <text:p>19,848,372</text:p>
          </table:table-cell>
          <table:table-cell office:value-type="float" office:value="25205223" table:style-name="ce4">
            <text:p>25,205,223</text:p>
          </table:table-cell>
          <table:table-cell office:value-type="float" office:value="51270464" table:style-name="ce4">
            <text:p>51,270,46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萬豪酒店</text:p>
          </table:table-cell>
          <table:covered-table-cell table:number-columns-repeated="4"/>
          <table:table-cell office:value-type="string" office:string-value="台北萬豪酒店" table:formula="of:=SUBSTITUTE([.A25];&quot;*&quot;;&quot;&quot;)" table:style-name="ce3">
            <text:p>台北萬豪酒店</text:p>
          </table:table-cell>
          <table:table-cell office:value-type="string" table:style-name="ce3">
            <text:p>Taipei</text:p>
          </table:table-cell>
          <table:table-cell office:value-type="float" office:value="318" table:style-name="ce4">
            <text:p>318</text:p>
          </table:table-cell>
          <table:table-cell office:value-type="float" office:value="3768" table:number-columns-spanned="2" table:number-rows-spanned="1" table:style-name="ce7">
            <text:p>3,768</text:p>
          </table:table-cell>
          <table:covered-table-cell/>
          <table:table-cell office:value-type="percentage" office:value="0.38222763237979313" table:style-name="ce5">
            <text:p>38.22%</text:p>
          </table:table-cell>
          <table:table-cell office:value-type="float" office:value="4709.6069532908696" table:number-columns-spanned="2" table:number-rows-spanned="1" table:style-name="ce7">
            <text:p>4,710</text:p>
          </table:table-cell>
          <table:covered-table-cell/>
          <table:table-cell office:value-type="float" office:value="17745799" table:style-name="ce4">
            <text:p>17,745,799</text:p>
          </table:table-cell>
          <table:table-cell office:value-type="float" office:value="42754035" table:style-name="ce4">
            <text:p>42,754,035</text:p>
          </table:table-cell>
          <table:table-cell office:value-type="float" office:value="76830461" table:style-name="ce4">
            <text:p>76,830,46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美福大飯店</text:p>
          </table:table-cell>
          <table:covered-table-cell table:number-columns-repeated="4"/>
          <table:table-cell office:value-type="string" office:string-value="台北美福大飯店" table:formula="of:=SUBSTITUTE([.A26];&quot;*&quot;;&quot;&quot;)" table:style-name="ce3">
            <text:p>台北美福大飯店</text:p>
          </table:table-cell>
          <table:table-cell office:value-type="string" table:style-name="ce3">
            <text:p>Taipei</text:p>
          </table:table-cell>
          <table:table-cell office:value-type="float" office:value="146" table:style-name="ce4">
            <text:p>146</text:p>
          </table:table-cell>
          <table:table-cell office:value-type="float" office:value="1139" table:number-columns-spanned="2" table:number-rows-spanned="1" table:style-name="ce7">
            <text:p>1,139</text:p>
          </table:table-cell>
          <table:covered-table-cell/>
          <table:table-cell office:value-type="percentage" office:value="0.25165709235528061" table:style-name="ce5">
            <text:p>25.17%</text:p>
          </table:table-cell>
          <table:table-cell office:value-type="float" office:value="4690.5601404741001" table:number-columns-spanned="2" table:number-rows-spanned="1" table:style-name="ce7">
            <text:p>4,691</text:p>
          </table:table-cell>
          <table:covered-table-cell/>
          <table:table-cell office:value-type="float" office:value="5342548" table:style-name="ce4">
            <text:p>5,342,548</text:p>
          </table:table-cell>
          <table:table-cell office:value-type="float" office:value="49560295" table:style-name="ce4">
            <text:p>49,560,295</text:p>
          </table:table-cell>
          <table:table-cell office:value-type="float" office:value="59907386" table:style-name="ce4">
            <text:p>59,907,38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亞士都飯店</text:p>
          </table:table-cell>
          <table:covered-table-cell table:number-columns-repeated="4"/>
          <table:table-cell office:value-type="string" office:string-value="亞士都飯店" table:formula="of:=SUBSTITUTE([.A27];&quot;*&quot;;&quot;&quot;)" table:style-name="ce3">
            <text:p>亞士都飯店</text:p>
          </table:table-cell>
          <table:table-cell office:value-type="string" table:style-name="ce3">
            <text:p>Taipei</text:p>
          </table:table-cell>
          <table:table-cell office:value-type="float" office:value="40" table:style-name="ce4">
            <text:p>40</text:p>
          </table:table-cell>
          <table:table-cell office:value-type="float" office:value="129" table:number-columns-spanned="2" table:number-rows-spanned="1" table:style-name="ce7">
            <text:p>129</text:p>
          </table:table-cell>
          <table:covered-table-cell/>
          <table:table-cell office:value-type="percentage" office:value="0.1040322580645161" table:style-name="ce5">
            <text:p>10.40%</text:p>
          </table:table-cell>
          <table:table-cell office:value-type="float" office:value="2265.6899224806202" table:number-columns-spanned="2" table:number-rows-spanned="1" table:style-name="ce7">
            <text:p>2,266</text:p>
          </table:table-cell>
          <table:covered-table-cell/>
          <table:table-cell office:value-type="float" office:value="292274" table:style-name="ce4">
            <text:p>292,274</text:p>
          </table:table-cell>
          <table:table-cell office:value-type="float" office:value="0" table:style-name="ce4">
            <text:p>0</text:p>
          </table:table-cell>
          <table:table-cell office:value-type="float" office:value="292274" table:style-name="ce4">
            <text:p>292,27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天成大飯店</text:p>
          </table:table-cell>
          <table:covered-table-cell table:number-columns-repeated="4"/>
          <table:table-cell office:value-type="string" office:string-value="天成大飯店" table:formula="of:=SUBSTITUTE([.A28];&quot;*&quot;;&quot;&quot;)" table:style-name="ce3">
            <text:p>天成大飯店</text:p>
          </table:table-cell>
          <table:table-cell office:value-type="string" table:style-name="ce3">
            <text:p>Taipei</text:p>
          </table:table-cell>
          <table:table-cell office:value-type="float" office:value="225" table:style-name="ce4">
            <text:p>225</text:p>
          </table:table-cell>
          <table:table-cell office:value-type="float" office:value="1526" table:number-columns-spanned="2" table:number-rows-spanned="1" table:style-name="ce7">
            <text:p>1,526</text:p>
          </table:table-cell>
          <table:covered-table-cell/>
          <table:table-cell office:value-type="percentage" office:value="0.2187813620071685" table:style-name="ce5">
            <text:p>21.88%</text:p>
          </table:table-cell>
          <table:table-cell office:value-type="float" office:value="1772.447575360419" table:number-columns-spanned="2" table:number-rows-spanned="1" table:style-name="ce7">
            <text:p>1,772</text:p>
          </table:table-cell>
          <table:covered-table-cell/>
          <table:table-cell office:value-type="float" office:value="2704755" table:style-name="ce4">
            <text:p>2,704,755</text:p>
          </table:table-cell>
          <table:table-cell office:value-type="float" office:value="21199416" table:style-name="ce4">
            <text:p>21,199,416</text:p>
          </table:table-cell>
          <table:table-cell office:value-type="float" office:value="26109874" table:style-name="ce4">
            <text:p>26,109,87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六福客棧</text:p>
          </table:table-cell>
          <table:covered-table-cell table:number-columns-repeated="4"/>
          <table:table-cell office:value-type="string" office:string-value="六福客棧" table:formula="of:=SUBSTITUTE([.A29];&quot;*&quot;;&quot;&quot;)" table:style-name="ce3">
            <text:p>六福客棧</text:p>
          </table:table-cell>
          <table:table-cell office:value-type="string" table:style-name="ce3">
            <text:p>Taipei</text:p>
          </table:table-cell>
          <table:table-cell office:value-type="float" office:value="230" table:style-name="ce4">
            <text:p>230</text:p>
          </table:table-cell>
          <table:table-cell office:value-type="float" office:value="3460" table:number-columns-spanned="2" table:number-rows-spanned="1" table:style-name="ce7">
            <text:p>3,460</text:p>
          </table:table-cell>
          <table:covered-table-cell/>
          <table:table-cell office:value-type="percentage" office:value="0.48527349228611499" table:style-name="ce5">
            <text:p>48.53%</text:p>
          </table:table-cell>
          <table:table-cell office:value-type="float" office:value="1372.367052023121" table:number-columns-spanned="2" table:number-rows-spanned="1" table:style-name="ce7">
            <text:p>1,372</text:p>
          </table:table-cell>
          <table:covered-table-cell/>
          <table:table-cell office:value-type="float" office:value="4748390" table:style-name="ce4">
            <text:p>4,748,390</text:p>
          </table:table-cell>
          <table:table-cell office:value-type="float" office:value="0" table:style-name="ce4">
            <text:p>0</text:p>
          </table:table-cell>
          <table:table-cell office:value-type="float" office:value="5706441" table:style-name="ce4">
            <text:p>5,706,44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第一大飯店</text:p>
          </table:table-cell>
          <table:covered-table-cell table:number-columns-repeated="4"/>
          <table:table-cell office:value-type="string" office:string-value="第一大飯店" table:formula="of:=SUBSTITUTE([.A30];&quot;*&quot;;&quot;&quot;)" table:style-name="ce3">
            <text:p>第一大飯店</text:p>
          </table:table-cell>
          <table:table-cell office:value-type="string" table:style-name="ce3">
            <text:p>Taipei</text:p>
          </table:table-cell>
          <table:table-cell office:value-type="float" office:value="176" table:style-name="ce4">
            <text:p>176</text:p>
          </table:table-cell>
          <table:table-cell office:value-type="float" office:value="352" table:number-columns-spanned="2" table:number-rows-spanned="1" table:style-name="ce7">
            <text:p>352</text:p>
          </table:table-cell>
          <table:covered-table-cell/>
          <table:table-cell office:value-type="percentage" office:value="6.4516129032258063E-2" table:style-name="ce5">
            <text:p>6.45%</text:p>
          </table:table-cell>
          <table:table-cell office:value-type="float" office:value="1304.877840909091" table:number-columns-spanned="2" table:number-rows-spanned="1" table:style-name="ce7">
            <text:p>1,305</text:p>
          </table:table-cell>
          <table:covered-table-cell/>
          <table:table-cell office:value-type="float" office:value="459317" table:style-name="ce4">
            <text:p>459,317</text:p>
          </table:table-cell>
          <table:table-cell office:value-type="float" office:value="3453854" table:style-name="ce4">
            <text:p>3,453,854</text:p>
          </table:table-cell>
          <table:table-cell office:value-type="float" office:value="18553370" table:style-name="ce4">
            <text:p>18,553,3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慶泰大飯店</text:p>
          </table:table-cell>
          <table:covered-table-cell table:number-columns-repeated="4"/>
          <table:table-cell office:value-type="string" office:string-value="慶泰大飯店" table:formula="of:=SUBSTITUTE([.A31];&quot;*&quot;;&quot;&quot;)" table:style-name="ce3">
            <text:p>慶泰大飯店</text:p>
          </table:table-cell>
          <table:table-cell office:value-type="string" table:style-name="ce3">
            <text:p>Taipei</text:p>
          </table:table-cell>
          <table:table-cell office:value-type="float" office:value="150" table:style-name="ce4">
            <text:p>150</text:p>
          </table:table-cell>
          <table:table-cell office:value-type="float" office:value="0" table:number-columns-spanned="2" table:number-rows-spanned="1" table:style-name="ce7">
            <text:p>0</text:p>
          </table:table-cell>
          <table:covered-table-cell/>
          <table:table-cell office:value-type="percentage" office:value="0" table:style-name="ce5">
            <text:p>0.00%</text:p>
          </table:table-cell>
          <table:table-cell office:value-type="string" table:number-columns-spanned="2" table:number-rows-spanned="1" table:style-name="ce7">
            <text:p><text:s/></text:p>
          </table:table-cell>
          <table:covered-table-cell/>
          <table:table-cell office:value-type="float" office:value="0" table:style-name="ce4">
            <text:p>0</text:p>
          </table:table-cell>
          <table:table-cell office:value-type="float" office:value="829260" table:style-name="ce4">
            <text:p>829,260</text:p>
          </table:table-cell>
          <table:table-cell office:value-type="float" office:value="1071543" table:style-name="ce4">
            <text:p>1,071,54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歐華酒店</text:p>
          </table:table-cell>
          <table:covered-table-cell table:number-columns-repeated="4"/>
          <table:table-cell office:value-type="string" office:string-value="歐華酒店" table:formula="of:=SUBSTITUTE([.A32];&quot;*&quot;;&quot;&quot;)" table:style-name="ce3">
            <text:p>歐華酒店</text:p>
          </table:table-cell>
          <table:table-cell office:value-type="string" table:style-name="ce3">
            <text:p>Taipei</text:p>
          </table:table-cell>
          <table:table-cell office:value-type="float" office:value="112" table:style-name="ce4">
            <text:p>112</text:p>
          </table:table-cell>
          <table:table-cell office:value-type="float" office:value="318" table:number-columns-spanned="2" table:number-rows-spanned="1" table:style-name="ce7">
            <text:p>318</text:p>
          </table:table-cell>
          <table:covered-table-cell/>
          <table:table-cell office:value-type="percentage" office:value="9.158986175115208E-2" table:style-name="ce5">
            <text:p>9.16%</text:p>
          </table:table-cell>
          <table:table-cell office:value-type="float" office:value="2296.8459119496861" table:number-columns-spanned="2" table:number-rows-spanned="1" table:style-name="ce7">
            <text:p>2,297</text:p>
          </table:table-cell>
          <table:covered-table-cell/>
          <table:table-cell office:value-type="float" office:value="730397" table:style-name="ce4">
            <text:p>730,397</text:p>
          </table:table-cell>
          <table:table-cell office:value-type="float" office:value="4129545" table:style-name="ce4">
            <text:p>4,129,545</text:p>
          </table:table-cell>
          <table:table-cell office:value-type="float" office:value="5364608" table:style-name="ce4">
            <text:p>5,364,60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/>台北一館</text:p>
          </table:table-cell>
          <table:covered-table-cell table:number-columns-repeated="4"/>
          <table:table-cell office:value-type="string" office:string-value="福容大飯店  台北一館" table:formula="of:=SUBSTITUTE([.A33];&quot;*&quot;;&quot;&quot;)" table:style-name="ce3">
            <text:p>福容大飯店 <text:s/>台北一館</text:p>
          </table:table-cell>
          <table:table-cell office:value-type="string" table:style-name="ce3">
            <text:p>Taipei</text:p>
          </table:table-cell>
          <table:table-cell office:value-type="float" office:value="120" table:style-name="ce4">
            <text:p>120</text:p>
          </table:table-cell>
          <table:table-cell office:value-type="float" office:value="516" table:number-columns-spanned="2" table:number-rows-spanned="1" table:style-name="ce7">
            <text:p>516</text:p>
          </table:table-cell>
          <table:covered-table-cell/>
          <table:table-cell office:value-type="percentage" office:value="0.1387096774193548" table:style-name="ce5">
            <text:p>13.87%</text:p>
          </table:table-cell>
          <table:table-cell office:value-type="float" office:value="2608.00968992248" table:number-columns-spanned="2" table:number-rows-spanned="1" table:style-name="ce7">
            <text:p>2,608</text:p>
          </table:table-cell>
          <table:covered-table-cell/>
          <table:table-cell office:value-type="float" office:value="1345733" table:style-name="ce4">
            <text:p>1,345,733</text:p>
          </table:table-cell>
          <table:table-cell office:value-type="float" office:value="7053244" table:style-name="ce4">
            <text:p>7,053,244</text:p>
          </table:table-cell>
          <table:table-cell office:value-type="float" office:value="9217838" table:style-name="ce4">
            <text:p>9,217,83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首都大飯店</text:p>
          </table:table-cell>
          <table:covered-table-cell table:number-columns-repeated="4"/>
          <table:table-cell office:value-type="string" office:string-value="首都大飯店" table:formula="of:=SUBSTITUTE([.A34];&quot;*&quot;;&quot;&quot;)" table:style-name="ce3">
            <text:p>首都大飯店</text:p>
          </table:table-cell>
          <table:table-cell office:value-type="string" table:style-name="ce3">
            <text:p>Taipei</text:p>
          </table:table-cell>
          <table:table-cell office:value-type="float" office:value="129" table:style-name="ce4">
            <text:p>129</text:p>
          </table:table-cell>
          <table:table-cell office:value-type="float" office:value="601" table:number-columns-spanned="2" table:number-rows-spanned="1" table:style-name="ce7">
            <text:p>601</text:p>
          </table:table-cell>
          <table:covered-table-cell/>
          <table:table-cell office:value-type="percentage" office:value="0.1502875718929732" table:style-name="ce5">
            <text:p>15.03%</text:p>
          </table:table-cell>
          <table:table-cell office:value-type="float" office:value="2098.397670549085" table:number-columns-spanned="2" table:number-rows-spanned="1" table:style-name="ce7">
            <text:p>2,098</text:p>
          </table:table-cell>
          <table:covered-table-cell/>
          <table:table-cell office:value-type="float" office:value="1261137" table:style-name="ce4">
            <text:p>1,261,137</text:p>
          </table:table-cell>
          <table:table-cell office:value-type="float" office:value="1635530" table:style-name="ce4">
            <text:p>1,635,530</text:p>
          </table:table-cell>
          <table:table-cell office:value-type="float" office:value="3412231" table:style-name="ce4">
            <text:p>3,412,23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君品大酒店</text:p>
          </table:table-cell>
          <table:covered-table-cell table:number-columns-repeated="4"/>
          <table:table-cell office:value-type="string" office:string-value="台北君品大酒店" table:formula="of:=SUBSTITUTE([.A35];&quot;*&quot;;&quot;&quot;)" table:style-name="ce3">
            <text:p>台北君品大酒店</text:p>
          </table:table-cell>
          <table:table-cell office:value-type="string" table:style-name="ce3">
            <text:p>Taipei</text:p>
          </table:table-cell>
          <table:table-cell office:value-type="float" office:value="286" table:style-name="ce4">
            <text:p>286</text:p>
          </table:table-cell>
          <table:table-cell office:value-type="float" office:value="2013" table:number-columns-spanned="2" table:number-rows-spanned="1" table:style-name="ce7">
            <text:p>2,013</text:p>
          </table:table-cell>
          <table:covered-table-cell/>
          <table:table-cell office:value-type="percentage" office:value="0.22704714640198509" table:style-name="ce5">
            <text:p>22.70%</text:p>
          </table:table-cell>
          <table:table-cell office:value-type="float" office:value="2855.6159960258319" table:number-columns-spanned="2" table:number-rows-spanned="1" table:style-name="ce7">
            <text:p>2,856</text:p>
          </table:table-cell>
          <table:covered-table-cell/>
          <table:table-cell office:value-type="float" office:value="5748355" table:style-name="ce4">
            <text:p>5,748,355</text:p>
          </table:table-cell>
          <table:table-cell office:value-type="float" office:value="43448219" table:style-name="ce4">
            <text:p>43,448,219</text:p>
          </table:table-cell>
          <table:table-cell office:value-type="float" office:value="53031264" table:style-name="ce4">
            <text:p>53,031,26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花園大酒店</text:p>
          </table:table-cell>
          <table:covered-table-cell table:number-columns-repeated="4"/>
          <table:table-cell office:value-type="string" office:string-value="台北花園大酒店" table:formula="of:=SUBSTITUTE([.A36];&quot;*&quot;;&quot;&quot;)" table:style-name="ce3">
            <text:p>台北花園大酒店</text:p>
          </table:table-cell>
          <table:table-cell office:value-type="string" table:style-name="ce3">
            <text:p>Taipei</text:p>
          </table:table-cell>
          <table:table-cell office:value-type="float" office:value="241" table:style-name="ce4">
            <text:p>241</text:p>
          </table:table-cell>
          <table:table-cell office:value-type="float" office:value="2049" table:number-columns-spanned="2" table:number-rows-spanned="1" table:style-name="ce7">
            <text:p>2,049</text:p>
          </table:table-cell>
          <table:covered-table-cell/>
          <table:table-cell office:value-type="percentage" office:value="0.27426047383215102" table:style-name="ce5">
            <text:p>27.43%</text:p>
          </table:table-cell>
          <table:table-cell office:value-type="float" office:value="1524.102489019034" table:number-columns-spanned="2" table:number-rows-spanned="1" table:style-name="ce7">
            <text:p>1,524</text:p>
          </table:table-cell>
          <table:covered-table-cell/>
          <table:table-cell office:value-type="float" office:value="3122886" table:style-name="ce4">
            <text:p>3,122,886</text:p>
          </table:table-cell>
          <table:table-cell office:value-type="float" office:value="15121045" table:style-name="ce4">
            <text:p>15,121,045</text:p>
          </table:table-cell>
          <table:table-cell office:value-type="float" office:value="20177760" table:style-name="ce4">
            <text:p>20,177,76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日勝生加賀屋國際溫泉飯店</text:p>
          </table:table-cell>
          <table:covered-table-cell table:number-columns-repeated="4"/>
          <table:table-cell office:value-type="string" office:string-value="日勝生加賀屋國際溫泉飯店" table:formula="of:=SUBSTITUTE([.A37];&quot;*&quot;;&quot;&quot;)" table:style-name="ce3">
            <text:p>日勝生加賀屋國際溫泉飯店</text:p>
          </table:table-cell>
          <table:table-cell office:value-type="string" table:style-name="ce3">
            <text:p>Taipei</text:p>
          </table:table-cell>
          <table:table-cell office:value-type="float" office:value="90" table:style-name="ce4">
            <text:p>90</text:p>
          </table:table-cell>
          <table:table-cell office:value-type="float" office:value="1394" table:number-columns-spanned="2" table:number-rows-spanned="1" table:style-name="ce7">
            <text:p>1,394</text:p>
          </table:table-cell>
          <table:covered-table-cell/>
          <table:table-cell office:value-type="percentage" office:value="0.49964157706093187" table:style-name="ce5">
            <text:p>49.96%</text:p>
          </table:table-cell>
          <table:table-cell office:value-type="float" office:value="5419.7977044476329" table:number-columns-spanned="2" table:number-rows-spanned="1" table:style-name="ce7">
            <text:p>5,420</text:p>
          </table:table-cell>
          <table:covered-table-cell/>
          <table:table-cell office:value-type="float" office:value="7555198" table:style-name="ce4">
            <text:p>7,555,198</text:p>
          </table:table-cell>
          <table:table-cell office:value-type="float" office:value="6894898" table:style-name="ce4">
            <text:p>6,894,898</text:p>
          </table:table-cell>
          <table:table-cell office:value-type="float" office:value="16975696" table:style-name="ce4">
            <text:p>16,975,69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麗禧溫泉酒店</text:p>
          </table:table-cell>
          <table:covered-table-cell table:number-columns-repeated="4"/>
          <table:table-cell office:value-type="string" office:string-value="北投麗禧溫泉酒店" table:formula="of:=SUBSTITUTE([.A38];&quot;*&quot;;&quot;&quot;)" table:style-name="ce3">
            <text:p>北投麗禧溫泉酒店</text:p>
          </table:table-cell>
          <table:table-cell office:value-type="string" table:style-name="ce3">
            <text:p>Taipei</text:p>
          </table:table-cell>
          <table:table-cell office:value-type="float" office:value="66" table:style-name="ce4">
            <text:p>66</text:p>
          </table:table-cell>
          <table:table-cell office:value-type="float" office:value="637" table:number-columns-spanned="2" table:number-rows-spanned="1" table:style-name="ce7">
            <text:p>637</text:p>
          </table:table-cell>
          <table:covered-table-cell/>
          <table:table-cell office:value-type="percentage" office:value="0.31133919843597258" table:style-name="ce5">
            <text:p>31.13%</text:p>
          </table:table-cell>
          <table:table-cell office:value-type="float" office:value="13064.35949764521" table:number-columns-spanned="2" table:number-rows-spanned="1" table:style-name="ce7">
            <text:p>13,064</text:p>
          </table:table-cell>
          <table:covered-table-cell/>
          <table:table-cell office:value-type="float" office:value="8321997" table:style-name="ce4">
            <text:p>8,321,997</text:p>
          </table:table-cell>
          <table:table-cell office:value-type="float" office:value="4059273" table:style-name="ce4">
            <text:p>4,059,273</text:p>
          </table:table-cell>
          <table:table-cell office:value-type="float" office:value="15991054" table:style-name="ce4">
            <text:p>15,991,05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寒舍艾麗酒店</text:p>
          </table:table-cell>
          <table:covered-table-cell table:number-columns-repeated="4"/>
          <table:table-cell office:value-type="string" office:string-value="寒舍艾麗酒店" table:formula="of:=SUBSTITUTE([.A39];&quot;*&quot;;&quot;&quot;)" table:style-name="ce3">
            <text:p>寒舍艾麗酒店</text:p>
          </table:table-cell>
          <table:table-cell office:value-type="string" table:style-name="ce3">
            <text:p>Taipei</text:p>
          </table:table-cell>
          <table:table-cell office:value-type="float" office:value="235" table:style-name="ce4">
            <text:p>235</text:p>
          </table:table-cell>
          <table:table-cell office:value-type="float" office:value="4412" table:number-columns-spanned="2" table:number-rows-spanned="1" table:style-name="ce7">
            <text:p>4,412</text:p>
          </table:table-cell>
          <table:covered-table-cell/>
          <table:table-cell office:value-type="percentage" office:value="0.60562800274536721" table:style-name="ce5">
            <text:p>60.56%</text:p>
          </table:table-cell>
          <table:table-cell office:value-type="float" office:value="3378.8102901178599" table:number-columns-spanned="2" table:number-rows-spanned="1" table:style-name="ce7">
            <text:p>3,379</text:p>
          </table:table-cell>
          <table:covered-table-cell/>
          <table:table-cell office:value-type="float" office:value="14907311" table:style-name="ce4">
            <text:p>14,907,311</text:p>
          </table:table-cell>
          <table:table-cell office:value-type="float" office:value="10469779" table:style-name="ce4">
            <text:p>10,469,779</text:p>
          </table:table-cell>
          <table:table-cell office:value-type="float" office:value="28307881" table:style-name="ce4">
            <text:p>28,307,88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老爺酒店</text:p>
          </table:table-cell>
          <table:covered-table-cell table:number-columns-repeated="4"/>
          <table:table-cell office:value-type="string" office:string-value="北投老爺酒店" table:formula="of:=SUBSTITUTE([.A40];&quot;*&quot;;&quot;&quot;)" table:style-name="ce3">
            <text:p>北投老爺酒店</text:p>
          </table:table-cell>
          <table:table-cell office:value-type="string" table:style-name="ce3">
            <text:p>Taipei</text:p>
          </table:table-cell>
          <table:table-cell office:value-type="float" office:value="50" table:style-name="ce4">
            <text:p>50</text:p>
          </table:table-cell>
          <table:table-cell office:value-type="float" office:value="870" table:number-columns-spanned="2" table:number-rows-spanned="1" table:style-name="ce7">
            <text:p>870</text:p>
          </table:table-cell>
          <table:covered-table-cell/>
          <table:table-cell office:value-type="percentage" office:value="0.56129032258064515" table:style-name="ce5">
            <text:p>56.13%</text:p>
          </table:table-cell>
          <table:table-cell office:value-type="float" office:value="3622.3149425287361" table:number-columns-spanned="2" table:number-rows-spanned="1" table:style-name="ce7">
            <text:p>3,622</text:p>
          </table:table-cell>
          <table:covered-table-cell/>
          <table:table-cell office:value-type="float" office:value="3151414" table:style-name="ce4">
            <text:p>3,151,414</text:p>
          </table:table-cell>
          <table:table-cell office:value-type="float" office:value="3187159" table:style-name="ce4">
            <text:p>3,187,159</text:p>
          </table:table-cell>
          <table:table-cell office:value-type="float" office:value="7568296" table:style-name="ce4">
            <text:p>7,568,29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有園飯店</text:p>
          </table:table-cell>
          <table:covered-table-cell table:number-columns-repeated="4"/>
          <table:table-cell office:value-type="string" office:string-value="台北有園飯店" table:formula="of:=SUBSTITUTE([.A41];&quot;*&quot;;&quot;&quot;)" table:style-name="ce3">
            <text:p>台北有園飯店</text:p>
          </table:table-cell>
          <table:table-cell office:value-type="string" table:style-name="ce3">
            <text:p>Taipei</text:p>
          </table:table-cell>
          <table:table-cell office:value-type="float" office:value="56" table:style-name="ce4">
            <text:p>56</text:p>
          </table:table-cell>
          <table:table-cell office:value-type="float" office:value="510" table:number-columns-spanned="2" table:number-rows-spanned="1" table:style-name="ce7">
            <text:p>510</text:p>
          </table:table-cell>
          <table:covered-table-cell/>
          <table:table-cell office:value-type="percentage" office:value="0.29377880184331789" table:style-name="ce5">
            <text:p>29.38%</text:p>
          </table:table-cell>
          <table:table-cell office:value-type="float" office:value="2307.201960784314" table:number-columns-spanned="2" table:number-rows-spanned="1" table:style-name="ce7">
            <text:p>2,307</text:p>
          </table:table-cell>
          <table:covered-table-cell/>
          <table:table-cell office:value-type="float" office:value="1176673" table:style-name="ce4">
            <text:p>1,176,673</text:p>
          </table:table-cell>
          <table:table-cell office:value-type="float" office:value="0" table:style-name="ce4">
            <text:p>0</text:p>
          </table:table-cell>
          <table:table-cell office:value-type="float" office:value="1734067" table:style-name="ce4">
            <text:p>1,734,06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合尊酒店</text:p>
          </table:table-cell>
          <table:covered-table-cell table:number-columns-repeated="4"/>
          <table:table-cell office:value-type="string" office:string-value="合尊酒店" table:formula="of:=SUBSTITUTE([.A42];&quot;*&quot;;&quot;&quot;)" table:style-name="ce3">
            <text:p>合尊酒店</text:p>
          </table:table-cell>
          <table:table-cell office:value-type="string" table:style-name="ce3">
            <text:p>Taipei</text:p>
          </table:table-cell>
          <table:table-cell office:value-type="float" office:value="101" table:style-name="ce4">
            <text:p>101</text:p>
          </table:table-cell>
          <table:table-cell office:value-type="float" office:value="2001" table:number-columns-spanned="2" table:number-rows-spanned="1" table:style-name="ce7">
            <text:p>2,001</text:p>
          </table:table-cell>
          <table:covered-table-cell/>
          <table:table-cell office:value-type="percentage" office:value="0.63909294155221974" table:style-name="ce5">
            <text:p>63.91%</text:p>
          </table:table-cell>
          <table:table-cell office:value-type="float" office:value="3056.0919540229879" table:number-columns-spanned="2" table:number-rows-spanned="1" table:style-name="ce7">
            <text:p>3,056</text:p>
          </table:table-cell>
          <table:covered-table-cell/>
          <table:table-cell office:value-type="float" office:value="6115240" table:style-name="ce4">
            <text:p>6,115,240</text:p>
          </table:table-cell>
          <table:table-cell office:value-type="float" office:value="2765217" table:style-name="ce4">
            <text:p>2,765,217</text:p>
          </table:table-cell>
          <table:table-cell office:value-type="float" office:value="9800456" table:style-name="ce4">
            <text:p>9,800,45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中山雅樂軒酒店</text:p>
          </table:table-cell>
          <table:covered-table-cell table:number-columns-repeated="4"/>
          <table:table-cell office:value-type="string" office:string-value="台北中山雅樂軒酒店" table:formula="of:=SUBSTITUTE([.A43];&quot;*&quot;;&quot;&quot;)" table:style-name="ce3">
            <text:p>台北中山雅樂軒酒店</text:p>
          </table:table-cell>
          <table:table-cell office:value-type="string" table:style-name="ce3">
            <text:p>Taipei</text:p>
          </table:table-cell>
          <table:table-cell office:value-type="float" office:value="88" table:style-name="ce4">
            <text:p>88</text:p>
          </table:table-cell>
          <table:table-cell office:value-type="float" office:value="1380" table:number-columns-spanned="2" table:number-rows-spanned="1" table:style-name="ce7">
            <text:p>1,380</text:p>
          </table:table-cell>
          <table:covered-table-cell/>
          <table:table-cell office:value-type="percentage" office:value="0.50586510263929618" table:style-name="ce5">
            <text:p>50.59%</text:p>
          </table:table-cell>
          <table:table-cell office:value-type="float" office:value="1886.8739130434781" table:number-columns-spanned="2" table:number-rows-spanned="1" table:style-name="ce7">
            <text:p>1,887</text:p>
          </table:table-cell>
          <table:covered-table-cell/>
          <table:table-cell office:value-type="float" office:value="2603886" table:style-name="ce4">
            <text:p>2,603,886</text:p>
          </table:table-cell>
          <table:table-cell office:value-type="float" office:value="779386" table:style-name="ce4">
            <text:p>779,386</text:p>
          </table:table-cell>
          <table:table-cell office:value-type="float" office:value="3727090" table:style-name="ce4">
            <text:p>3,727,09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義華酒店</text:p>
          </table:table-cell>
          <table:covered-table-cell table:number-columns-repeated="4"/>
          <table:table-cell office:value-type="string" office:string-value="義華酒店" table:formula="of:=SUBSTITUTE([.A44];&quot;*&quot;;&quot;&quot;)" table:style-name="ce3">
            <text:p>義華酒店</text:p>
          </table:table-cell>
          <table:table-cell office:value-type="string" table:style-name="ce3">
            <text:p>Taipei</text:p>
          </table:table-cell>
          <table:table-cell office:value-type="float" office:value="149" table:style-name="ce4">
            <text:p>149</text:p>
          </table:table-cell>
          <table:table-cell office:value-type="float" office:value="803" table:number-columns-spanned="2" table:number-rows-spanned="1" table:style-name="ce7">
            <text:p>803</text:p>
          </table:table-cell>
          <table:covered-table-cell/>
          <table:table-cell office:value-type="percentage" office:value="0.17384715306343371" table:style-name="ce5">
            <text:p>17.38%</text:p>
          </table:table-cell>
          <table:table-cell office:value-type="float" office:value="2785" table:number-columns-spanned="2" table:number-rows-spanned="1" table:style-name="ce7">
            <text:p>2,785</text:p>
          </table:table-cell>
          <table:covered-table-cell/>
          <table:table-cell office:value-type="float" office:value="2236355" table:style-name="ce4">
            <text:p>2,236,355</text:p>
          </table:table-cell>
          <table:table-cell office:value-type="float" office:value="133588" table:style-name="ce4">
            <text:p>133,588</text:p>
          </table:table-cell>
          <table:table-cell office:value-type="float" office:value="2550172" table:style-name="ce4">
            <text:p>2,550,17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園大飯店</text:p>
          </table:table-cell>
          <table:covered-table-cell table:number-columns-repeated="4"/>
          <table:table-cell office:value-type="string" office:string-value="華園大飯店" table:formula="of:=SUBSTITUTE([.A45];&quot;*&quot;;&quot;&quot;)" table:style-name="ce3">
            <text:p>華園大飯店</text:p>
          </table:table-cell>
          <table:table-cell office:value-type="string" table:style-name="ce3">
            <text:p>Kaohsiung</text:p>
          </table:table-cell>
          <table:table-cell office:value-type="float" office:value="269" table:style-name="ce4">
            <text:p>269</text:p>
          </table:table-cell>
          <table:table-cell office:value-type="float" office:value="3894" table:number-columns-spanned="2" table:number-rows-spanned="1" table:style-name="ce7">
            <text:p>3,894</text:p>
          </table:table-cell>
          <table:covered-table-cell/>
          <table:table-cell office:value-type="percentage" office:value="0.46696246552344411" table:style-name="ce5">
            <text:p>46.70%</text:p>
          </table:table-cell>
          <table:table-cell office:value-type="float" office:value="1600.4291217257321" table:number-columns-spanned="2" table:number-rows-spanned="1" table:style-name="ce7">
            <text:p>1,600</text:p>
          </table:table-cell>
          <table:covered-table-cell/>
          <table:table-cell office:value-type="float" office:value="6232071" table:style-name="ce4">
            <text:p>6,232,071</text:p>
          </table:table-cell>
          <table:table-cell office:value-type="float" office:value="2670341" table:style-name="ce4">
            <text:p>2,670,341</text:p>
          </table:table-cell>
          <table:table-cell office:value-type="float" office:value="9393913" table:style-name="ce4">
            <text:p>9,393,91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國賓大飯店</text:p>
          </table:table-cell>
          <table:covered-table-cell table:number-columns-repeated="4"/>
          <table:table-cell office:value-type="string" office:string-value="高雄國賓大飯店" table:formula="of:=SUBSTITUTE([.A46];&quot;*&quot;;&quot;&quot;)" table:style-name="ce3">
            <text:p>高雄國賓大飯店</text:p>
          </table:table-cell>
          <table:table-cell office:value-type="string" table:style-name="ce3">
            <text:p>Kaohsiung</text:p>
          </table:table-cell>
          <table:table-cell office:value-type="float" office:value="453" table:style-name="ce4">
            <text:p>453</text:p>
          </table:table-cell>
          <table:table-cell office:value-type="float" office:value="8253" table:number-columns-spanned="2" table:number-rows-spanned="1" table:style-name="ce7">
            <text:p>8,253</text:p>
          </table:table-cell>
          <table:covered-table-cell/>
          <table:table-cell office:value-type="percentage" office:value="0.58769493697927788" table:style-name="ce5">
            <text:p>58.77%</text:p>
          </table:table-cell>
          <table:table-cell office:value-type="float" office:value="2259.6749060947541" table:number-columns-spanned="2" table:number-rows-spanned="1" table:style-name="ce7">
            <text:p>2,260</text:p>
          </table:table-cell>
          <table:covered-table-cell/>
          <table:table-cell office:value-type="float" office:value="18649097" table:style-name="ce4">
            <text:p>18,649,097</text:p>
          </table:table-cell>
          <table:table-cell office:value-type="float" office:value="29722975" table:style-name="ce4">
            <text:p>29,722,975</text:p>
          </table:table-cell>
          <table:table-cell office:value-type="float" office:value="49696451" table:style-name="ce4">
            <text:p>49,696,45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漢來大飯店</text:p>
          </table:table-cell>
          <table:covered-table-cell table:number-columns-repeated="4"/>
          <table:table-cell office:value-type="string" office:string-value="漢來大飯店" table:formula="of:=SUBSTITUTE([.A47];&quot;*&quot;;&quot;&quot;)" table:style-name="ce3">
            <text:p>漢來大飯店</text:p>
          </table:table-cell>
          <table:table-cell office:value-type="string" table:style-name="ce3">
            <text:p>Kaohsiung</text:p>
          </table:table-cell>
          <table:table-cell office:value-type="float" office:value="535" table:style-name="ce4">
            <text:p>535</text:p>
          </table:table-cell>
          <table:table-cell office:value-type="float" office:value="8594" table:number-columns-spanned="2" table:number-rows-spanned="1" table:style-name="ce7">
            <text:p>8,594</text:p>
          </table:table-cell>
          <table:covered-table-cell/>
          <table:table-cell office:value-type="percentage" office:value="0.51817907747965031" table:style-name="ce5">
            <text:p>51.82%</text:p>
          </table:table-cell>
          <table:table-cell office:value-type="float" office:value="2861.194903420992" table:number-columns-spanned="2" table:number-rows-spanned="1" table:style-name="ce7">
            <text:p>2,861</text:p>
          </table:table-cell>
          <table:covered-table-cell/>
          <table:table-cell office:value-type="float" office:value="24589109" table:style-name="ce4">
            <text:p>24,589,109</text:p>
          </table:table-cell>
          <table:table-cell office:value-type="float" office:value="64558153" table:style-name="ce4">
            <text:p>64,558,153</text:p>
          </table:table-cell>
          <table:table-cell office:value-type="float" office:value="105680219" table:style-name="ce4">
            <text:p>105,680,21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福華大飯店</text:p>
          </table:table-cell>
          <table:covered-table-cell table:number-columns-repeated="4"/>
          <table:table-cell office:value-type="string" office:string-value="高雄福華大飯店" table:formula="of:=SUBSTITUTE([.A48];&quot;*&quot;;&quot;&quot;)" table:style-name="ce3">
            <text:p>高雄福華大飯店</text:p>
          </table:table-cell>
          <table:table-cell office:value-type="string" table:style-name="ce3">
            <text:p>Kaohsiung</text:p>
          </table:table-cell>
          <table:table-cell office:value-type="float" office:value="271" table:style-name="ce4">
            <text:p>271</text:p>
          </table:table-cell>
          <table:table-cell office:value-type="float" office:value="4636" table:number-columns-spanned="2" table:number-rows-spanned="1" table:style-name="ce7">
            <text:p>4,636</text:p>
          </table:table-cell>
          <table:covered-table-cell/>
          <table:table-cell office:value-type="percentage" office:value="0.55183906677776451" table:style-name="ce5">
            <text:p>55.18%</text:p>
          </table:table-cell>
          <table:table-cell office:value-type="float" office:value="2279.3127696289912" table:number-columns-spanned="2" table:number-rows-spanned="1" table:style-name="ce7">
            <text:p>2,279</text:p>
          </table:table-cell>
          <table:covered-table-cell/>
          <table:table-cell office:value-type="float" office:value="10566894" table:style-name="ce4">
            <text:p>10,566,894</text:p>
          </table:table-cell>
          <table:table-cell office:value-type="float" office:value="16737021" table:style-name="ce4">
            <text:p>16,737,021</text:p>
          </table:table-cell>
          <table:table-cell office:value-type="float" office:value="30442497" table:style-name="ce4">
            <text:p>30,442,49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寒軒國際大飯店</text:p>
          </table:table-cell>
          <table:covered-table-cell table:number-columns-repeated="4"/>
          <table:table-cell office:value-type="string" office:string-value="寒軒國際大飯店" table:formula="of:=SUBSTITUTE([.A49];&quot;*&quot;;&quot;&quot;)" table:style-name="ce3">
            <text:p>寒軒國際大飯店</text:p>
          </table:table-cell>
          <table:table-cell office:value-type="string" table:style-name="ce3">
            <text:p>Kaohsiung</text:p>
          </table:table-cell>
          <table:table-cell office:value-type="float" office:value="380" table:style-name="ce4">
            <text:p>380</text:p>
          </table:table-cell>
          <table:table-cell office:value-type="float" office:value="4358" table:number-columns-spanned="2" table:number-rows-spanned="1" table:style-name="ce7">
            <text:p>4,358</text:p>
          </table:table-cell>
          <table:covered-table-cell/>
          <table:table-cell office:value-type="percentage" office:value="0.36994906621392187" table:style-name="ce5">
            <text:p>36.99%</text:p>
          </table:table-cell>
          <table:table-cell office:value-type="float" office:value="1898.6512161541989" table:number-columns-spanned="2" table:number-rows-spanned="1" table:style-name="ce7">
            <text:p>1,899</text:p>
          </table:table-cell>
          <table:covered-table-cell/>
          <table:table-cell office:value-type="float" office:value="8274322" table:style-name="ce4">
            <text:p>8,274,322</text:p>
          </table:table-cell>
          <table:table-cell office:value-type="float" office:value="9864610" table:style-name="ce4">
            <text:p>9,864,610</text:p>
          </table:table-cell>
          <table:table-cell office:value-type="float" office:value="19044214" table:style-name="ce4">
            <text:p>19,044,21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麗尊大酒店</text:p>
          </table:table-cell>
          <table:covered-table-cell table:number-columns-repeated="4"/>
          <table:table-cell office:value-type="string" office:string-value="麗尊大酒店" table:formula="of:=SUBSTITUTE([.A50];&quot;*&quot;;&quot;&quot;)" table:style-name="ce3">
            <text:p>麗尊大酒店</text:p>
          </table:table-cell>
          <table:table-cell office:value-type="string" table:style-name="ce3">
            <text:p>Kaohsiung</text:p>
          </table:table-cell>
          <table:table-cell office:value-type="float" office:value="188" table:style-name="ce4">
            <text:p>188</text:p>
          </table:table-cell>
          <table:table-cell office:value-type="float" office:value="1836" table:number-columns-spanned="2" table:number-rows-spanned="1" table:style-name="ce7">
            <text:p>1,836</text:p>
          </table:table-cell>
          <table:covered-table-cell/>
          <table:table-cell office:value-type="percentage" office:value="0.31503088538091972" table:style-name="ce5">
            <text:p>31.50%</text:p>
          </table:table-cell>
          <table:table-cell office:value-type="float" office:value="2379.7668845315902" table:number-columns-spanned="2" table:number-rows-spanned="1" table:style-name="ce7">
            <text:p>2,380</text:p>
          </table:table-cell>
          <table:covered-table-cell/>
          <table:table-cell office:value-type="float" office:value="4369252" table:style-name="ce4">
            <text:p>4,369,252</text:p>
          </table:table-cell>
          <table:table-cell office:value-type="float" office:value="8923874" table:style-name="ce4">
            <text:p>8,923,874</text:p>
          </table:table-cell>
          <table:table-cell office:value-type="float" office:value="13974972" table:style-name="ce4">
            <text:p>13,974,97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義大皇家酒店</text:p>
          </table:table-cell>
          <table:covered-table-cell table:number-columns-repeated="4"/>
          <table:table-cell office:value-type="string" office:string-value="義大皇家酒店" table:formula="of:=SUBSTITUTE([.A51];&quot;*&quot;;&quot;&quot;)" table:style-name="ce3">
            <text:p>義大皇家酒店</text:p>
          </table:table-cell>
          <table:table-cell office:value-type="string" table:style-name="ce3">
            <text:p>Kaohsiung</text:p>
          </table:table-cell>
          <table:table-cell office:value-type="float" office:value="656" table:style-name="ce4">
            <text:p>656</text:p>
          </table:table-cell>
          <table:table-cell office:value-type="float" office:value="13005" table:number-columns-spanned="2" table:number-rows-spanned="1" table:style-name="ce7">
            <text:p>13,005</text:p>
          </table:table-cell>
          <table:covered-table-cell/>
          <table:table-cell office:value-type="percentage" office:value="0.63950629425649097" table:style-name="ce5">
            <text:p>63.95%</text:p>
          </table:table-cell>
          <table:table-cell office:value-type="float" office:value="3053.7491733948482" table:number-columns-spanned="2" table:number-rows-spanned="1" table:style-name="ce7">
            <text:p>3,054</text:p>
          </table:table-cell>
          <table:covered-table-cell/>
          <table:table-cell office:value-type="float" office:value="39714008" table:style-name="ce4">
            <text:p>39,714,008</text:p>
          </table:table-cell>
          <table:table-cell office:value-type="float" office:value="23656449" table:style-name="ce4">
            <text:p>23,656,449</text:p>
          </table:table-cell>
          <table:table-cell office:value-type="float" office:value="67557555" table:style-name="ce4">
            <text:p>67,557,55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高雄</text:p>
          </table:table-cell>
          <table:covered-table-cell table:number-columns-repeated="4"/>
          <table:table-cell office:value-type="string" office:string-value="福容大飯店 高雄" table:formula="of:=SUBSTITUTE([.A52];&quot;*&quot;;&quot;&quot;)" table:style-name="ce3">
            <text:p>福容大飯店 高雄</text:p>
          </table:table-cell>
          <table:table-cell office:value-type="string" table:style-name="ce3">
            <text:p>Kaohsiung</text:p>
          </table:table-cell>
          <table:table-cell office:value-type="float" office:value="250" table:style-name="ce4">
            <text:p>250</text:p>
          </table:table-cell>
          <table:table-cell office:value-type="float" office:value="4032" table:number-columns-spanned="2" table:number-rows-spanned="1" table:style-name="ce7">
            <text:p>4,032</text:p>
          </table:table-cell>
          <table:covered-table-cell/>
          <table:table-cell office:value-type="percentage" office:value="0.52025806451612899" table:style-name="ce5">
            <text:p>52.03%</text:p>
          </table:table-cell>
          <table:table-cell office:value-type="float" office:value="2218.9074900793648" table:number-columns-spanned="2" table:number-rows-spanned="1" table:style-name="ce7">
            <text:p>2,219</text:p>
          </table:table-cell>
          <table:covered-table-cell/>
          <table:table-cell office:value-type="float" office:value="8946635" table:style-name="ce4">
            <text:p>8,946,635</text:p>
          </table:table-cell>
          <table:table-cell office:value-type="float" office:value="2948532" table:style-name="ce4">
            <text:p>2,948,532</text:p>
          </table:table-cell>
          <table:table-cell office:value-type="float" office:value="11917303" table:style-name="ce4">
            <text:p>11,917,30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晶英國際行館</text:p>
          </table:table-cell>
          <table:covered-table-cell table:number-columns-repeated="4"/>
          <table:table-cell office:value-type="string" office:string-value="晶英國際行館" table:formula="of:=SUBSTITUTE([.A53];&quot;*&quot;;&quot;&quot;)" table:style-name="ce3">
            <text:p>晶英國際行館</text:p>
          </table:table-cell>
          <table:table-cell office:value-type="string" table:style-name="ce3">
            <text:p>Kaohsiung</text:p>
          </table:table-cell>
          <table:table-cell office:value-type="float" office:value="147" table:style-name="ce4">
            <text:p>147</text:p>
          </table:table-cell>
          <table:table-cell office:value-type="float" office:value="1417" table:number-columns-spanned="2" table:number-rows-spanned="1" table:style-name="ce7">
            <text:p>1,417</text:p>
          </table:table-cell>
          <table:covered-table-cell/>
          <table:table-cell office:value-type="percentage" office:value="0.31095018652622342" table:style-name="ce5">
            <text:p>31.10%</text:p>
          </table:table-cell>
          <table:table-cell office:value-type="float" office:value="7322.7318278052226" table:number-columns-spanned="2" table:number-rows-spanned="1" table:style-name="ce7">
            <text:p>7,323</text:p>
          </table:table-cell>
          <table:covered-table-cell/>
          <table:table-cell office:value-type="float" office:value="10376311" table:style-name="ce4">
            <text:p>10,376,311</text:p>
          </table:table-cell>
          <table:table-cell office:value-type="float" office:value="14404688" table:style-name="ce4">
            <text:p>14,404,688</text:p>
          </table:table-cell>
          <table:table-cell office:value-type="float" office:value="27432786" table:style-name="ce4">
            <text:p>27,432,78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全國大飯店</text:p>
          </table:table-cell>
          <table:covered-table-cell table:number-columns-repeated="4"/>
          <table:table-cell office:value-type="string" office:string-value="全國大飯店" table:formula="of:=SUBSTITUTE([.A54];&quot;*&quot;;&quot;&quot;)" table:style-name="ce3">
            <text:p>全國大飯店</text:p>
          </table:table-cell>
          <table:table-cell office:value-type="string" table:style-name="ce3">
            <text:p>Taichung</text:p>
          </table:table-cell>
          <table:table-cell office:value-type="float" office:value="178" table:style-name="ce4">
            <text:p>178</text:p>
          </table:table-cell>
          <table:table-cell office:value-type="float" office:value="2341" table:number-columns-spanned="2" table:number-rows-spanned="1" table:style-name="ce7">
            <text:p>2,341</text:p>
          </table:table-cell>
          <table:covered-table-cell/>
          <table:table-cell office:value-type="percentage" office:value="0.42424791591156208" table:style-name="ce5">
            <text:p>42.42%</text:p>
          </table:table-cell>
          <table:table-cell office:value-type="float" office:value="2135.4395557454081" table:number-columns-spanned="2" table:number-rows-spanned="1" table:style-name="ce7">
            <text:p>2,135</text:p>
          </table:table-cell>
          <table:covered-table-cell/>
          <table:table-cell office:value-type="float" office:value="4999064" table:style-name="ce4">
            <text:p>4,999,064</text:p>
          </table:table-cell>
          <table:table-cell office:value-type="float" office:value="8037670" table:style-name="ce4">
            <text:p>8,037,670</text:p>
          </table:table-cell>
          <table:table-cell office:value-type="float" office:value="16528143" table:style-name="ce4">
            <text:p>16,528,14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桂冠酒店(台中)</text:p>
          </table:table-cell>
          <table:covered-table-cell table:number-columns-repeated="4"/>
          <table:table-cell office:value-type="string" office:string-value="長榮桂冠酒店(台中)" table:formula="of:=SUBSTITUTE([.A55];&quot;*&quot;;&quot;&quot;)" table:style-name="ce3">
            <text:p>長榮桂冠酒店(台中)</text:p>
          </table:table-cell>
          <table:table-cell office:value-type="string" table:style-name="ce3">
            <text:p>Taichung</text:p>
          </table:table-cell>
          <table:table-cell office:value-type="float" office:value="354" table:style-name="ce4">
            <text:p>354</text:p>
          </table:table-cell>
          <table:table-cell office:value-type="float" office:value="8294" table:number-columns-spanned="2" table:number-rows-spanned="1" table:style-name="ce7">
            <text:p>8,294</text:p>
          </table:table-cell>
          <table:covered-table-cell/>
          <table:table-cell office:value-type="percentage" office:value="0.75578640422817567" table:style-name="ce5">
            <text:p>75.58%</text:p>
          </table:table-cell>
          <table:table-cell office:value-type="float" office:value="2044.0127803231251" table:number-columns-spanned="2" table:number-rows-spanned="1" table:style-name="ce7">
            <text:p>2,044</text:p>
          </table:table-cell>
          <table:covered-table-cell/>
          <table:table-cell office:value-type="float" office:value="16953042" table:style-name="ce4">
            <text:p>16,953,042</text:p>
          </table:table-cell>
          <table:table-cell office:value-type="float" office:value="20075137" table:style-name="ce4">
            <text:p>20,075,137</text:p>
          </table:table-cell>
          <table:table-cell office:value-type="float" office:value="41696220" table:style-name="ce4">
            <text:p>41,696,22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福華大飯店</text:p>
          </table:table-cell>
          <table:covered-table-cell table:number-columns-repeated="4"/>
          <table:table-cell office:value-type="string" office:string-value="台中福華大飯店" table:formula="of:=SUBSTITUTE([.A56];&quot;*&quot;;&quot;&quot;)" table:style-name="ce3">
            <text:p>台中福華大飯店</text:p>
          </table:table-cell>
          <table:table-cell office:value-type="string" table:style-name="ce3">
            <text:p>Taichung</text:p>
          </table:table-cell>
          <table:table-cell office:value-type="float" office:value="155" table:style-name="ce4">
            <text:p>155</text:p>
          </table:table-cell>
          <table:table-cell office:value-type="float" office:value="3468" table:number-columns-spanned="2" table:number-rows-spanned="1" table:style-name="ce7">
            <text:p>3,468</text:p>
          </table:table-cell>
          <table:covered-table-cell/>
          <table:table-cell office:value-type="percentage" office:value="0.72174817898022892" table:style-name="ce5">
            <text:p>72.17%</text:p>
          </table:table-cell>
          <table:table-cell office:value-type="float" office:value="2558.078143021914" table:number-columns-spanned="2" table:number-rows-spanned="1" table:style-name="ce7">
            <text:p>2,558</text:p>
          </table:table-cell>
          <table:covered-table-cell/>
          <table:table-cell office:value-type="float" office:value="8871415" table:style-name="ce4">
            <text:p>8,871,415</text:p>
          </table:table-cell>
          <table:table-cell office:value-type="float" office:value="7410175" table:style-name="ce4">
            <text:p>7,410,175</text:p>
          </table:table-cell>
          <table:table-cell office:value-type="float" office:value="19305772" table:style-name="ce4">
            <text:p>19,305,77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金典酒店</text:p>
          </table:table-cell>
          <table:covered-table-cell table:number-columns-repeated="4"/>
          <table:table-cell office:value-type="string" office:string-value="台中金典酒店" table:formula="of:=SUBSTITUTE([.A57];&quot;*&quot;;&quot;&quot;)" table:style-name="ce3">
            <text:p>台中金典酒店</text:p>
          </table:table-cell>
          <table:table-cell office:value-type="string" table:style-name="ce3">
            <text:p>Taichung</text:p>
          </table:table-cell>
          <table:table-cell office:value-type="float" office:value="222" table:style-name="ce4">
            <text:p>222</text:p>
          </table:table-cell>
          <table:table-cell office:value-type="float" office:value="4931" table:number-columns-spanned="2" table:number-rows-spanned="1" table:style-name="ce7">
            <text:p>4,931</text:p>
          </table:table-cell>
          <table:covered-table-cell/>
          <table:table-cell office:value-type="percentage" office:value="0.71650682941005517" table:style-name="ce5">
            <text:p>71.65%</text:p>
          </table:table-cell>
          <table:table-cell office:value-type="float" office:value="2875.8515514094511" table:number-columns-spanned="2" table:number-rows-spanned="1" table:style-name="ce7">
            <text:p>2,876</text:p>
          </table:table-cell>
          <table:covered-table-cell/>
          <table:table-cell office:value-type="float" office:value="14180824" table:style-name="ce4">
            <text:p>14,180,824</text:p>
          </table:table-cell>
          <table:table-cell office:value-type="float" office:value="15869591" table:style-name="ce4">
            <text:p>15,869,591</text:p>
          </table:table-cell>
          <table:table-cell office:value-type="float" office:value="38928446" table:style-name="ce4">
            <text:p>38,928,44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海灣藝術酒店</text:p>
          </table:table-cell>
          <table:covered-table-cell table:number-columns-repeated="4"/>
          <table:table-cell office:value-type="string" office:string-value="海灣藝術酒店" table:formula="of:=SUBSTITUTE([.A58];&quot;*&quot;;&quot;&quot;)" table:style-name="ce3">
            <text:p>海灣藝術酒店</text:p>
          </table:table-cell>
          <table:table-cell office:value-type="string" table:style-name="ce3">
            <text:p>Taichung</text:p>
          </table:table-cell>
          <table:table-cell office:value-type="float" office:value="226" table:style-name="ce4">
            <text:p>226</text:p>
          </table:table-cell>
          <table:table-cell office:value-type="float" office:value="243" table:number-columns-spanned="2" table:number-rows-spanned="1" table:style-name="ce7">
            <text:p>243</text:p>
          </table:table-cell>
          <table:covered-table-cell/>
          <table:table-cell office:value-type="percentage" office:value="3.4684556094775908E-2" table:style-name="ce5">
            <text:p>3.47%</text:p>
          </table:table-cell>
          <table:table-cell office:value-type="float" office:value="1553.5555555555561" table:number-columns-spanned="2" table:number-rows-spanned="1" table:style-name="ce7">
            <text:p>1,554</text:p>
          </table:table-cell>
          <table:covered-table-cell/>
          <table:table-cell office:value-type="float" office:value="377514" table:style-name="ce4">
            <text:p>377,514</text:p>
          </table:table-cell>
          <table:table-cell office:value-type="float" office:value="0" table:style-name="ce4">
            <text:p>0</text:p>
          </table:table-cell>
          <table:table-cell office:value-type="float" office:value="392539" table:style-name="ce4">
            <text:p>392,53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裕元花園酒店</text:p>
          </table:table-cell>
          <table:covered-table-cell table:number-columns-repeated="4"/>
          <table:table-cell office:value-type="string" office:string-value="裕元花園酒店" table:formula="of:=SUBSTITUTE([.A59];&quot;*&quot;;&quot;&quot;)" table:style-name="ce3">
            <text:p>裕元花園酒店</text:p>
          </table:table-cell>
          <table:table-cell office:value-type="string" table:style-name="ce3">
            <text:p>Taichung</text:p>
          </table:table-cell>
          <table:table-cell office:value-type="float" office:value="149" table:style-name="ce4">
            <text:p>149</text:p>
          </table:table-cell>
          <table:table-cell office:value-type="float" office:value="3319" table:number-columns-spanned="2" table:number-rows-spanned="1" table:style-name="ce7">
            <text:p>3,319</text:p>
          </table:table-cell>
          <table:covered-table-cell/>
          <table:table-cell office:value-type="percentage" office:value="0.71855379952370646" table:style-name="ce5">
            <text:p>71.86%</text:p>
          </table:table-cell>
          <table:table-cell office:value-type="float" office:value="2978.920759264839" table:number-columns-spanned="2" table:number-rows-spanned="1" table:style-name="ce7">
            <text:p>2,979</text:p>
          </table:table-cell>
          <table:covered-table-cell/>
          <table:table-cell office:value-type="float" office:value="9887038" table:style-name="ce4">
            <text:p>9,887,038</text:p>
          </table:table-cell>
          <table:table-cell office:value-type="float" office:value="25738551" table:style-name="ce4">
            <text:p>25,738,551</text:p>
          </table:table-cell>
          <table:table-cell office:value-type="float" office:value="40472097" table:style-name="ce4">
            <text:p>40,472,09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中港酒店</text:p>
          </table:table-cell>
          <table:covered-table-cell table:number-columns-repeated="4"/>
          <table:table-cell office:value-type="string" office:string-value="台中港酒店" table:formula="of:=SUBSTITUTE([.A60];&quot;*&quot;;&quot;&quot;)" table:style-name="ce3">
            <text:p>台中港酒店</text:p>
          </table:table-cell>
          <table:table-cell office:value-type="string" table:style-name="ce3">
            <text:p>Taichung</text:p>
          </table:table-cell>
          <table:table-cell office:value-type="float" office:value="200" table:style-name="ce4">
            <text:p>200</text:p>
          </table:table-cell>
          <table:table-cell office:value-type="float" office:value="4765" table:number-columns-spanned="2" table:number-rows-spanned="1" table:style-name="ce7">
            <text:p>4,765</text:p>
          </table:table-cell>
          <table:covered-table-cell/>
          <table:table-cell office:value-type="percentage" office:value="0.7685483870967742" table:style-name="ce5">
            <text:p>76.85%</text:p>
          </table:table-cell>
          <table:table-cell office:value-type="float" office:value="2660.2520461699901" table:number-columns-spanned="2" table:number-rows-spanned="1" table:style-name="ce7">
            <text:p>2,660</text:p>
          </table:table-cell>
          <table:covered-table-cell/>
          <table:table-cell office:value-type="float" office:value="12676101" table:style-name="ce4">
            <text:p>12,676,101</text:p>
          </table:table-cell>
          <table:table-cell office:value-type="float" office:value="2139439" table:style-name="ce4">
            <text:p>2,139,439</text:p>
          </table:table-cell>
          <table:table-cell office:value-type="float" office:value="15580157" table:style-name="ce4">
            <text:p>15,580,15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亞士都飯店</text:p>
          </table:table-cell>
          <table:covered-table-cell table:number-columns-repeated="4"/>
          <table:table-cell office:value-type="string" office:string-value="花蓮亞士都飯店" table:formula="of:=SUBSTITUTE([.A61];&quot;*&quot;;&quot;&quot;)" table:style-name="ce3">
            <text:p>花蓮亞士都飯店</text:p>
          </table:table-cell>
          <table:table-cell office:value-type="string" table:style-name="ce3">
            <text:p>Hualien</text:p>
          </table:table-cell>
          <table:table-cell office:value-type="float" office:value="167" table:style-name="ce4">
            <text:p>167</text:p>
          </table:table-cell>
          <table:table-cell office:value-type="float" office:value="3823" table:number-columns-spanned="2" table:number-rows-spanned="1" table:style-name="ce7">
            <text:p>3,823</text:p>
          </table:table-cell>
          <table:covered-table-cell/>
          <table:table-cell office:value-type="percentage" office:value="0.73845856673749277" table:style-name="ce5">
            <text:p>73.85%</text:p>
          </table:table-cell>
          <table:table-cell office:value-type="float" office:value="1334.0308658121889" table:number-columns-spanned="2" table:number-rows-spanned="1" table:style-name="ce7">
            <text:p>1,334</text:p>
          </table:table-cell>
          <table:covered-table-cell/>
          <table:table-cell office:value-type="float" office:value="5100000" table:style-name="ce4">
            <text:p>5,100,000</text:p>
          </table:table-cell>
          <table:table-cell office:value-type="float" office:value="2000000" table:style-name="ce4">
            <text:p>2,000,000</text:p>
          </table:table-cell>
          <table:table-cell office:value-type="float" office:value="7164081" table:style-name="ce4">
            <text:p>7,164,08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翰品酒店</text:p>
          </table:table-cell>
          <table:covered-table-cell table:number-columns-repeated="4"/>
          <table:table-cell office:value-type="string" office:string-value="花蓮翰品酒店" table:formula="of:=SUBSTITUTE([.A62];&quot;*&quot;;&quot;&quot;)" table:style-name="ce3">
            <text:p>花蓮翰品酒店</text:p>
          </table:table-cell>
          <table:table-cell office:value-type="string" table:style-name="ce3">
            <text:p>Hualien</text:p>
          </table:table-cell>
          <table:table-cell office:value-type="float" office:value="197" table:style-name="ce4">
            <text:p>197</text:p>
          </table:table-cell>
          <table:table-cell office:value-type="float" office:value="5059" table:number-columns-spanned="2" table:number-rows-spanned="1" table:style-name="ce7">
            <text:p>5,059</text:p>
          </table:table-cell>
          <table:covered-table-cell/>
          <table:table-cell office:value-type="percentage" office:value="0.82839364663500903" table:style-name="ce5">
            <text:p>82.84%</text:p>
          </table:table-cell>
          <table:table-cell office:value-type="float" office:value="3375.9743032219808" table:number-columns-spanned="2" table:number-rows-spanned="1" table:style-name="ce7">
            <text:p>3,376</text:p>
          </table:table-cell>
          <table:covered-table-cell/>
          <table:table-cell office:value-type="float" office:value="17079054" table:style-name="ce4">
            <text:p>17,079,054</text:p>
          </table:table-cell>
          <table:table-cell office:value-type="float" office:value="9996796" table:style-name="ce4">
            <text:p>9,996,796</text:p>
          </table:table-cell>
          <table:table-cell office:value-type="float" office:value="27719833" table:style-name="ce4">
            <text:p>27,719,83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侖大飯店</text:p>
          </table:table-cell>
          <table:covered-table-cell table:number-columns-repeated="4"/>
          <table:table-cell office:value-type="string" office:string-value="美侖大飯店" table:formula="of:=SUBSTITUTE([.A63];&quot;*&quot;;&quot;&quot;)" table:style-name="ce3">
            <text:p>美侖大飯店</text:p>
          </table:table-cell>
          <table:table-cell office:value-type="string" table:style-name="ce3">
            <text:p>Hualien</text:p>
          </table:table-cell>
          <table:table-cell office:value-type="float" office:value="343" table:style-name="ce4">
            <text:p>343</text:p>
          </table:table-cell>
          <table:table-cell office:value-type="float" office:value="6492" table:number-columns-spanned="2" table:number-rows-spanned="1" table:style-name="ce7">
            <text:p>6,492</text:p>
          </table:table-cell>
          <table:covered-table-cell/>
          <table:table-cell office:value-type="percentage" office:value="0.61055205492335185" table:style-name="ce5">
            <text:p>61.06%</text:p>
          </table:table-cell>
          <table:table-cell office:value-type="float" office:value="2269.9126617375232" table:number-columns-spanned="2" table:number-rows-spanned="1" table:style-name="ce7">
            <text:p>2,270</text:p>
          </table:table-cell>
          <table:covered-table-cell/>
          <table:table-cell office:value-type="float" office:value="14736273" table:style-name="ce4">
            <text:p>14,736,273</text:p>
          </table:table-cell>
          <table:table-cell office:value-type="float" office:value="5749249" table:style-name="ce4">
            <text:p>5,749,249</text:p>
          </table:table-cell>
          <table:table-cell office:value-type="float" office:value="21070394" table:style-name="ce4">
            <text:p>21,070,39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遠雄悅來大飯店</text:p>
          </table:table-cell>
          <table:covered-table-cell table:number-columns-repeated="4"/>
          <table:table-cell office:value-type="string" office:string-value="遠雄悅來大飯店" table:formula="of:=SUBSTITUTE([.A64];&quot;*&quot;;&quot;&quot;)" table:style-name="ce3">
            <text:p>遠雄悅來大飯店</text:p>
          </table:table-cell>
          <table:table-cell office:value-type="string" table:style-name="ce3">
            <text:p>Hualien</text:p>
          </table:table-cell>
          <table:table-cell office:value-type="float" office:value="381" table:style-name="ce4">
            <text:p>381</text:p>
          </table:table-cell>
          <table:table-cell office:value-type="float" office:value="11252" table:number-columns-spanned="2" table:number-rows-spanned="1" table:style-name="ce7">
            <text:p>11,252</text:p>
          </table:table-cell>
          <table:covered-table-cell/>
          <table:table-cell office:value-type="percentage" office:value="0.95267123867581072" table:style-name="ce5">
            <text:p>95.27%</text:p>
          </table:table-cell>
          <table:table-cell office:value-type="float" office:value="3578.3259864912902" table:number-columns-spanned="2" table:number-rows-spanned="1" table:style-name="ce7">
            <text:p>3,578</text:p>
          </table:table-cell>
          <table:covered-table-cell/>
          <table:table-cell office:value-type="float" office:value="40263324" table:style-name="ce4">
            <text:p>40,263,324</text:p>
          </table:table-cell>
          <table:table-cell office:value-type="float" office:value="21969203" table:style-name="ce4">
            <text:p>21,969,203</text:p>
          </table:table-cell>
          <table:table-cell office:value-type="float" office:value="74279743" table:style-name="ce4">
            <text:p>74,279,74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瑞穗天合國際觀光酒店</text:p>
          </table:table-cell>
          <table:covered-table-cell table:number-columns-repeated="4"/>
          <table:table-cell office:value-type="string" office:string-value="瑞穗天合國際觀光酒店" table:formula="of:=SUBSTITUTE([.A65];&quot;*&quot;;&quot;&quot;)" table:style-name="ce3">
            <text:p>瑞穗天合國際觀光酒店</text:p>
          </table:table-cell>
          <table:table-cell office:value-type="string" table:style-name="ce3">
            <text:p>Hualien</text:p>
          </table:table-cell>
          <table:table-cell office:value-type="float" office:value="198" table:style-name="ce4">
            <text:p>198</text:p>
          </table:table-cell>
          <table:table-cell office:value-type="float" office:value="5617" table:number-columns-spanned="2" table:number-rows-spanned="1" table:style-name="ce7">
            <text:p>5,617</text:p>
          </table:table-cell>
          <table:covered-table-cell/>
          <table:table-cell office:value-type="percentage" office:value="0.91511893124796351" table:style-name="ce5">
            <text:p>91.51%</text:p>
          </table:table-cell>
          <table:table-cell office:value-type="float" office:value="7212.6749154352856" table:number-columns-spanned="2" table:number-rows-spanned="1" table:style-name="ce7">
            <text:p>7,213</text:p>
          </table:table-cell>
          <table:covered-table-cell/>
          <table:table-cell office:value-type="float" office:value="40513595" table:style-name="ce4">
            <text:p>40,513,595</text:p>
          </table:table-cell>
          <table:table-cell office:value-type="float" office:value="22638742" table:style-name="ce4">
            <text:p>22,638,742</text:p>
          </table:table-cell>
          <table:table-cell office:value-type="float" office:value="73909811" table:style-name="ce4">
            <text:p>73,909,81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尊爵天際大飯店</text:p>
          </table:table-cell>
          <table:covered-table-cell table:number-columns-repeated="4"/>
          <table:table-cell office:value-type="string" office:string-value="尊爵天際大飯店" table:formula="of:=SUBSTITUTE([.A66];&quot;*&quot;;&quot;&quot;)" table:style-name="ce3">
            <text:p>尊爵天際大飯店</text:p>
          </table:table-cell>
          <table:table-cell office:value-type="string" table:style-name="ce3">
            <text:p>Taoyuan-Hsinchu-Miaoli</text:p>
          </table:table-cell>
          <table:table-cell office:value-type="float" office:value="250" table:style-name="ce4">
            <text:p>250</text:p>
          </table:table-cell>
          <table:table-cell office:value-type="float" office:value="1321" table:number-columns-spanned="2" table:number-rows-spanned="1" table:style-name="ce7">
            <text:p>1,321</text:p>
          </table:table-cell>
          <table:covered-table-cell/>
          <table:table-cell office:value-type="percentage" office:value="0.1704516129032258" table:style-name="ce5">
            <text:p>17.05%</text:p>
          </table:table-cell>
          <table:table-cell office:value-type="float" office:value="2150.75170325511" table:number-columns-spanned="2" table:number-rows-spanned="1" table:style-name="ce7">
            <text:p>2,151</text:p>
          </table:table-cell>
          <table:covered-table-cell/>
          <table:table-cell office:value-type="float" office:value="2841143" table:style-name="ce4">
            <text:p>2,841,143</text:p>
          </table:table-cell>
          <table:table-cell office:value-type="float" office:value="17159534" table:style-name="ce4">
            <text:p>17,159,534</text:p>
          </table:table-cell>
          <table:table-cell office:value-type="float" office:value="20136556" table:style-name="ce4">
            <text:p>20,136,55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南方莊園渡假飯店</text:p>
          </table:table-cell>
          <table:covered-table-cell table:number-columns-repeated="4"/>
          <table:table-cell office:value-type="string" office:string-value="南方莊園渡假飯店" table:formula="of:=SUBSTITUTE([.A67];&quot;*&quot;;&quot;&quot;)" table:style-name="ce3">
            <text:p>南方莊園渡假飯店</text:p>
          </table:table-cell>
          <table:table-cell office:value-type="string" table:style-name="ce3">
            <text:p>Taoyuan-Hsinchu-Miaoli</text:p>
          </table:table-cell>
          <table:table-cell office:value-type="float" office:value="111" table:style-name="ce4">
            <text:p>111</text:p>
          </table:table-cell>
          <table:table-cell office:value-type="float" office:value="2348" table:number-columns-spanned="2" table:number-rows-spanned="1" table:style-name="ce7">
            <text:p>2,348</text:p>
          </table:table-cell>
          <table:covered-table-cell/>
          <table:table-cell office:value-type="percentage" office:value="0.68235977913397272" table:style-name="ce5">
            <text:p>68.24%</text:p>
          </table:table-cell>
          <table:table-cell office:value-type="float" office:value="3053.25" table:number-columns-spanned="2" table:number-rows-spanned="1" table:style-name="ce7">
            <text:p>3,053</text:p>
          </table:table-cell>
          <table:covered-table-cell/>
          <table:table-cell office:value-type="float" office:value="7169031" table:style-name="ce4">
            <text:p>7,169,031</text:p>
          </table:table-cell>
          <table:table-cell office:value-type="float" office:value="11957069" table:style-name="ce4">
            <text:p>11,957,069</text:p>
          </table:table-cell>
          <table:table-cell office:value-type="float" office:value="23934619" table:style-name="ce4">
            <text:p>23,934,61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諾富特華航桃園機場飯店</text:p>
          </table:table-cell>
          <table:covered-table-cell table:number-columns-repeated="4"/>
          <table:table-cell office:value-type="string" office:string-value="台北諾富特華航桃園機場飯店" table:formula="of:=SUBSTITUTE([.A68];&quot;*&quot;;&quot;&quot;)" table:style-name="ce3">
            <text:p>台北諾富特華航桃園機場飯店</text:p>
          </table:table-cell>
          <table:table-cell office:value-type="string" table:style-name="ce3">
            <text:p>Taoyuan-Hsinchu-Miaoli</text:p>
          </table:table-cell>
          <table:table-cell office:value-type="float" office:value="516" table:style-name="ce4">
            <text:p>516</text:p>
          </table:table-cell>
          <table:table-cell office:value-type="float" office:value="3178" table:number-columns-spanned="2" table:number-rows-spanned="1" table:style-name="ce7">
            <text:p>3,178</text:p>
          </table:table-cell>
          <table:covered-table-cell/>
          <table:table-cell office:value-type="percentage" office:value="0.19867466866716679" table:style-name="ce5">
            <text:p>19.87%</text:p>
          </table:table-cell>
          <table:table-cell office:value-type="float" office:value="2981.7803650094402" table:number-columns-spanned="2" table:number-rows-spanned="1" table:style-name="ce7">
            <text:p>2,982</text:p>
          </table:table-cell>
          <table:covered-table-cell/>
          <table:table-cell office:value-type="float" office:value="9476098" table:style-name="ce4">
            <text:p>9,476,098</text:p>
          </table:table-cell>
          <table:table-cell office:value-type="float" office:value="7356671" table:style-name="ce4">
            <text:p>7,356,671</text:p>
          </table:table-cell>
          <table:table-cell office:value-type="float" office:value="18949475" table:style-name="ce4">
            <text:p>18,949,47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桃園喜來登酒店</text:p>
          </table:table-cell>
          <table:covered-table-cell table:number-columns-repeated="4"/>
          <table:table-cell office:value-type="string" office:string-value="桃園喜來登酒店" table:formula="of:=SUBSTITUTE([.A69];&quot;*&quot;;&quot;&quot;)" table:style-name="ce3">
            <text:p>桃園喜來登酒店</text:p>
          </table:table-cell>
          <table:table-cell office:value-type="string" table:style-name="ce3">
            <text:p>Taoyuan-Hsinchu-Miaoli</text:p>
          </table:table-cell>
          <table:table-cell office:value-type="float" office:value="190" table:style-name="ce4">
            <text:p>190</text:p>
          </table:table-cell>
          <table:table-cell office:value-type="float" office:value="1662" table:number-columns-spanned="2" table:number-rows-spanned="1" table:style-name="ce7">
            <text:p>1,662</text:p>
          </table:table-cell>
          <table:covered-table-cell/>
          <table:table-cell office:value-type="percentage" office:value="0.28217317487266552" table:style-name="ce5">
            <text:p>28.22%</text:p>
          </table:table-cell>
          <table:table-cell office:value-type="float" office:value="1633.2286401925389" table:number-columns-spanned="2" table:number-rows-spanned="1" table:style-name="ce7">
            <text:p>1,633</text:p>
          </table:table-cell>
          <table:covered-table-cell/>
          <table:table-cell office:value-type="float" office:value="2714426" table:style-name="ce4">
            <text:p>2,714,426</text:p>
          </table:table-cell>
          <table:table-cell office:value-type="float" office:value="7973898" table:style-name="ce4">
            <text:p>7,973,898</text:p>
          </table:table-cell>
          <table:table-cell office:value-type="float" office:value="11721334" table:style-name="ce4">
            <text:p>11,721,33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名人堂花園大飯店</text:p>
          </table:table-cell>
          <table:covered-table-cell table:number-columns-repeated="4"/>
          <table:table-cell office:value-type="string" office:string-value="名人堂花園大飯店" table:formula="of:=SUBSTITUTE([.A70];&quot;*&quot;;&quot;&quot;)" table:style-name="ce3">
            <text:p>名人堂花園大飯店</text:p>
          </table:table-cell>
          <table:table-cell office:value-type="string" table:style-name="ce3">
            <text:p>Taoyuan-Hsinchu-Miaoli</text:p>
          </table:table-cell>
          <table:table-cell office:value-type="float" office:value="128" table:style-name="ce4">
            <text:p>128</text:p>
          </table:table-cell>
          <table:table-cell office:value-type="float" office:value="2458" table:number-columns-spanned="2" table:number-rows-spanned="1" table:style-name="ce7">
            <text:p>2,458</text:p>
          </table:table-cell>
          <table:covered-table-cell/>
          <table:table-cell office:value-type="percentage" office:value="0.61945564516129037" table:style-name="ce5">
            <text:p>61.95%</text:p>
          </table:table-cell>
          <table:table-cell office:value-type="float" office:value="5125.1078112286414" table:number-columns-spanned="2" table:number-rows-spanned="1" table:style-name="ce7">
            <text:p>5,125</text:p>
          </table:table-cell>
          <table:covered-table-cell/>
          <table:table-cell office:value-type="float" office:value="12597515" table:style-name="ce4">
            <text:p>12,597,515</text:p>
          </table:table-cell>
          <table:table-cell office:value-type="float" office:value="19782332" table:style-name="ce4">
            <text:p>19,782,332</text:p>
          </table:table-cell>
          <table:table-cell office:value-type="float" office:value="40559612" table:style-name="ce4">
            <text:p>40,559,61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和逸飯店桃園青埔館</text:p>
          </table:table-cell>
          <table:covered-table-cell table:number-columns-repeated="4"/>
          <table:table-cell office:value-type="string" office:string-value="和逸飯店桃園青埔館" table:formula="of:=SUBSTITUTE([.A71];&quot;*&quot;;&quot;&quot;)" table:style-name="ce3">
            <text:p>和逸飯店桃園青埔館</text:p>
          </table:table-cell>
          <table:table-cell office:value-type="string" table:style-name="ce3">
            <text:p>Taoyuan-Hsinchu-Miaoli</text:p>
          </table:table-cell>
          <table:table-cell office:value-type="float" office:value="218" table:style-name="ce4">
            <text:p>218</text:p>
          </table:table-cell>
          <table:table-cell office:value-type="float" office:value="405" table:number-columns-spanned="2" table:number-rows-spanned="1" table:style-name="ce7">
            <text:p>405</text:p>
          </table:table-cell>
          <table:covered-table-cell/>
          <table:table-cell office:value-type="percentage" office:value="5.992897306895531E-2" table:style-name="ce5">
            <text:p>5.99%</text:p>
          </table:table-cell>
          <table:table-cell office:value-type="float" office:value="3347.5358024691359" table:number-columns-spanned="2" table:number-rows-spanned="1" table:style-name="ce7">
            <text:p>3,348</text:p>
          </table:table-cell>
          <table:covered-table-cell/>
          <table:table-cell office:value-type="float" office:value="1355752" table:style-name="ce4">
            <text:p>1,355,752</text:p>
          </table:table-cell>
          <table:table-cell office:value-type="float" office:value="1931646" table:style-name="ce4">
            <text:p>1,931,646</text:p>
          </table:table-cell>
          <table:table-cell office:value-type="float" office:value="3605768" table:style-name="ce4">
            <text:p>3,605,76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喜來登大飯店</text:p>
          </table:table-cell>
          <table:covered-table-cell table:number-columns-repeated="4"/>
          <table:table-cell office:value-type="string" office:string-value="新竹喜來登大飯店" table:formula="of:=SUBSTITUTE([.A72];&quot;*&quot;;&quot;&quot;)" table:style-name="ce3">
            <text:p>新竹喜來登大飯店</text:p>
          </table:table-cell>
          <table:table-cell office:value-type="string" table:style-name="ce3">
            <text:p>Taoyuan-Hsinchu-Miaoli</text:p>
          </table:table-cell>
          <table:table-cell office:value-type="float" office:value="386" table:style-name="ce4">
            <text:p>386</text:p>
          </table:table-cell>
          <table:table-cell office:value-type="float" office:value="5290" table:number-columns-spanned="2" table:number-rows-spanned="1" table:style-name="ce7">
            <text:p>5,290</text:p>
          </table:table-cell>
          <table:covered-table-cell/>
          <table:table-cell office:value-type="percentage" office:value="0.44208591007855591" table:style-name="ce5">
            <text:p>44.21%</text:p>
          </table:table-cell>
          <table:table-cell office:value-type="float" office:value="2833.7470699432888" table:number-columns-spanned="2" table:number-rows-spanned="1" table:style-name="ce7">
            <text:p>2,834</text:p>
          </table:table-cell>
          <table:covered-table-cell/>
          <table:table-cell office:value-type="float" office:value="14990522" table:style-name="ce4">
            <text:p>14,990,522</text:p>
          </table:table-cell>
          <table:table-cell office:value-type="float" office:value="24575127" table:style-name="ce4">
            <text:p>24,575,127</text:p>
          </table:table-cell>
          <table:table-cell office:value-type="float" office:value="44711783" table:style-name="ce4">
            <text:p>44,711,78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老爺大酒店</text:p>
          </table:table-cell>
          <table:covered-table-cell table:number-columns-repeated="4"/>
          <table:table-cell office:value-type="string" office:string-value="新竹老爺大酒店" table:formula="of:=SUBSTITUTE([.A73];&quot;*&quot;;&quot;&quot;)" table:style-name="ce3">
            <text:p>新竹老爺大酒店</text:p>
          </table:table-cell>
          <table:table-cell office:value-type="string" table:style-name="ce3">
            <text:p>Taoyuan-Hsinchu-Miaoli</text:p>
          </table:table-cell>
          <table:table-cell office:value-type="float" office:value="208" table:style-name="ce4">
            <text:p>208</text:p>
          </table:table-cell>
          <table:table-cell office:value-type="float" office:value="3370" table:number-columns-spanned="2" table:number-rows-spanned="1" table:style-name="ce7">
            <text:p>3,370</text:p>
          </table:table-cell>
          <table:covered-table-cell/>
          <table:table-cell office:value-type="percentage" office:value="0.52264267990074442" table:style-name="ce5">
            <text:p>52.26%</text:p>
          </table:table-cell>
          <table:table-cell office:value-type="float" office:value="2755.3302670623152" table:number-columns-spanned="2" table:number-rows-spanned="1" table:style-name="ce7">
            <text:p>2,755</text:p>
          </table:table-cell>
          <table:covered-table-cell/>
          <table:table-cell office:value-type="float" office:value="9285463" table:style-name="ce4">
            <text:p>9,285,463</text:p>
          </table:table-cell>
          <table:table-cell office:value-type="float" office:value="10804806" table:style-name="ce4">
            <text:p>10,804,806</text:p>
          </table:table-cell>
          <table:table-cell office:value-type="float" office:value="21355882" table:style-name="ce4">
            <text:p>21,355,88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國賓大飯店</text:p>
          </table:table-cell>
          <table:covered-table-cell table:number-columns-repeated="4"/>
          <table:table-cell office:value-type="string" office:string-value="新竹國賓大飯店" table:formula="of:=SUBSTITUTE([.A74];&quot;*&quot;;&quot;&quot;)" table:style-name="ce3">
            <text:p>新竹國賓大飯店</text:p>
          </table:table-cell>
          <table:table-cell office:value-type="string" table:style-name="ce3">
            <text:p>Taoyuan-Hsinchu-Miaoli</text:p>
          </table:table-cell>
          <table:table-cell office:value-type="float" office:value="257" table:style-name="ce4">
            <text:p>257</text:p>
          </table:table-cell>
          <table:table-cell office:value-type="float" office:value="4486" table:number-columns-spanned="2" table:number-rows-spanned="1" table:style-name="ce7">
            <text:p>4,486</text:p>
          </table:table-cell>
          <table:covered-table-cell/>
          <table:table-cell office:value-type="percentage" office:value="0.56307267478348189" table:style-name="ce5">
            <text:p>56.31%</text:p>
          </table:table-cell>
          <table:table-cell office:value-type="float" office:value="2314.2971466785561" table:number-columns-spanned="2" table:number-rows-spanned="1" table:style-name="ce7">
            <text:p>2,314</text:p>
          </table:table-cell>
          <table:covered-table-cell/>
          <table:table-cell office:value-type="float" office:value="10381937" table:style-name="ce4">
            <text:p>10,381,937</text:p>
          </table:table-cell>
          <table:table-cell office:value-type="float" office:value="27788338" table:style-name="ce4">
            <text:p>27,788,338</text:p>
          </table:table-cell>
          <table:table-cell office:value-type="float" office:value="41143101" table:style-name="ce4">
            <text:p>41,143,10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尊爵大飯店</text:p>
          </table:table-cell>
          <table:covered-table-cell table:number-columns-repeated="4"/>
          <table:table-cell office:value-type="string" office:string-value="尊爵大飯店" table:formula="of:=SUBSTITUTE([.A75];&quot;*&quot;;&quot;&quot;)" table:style-name="ce3">
            <text:p>尊爵大飯店</text:p>
          </table:table-cell>
          <table:table-cell office:value-type="string" table:style-name="ce3">
            <text:p>Taoyuan-Hsinchu-Miaoli</text:p>
          </table:table-cell>
          <table:table-cell office:value-type="float" office:value="231" table:style-name="ce4">
            <text:p>231</text:p>
          </table:table-cell>
          <table:table-cell office:value-type="float" office:value="128" table:number-columns-spanned="2" table:number-rows-spanned="1" table:style-name="ce7">
            <text:p>128</text:p>
          </table:table-cell>
          <table:covered-table-cell/>
          <table:table-cell office:value-type="percentage" office:value="1.787459851975981E-2" table:style-name="ce5">
            <text:p>1.79%</text:p>
          </table:table-cell>
          <table:table-cell office:value-type="float" office:value="1726.9375" table:number-columns-spanned="2" table:number-rows-spanned="1" table:style-name="ce7">
            <text:p>1,727</text:p>
          </table:table-cell>
          <table:covered-table-cell/>
          <table:table-cell office:value-type="float" office:value="221048" table:style-name="ce4">
            <text:p>221,048</text:p>
          </table:table-cell>
          <table:table-cell office:value-type="float" office:value="8449890" table:style-name="ce4">
            <text:p>8,449,890</text:p>
          </table:table-cell>
          <table:table-cell office:value-type="float" office:value="9338078" table:style-name="ce4">
            <text:p>9,338,07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古華花園飯店</text:p>
          </table:table-cell>
          <table:covered-table-cell table:number-columns-repeated="4"/>
          <table:table-cell office:value-type="string" office:string-value="古華花園飯店" table:formula="of:=SUBSTITUTE([.A76];&quot;*&quot;;&quot;&quot;)" table:style-name="ce3">
            <text:p>古華花園飯店</text:p>
          </table:table-cell>
          <table:table-cell office:value-type="string" table:style-name="ce3">
            <text:p>Taoyuan-Hsinchu-Miaoli</text:p>
          </table:table-cell>
          <table:table-cell office:value-type="float" office:value="255" table:style-name="ce4">
            <text:p>255</text:p>
          </table:table-cell>
          <table:table-cell office:value-type="float" office:value="5110" table:number-columns-spanned="2" table:number-rows-spanned="1" table:style-name="ce7">
            <text:p>5,110</text:p>
          </table:table-cell>
          <table:covered-table-cell/>
          <table:table-cell office:value-type="percentage" office:value="0.64642631246046811" table:style-name="ce5">
            <text:p>64.64%</text:p>
          </table:table-cell>
          <table:table-cell office:value-type="float" office:value="1357.6518590998039" table:number-columns-spanned="2" table:number-rows-spanned="1" table:style-name="ce7">
            <text:p>1,358</text:p>
          </table:table-cell>
          <table:covered-table-cell/>
          <table:table-cell office:value-type="float" office:value="6937601" table:style-name="ce4">
            <text:p>6,937,601</text:p>
          </table:table-cell>
          <table:table-cell office:value-type="float" office:value="20416734" table:style-name="ce4">
            <text:p>20,416,734</text:p>
          </table:table-cell>
          <table:table-cell office:value-type="float" office:value="28752331" table:style-name="ce4">
            <text:p>28,752,33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 text:c="2"/>桃園</text:p>
          </table:table-cell>
          <table:covered-table-cell table:number-columns-repeated="4"/>
          <table:table-cell office:value-type="string" office:string-value="福容大飯店   桃園" table:formula="of:=SUBSTITUTE([.A77];&quot;*&quot;;&quot;&quot;)" table:style-name="ce3">
            <text:p>福容大飯店 <text:s text:c="2"/>桃園</text:p>
          </table:table-cell>
          <table:table-cell office:value-type="string" table:style-name="ce3">
            <text:p>Taoyuan-Hsinchu-Miaoli</text:p>
          </table:table-cell>
          <table:table-cell office:value-type="float" office:value="182" table:style-name="ce4">
            <text:p>182</text:p>
          </table:table-cell>
          <table:table-cell office:value-type="float" office:value="1393" table:number-columns-spanned="2" table:number-rows-spanned="1" table:style-name="ce7">
            <text:p>1,393</text:p>
          </table:table-cell>
          <table:covered-table-cell/>
          <table:table-cell office:value-type="percentage" office:value="0.24689826302729531" table:style-name="ce5">
            <text:p>24.69%</text:p>
          </table:table-cell>
          <table:table-cell office:value-type="float" office:value="2238.4472361809039" table:number-columns-spanned="2" table:number-rows-spanned="1" table:style-name="ce7">
            <text:p>2,238</text:p>
          </table:table-cell>
          <table:covered-table-cell/>
          <table:table-cell office:value-type="float" office:value="3118157" table:style-name="ce4">
            <text:p>3,118,157</text:p>
          </table:table-cell>
          <table:table-cell office:value-type="float" office:value="3409444" table:style-name="ce4">
            <text:p>3,409,444</text:p>
          </table:table-cell>
          <table:table-cell office:value-type="float" office:value="6812684" table:style-name="ce4">
            <text:p>6,812,68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林口</text:p>
          </table:table-cell>
          <table:covered-table-cell table:number-columns-repeated="4"/>
          <table:table-cell office:value-type="string" office:string-value="福容大飯店 林口" table:formula="of:=SUBSTITUTE([.A78];&quot;*&quot;;&quot;&quot;)" table:style-name="ce3">
            <text:p>福容大飯店 林口</text:p>
          </table:table-cell>
          <table:table-cell office:value-type="string" table:style-name="ce3">
            <text:p>Taoyuan-Hsinchu-Miaoli</text:p>
          </table:table-cell>
          <table:table-cell office:value-type="float" office:value="149" table:style-name="ce4">
            <text:p>149</text:p>
          </table:table-cell>
          <table:table-cell office:value-type="float" office:value="1138" table:number-columns-spanned="2" table:number-rows-spanned="1" table:style-name="ce7">
            <text:p>1,138</text:p>
          </table:table-cell>
          <table:covered-table-cell/>
          <table:table-cell office:value-type="percentage" office:value="0.24637367395540161" table:style-name="ce5">
            <text:p>24.64%</text:p>
          </table:table-cell>
          <table:table-cell office:value-type="float" office:value="2543.0052724077332" table:number-columns-spanned="2" table:number-rows-spanned="1" table:style-name="ce7">
            <text:p>2,543</text:p>
          </table:table-cell>
          <table:covered-table-cell/>
          <table:table-cell office:value-type="float" office:value="2893940" table:style-name="ce4">
            <text:p>2,893,940</text:p>
          </table:table-cell>
          <table:table-cell office:value-type="float" office:value="1283812" table:style-name="ce4">
            <text:p>1,283,812</text:p>
          </table:table-cell>
          <table:table-cell office:value-type="float" office:value="4188665" table:style-name="ce4">
            <text:p>4,188,66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豐邑喜來登大飯店</text:p>
          </table:table-cell>
          <table:covered-table-cell table:number-columns-repeated="4"/>
          <table:table-cell office:value-type="string" office:string-value="豐邑喜來登大飯店" table:formula="of:=SUBSTITUTE([.A79];&quot;*&quot;;&quot;&quot;)" table:style-name="ce3">
            <text:p>豐邑喜來登大飯店</text:p>
          </table:table-cell>
          <table:table-cell office:value-type="string" table:style-name="ce3">
            <text:p>Taoyuan-Hsinchu-Miaoli</text:p>
          </table:table-cell>
          <table:table-cell office:value-type="float" office:value="384" table:style-name="ce4">
            <text:p>384</text:p>
          </table:table-cell>
          <table:table-cell office:value-type="float" office:value="1323" table:number-columns-spanned="2" table:number-rows-spanned="1" table:style-name="ce7">
            <text:p>1,323</text:p>
          </table:table-cell>
          <table:covered-table-cell/>
          <table:table-cell office:value-type="percentage" office:value="0.1111391129032258" table:style-name="ce5">
            <text:p>11.11%</text:p>
          </table:table-cell>
          <table:table-cell office:value-type="float" office:value="2832.6757369614511" table:number-columns-spanned="2" table:number-rows-spanned="1" table:style-name="ce7">
            <text:p>2,833</text:p>
          </table:table-cell>
          <table:covered-table-cell/>
          <table:table-cell office:value-type="float" office:value="3747630" table:style-name="ce4">
            <text:p>3,747,630</text:p>
          </table:table-cell>
          <table:table-cell office:value-type="float" office:value="3097418" table:style-name="ce4">
            <text:p>3,097,418</text:p>
          </table:table-cell>
          <table:table-cell office:value-type="float" office:value="7435631" table:style-name="ce4">
            <text:p>7,435,63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馥藝金鬱金香酒店</text:p>
          </table:table-cell>
          <table:covered-table-cell table:number-columns-repeated="4"/>
          <table:table-cell office:value-type="string" office:string-value="馥藝金鬱金香酒店" table:formula="of:=SUBSTITUTE([.A80];&quot;*&quot;;&quot;&quot;)" table:style-name="ce3">
            <text:p>馥藝金鬱金香酒店</text:p>
          </table:table-cell>
          <table:table-cell office:value-type="string" table:style-name="ce3">
            <text:p>Taoyuan-Hsinchu-Miaoli</text:p>
          </table:table-cell>
          <table:table-cell office:value-type="float" office:value="191" table:style-name="ce4">
            <text:p>191</text:p>
          </table:table-cell>
          <table:table-cell office:value-type="float" office:value="3204" table:number-columns-spanned="2" table:number-rows-spanned="1" table:style-name="ce7">
            <text:p>3,204</text:p>
          </table:table-cell>
          <table:covered-table-cell/>
          <table:table-cell office:value-type="percentage" office:value="0.54112480999831114" table:style-name="ce5">
            <text:p>54.11%</text:p>
          </table:table-cell>
          <table:table-cell office:value-type="float" office:value="2215.2908863920102" table:number-columns-spanned="2" table:number-rows-spanned="1" table:style-name="ce7">
            <text:p>2,215</text:p>
          </table:table-cell>
          <table:covered-table-cell/>
          <table:table-cell office:value-type="float" office:value="7097792" table:style-name="ce4">
            <text:p>7,097,792</text:p>
          </table:table-cell>
          <table:table-cell office:value-type="float" office:value="4356184" table:style-name="ce4">
            <text:p>4,356,184</text:p>
          </table:table-cell>
          <table:table-cell office:value-type="float" office:value="11630753" table:style-name="ce4">
            <text:p>11,630,75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陽明山中國麗緻大飯店</text:p>
          </table:table-cell>
          <table:covered-table-cell table:number-columns-repeated="4"/>
          <table:table-cell office:value-type="string" office:string-value="陽明山中國麗緻大飯店" table:formula="of:=SUBSTITUTE([.A81];&quot;*&quot;;&quot;&quot;)" table:style-name="ce3">
            <text:p>陽明山中國麗緻大飯店</text:p>
          </table:table-cell>
          <table:table-cell office:value-type="string" table:style-name="ce3">
            <text:p>Scenery</text:p>
          </table:table-cell>
          <table:table-cell office:value-type="float" office:value="47" table:style-name="ce4">
            <text:p>47</text:p>
          </table:table-cell>
          <table:table-cell office:value-type="float" office:value="489" table:number-columns-spanned="2" table:number-rows-spanned="1" table:style-name="ce7">
            <text:p>489</text:p>
          </table:table-cell>
          <table:covered-table-cell/>
          <table:table-cell office:value-type="percentage" office:value="0.33562113932738502" table:style-name="ce5">
            <text:p>33.56%</text:p>
          </table:table-cell>
          <table:table-cell office:value-type="float" office:value="3717.1983640081799" table:number-columns-spanned="2" table:number-rows-spanned="1" table:style-name="ce7">
            <text:p>3,717</text:p>
          </table:table-cell>
          <table:covered-table-cell/>
          <table:table-cell office:value-type="float" office:value="1817710" table:style-name="ce4">
            <text:p>1,817,710</text:p>
          </table:table-cell>
          <table:table-cell office:value-type="float" office:value="2448818" table:style-name="ce4">
            <text:p>2,448,818</text:p>
          </table:table-cell>
          <table:table-cell office:value-type="float" office:value="6139709" table:style-name="ce4">
            <text:p>6,139,70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趣淘漫旅</text:p>
          </table:table-cell>
          <table:covered-table-cell table:number-columns-repeated="4"/>
          <table:table-cell office:value-type="string" office:string-value="趣淘漫旅" table:formula="of:=SUBSTITUTE([.A82];&quot;*&quot;;&quot;&quot;)" table:style-name="ce3">
            <text:p>趣淘漫旅</text:p>
          </table:table-cell>
          <table:table-cell office:value-type="string" table:style-name="ce3">
            <text:p>Scenery</text:p>
          </table:table-cell>
          <table:table-cell office:value-type="float" office:value="198" table:style-name="ce4">
            <text:p>198</text:p>
          </table:table-cell>
          <table:table-cell office:value-type="float" office:value="5427" table:number-columns-spanned="2" table:number-rows-spanned="1" table:style-name="ce7">
            <text:p>5,427</text:p>
          </table:table-cell>
          <table:covered-table-cell/>
          <table:table-cell office:value-type="percentage" office:value="0.88416422287390029" table:style-name="ce5">
            <text:p>88.42%</text:p>
          </table:table-cell>
          <table:table-cell office:value-type="float" office:value="3187.0064492353049" table:number-columns-spanned="2" table:number-rows-spanned="1" table:style-name="ce7">
            <text:p>3,187</text:p>
          </table:table-cell>
          <table:covered-table-cell/>
          <table:table-cell office:value-type="float" office:value="17295884" table:style-name="ce4">
            <text:p>17,295,884</text:p>
          </table:table-cell>
          <table:table-cell office:value-type="float" office:value="4620344" table:style-name="ce4">
            <text:p>4,620,344</text:p>
          </table:table-cell>
          <table:table-cell office:value-type="float" office:value="25009192" table:style-name="ce4">
            <text:p>25,009,19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圓山大飯店</text:p>
          </table:table-cell>
          <table:covered-table-cell table:number-columns-repeated="4"/>
          <table:table-cell office:value-type="string" office:string-value="高雄圓山大飯店" table:formula="of:=SUBSTITUTE([.A83];&quot;*&quot;;&quot;&quot;)" table:style-name="ce3">
            <text:p>高雄圓山大飯店</text:p>
          </table:table-cell>
          <table:table-cell office:value-type="string" table:style-name="ce3">
            <text:p>Scenery</text:p>
          </table:table-cell>
          <table:table-cell office:value-type="float" office:value="107" table:style-name="ce4">
            <text:p>107</text:p>
          </table:table-cell>
          <table:table-cell office:value-type="float" office:value="1280" table:number-columns-spanned="2" table:number-rows-spanned="1" table:style-name="ce7">
            <text:p>1,280</text:p>
          </table:table-cell>
          <table:covered-table-cell/>
          <table:table-cell office:value-type="percentage" office:value="0.38589086523967442" table:style-name="ce5">
            <text:p>38.59%</text:p>
          </table:table-cell>
          <table:table-cell office:value-type="float" office:value="2843.6382812500001" table:number-columns-spanned="2" table:number-rows-spanned="1" table:style-name="ce7">
            <text:p>2,844</text:p>
          </table:table-cell>
          <table:covered-table-cell/>
          <table:table-cell office:value-type="float" office:value="3639857" table:style-name="ce4">
            <text:p>3,639,857</text:p>
          </table:table-cell>
          <table:table-cell office:value-type="float" office:value="9152368" table:style-name="ce4">
            <text:p>9,152,368</text:p>
          </table:table-cell>
          <table:table-cell office:value-type="float" office:value="14095339" table:style-name="ce4">
            <text:p>14,095,33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礁溪老爺大酒店</text:p>
          </table:table-cell>
          <table:covered-table-cell table:number-columns-repeated="4"/>
          <table:table-cell office:value-type="string" office:string-value="礁溪老爺大酒店" table:formula="of:=SUBSTITUTE([.A84];&quot;*&quot;;&quot;&quot;)" table:style-name="ce3">
            <text:p>礁溪老爺大酒店</text:p>
          </table:table-cell>
          <table:table-cell office:value-type="string" table:style-name="ce3">
            <text:p>Scenery</text:p>
          </table:table-cell>
          <table:table-cell office:value-type="float" office:value="197" table:style-name="ce4">
            <text:p>197</text:p>
          </table:table-cell>
          <table:table-cell office:value-type="float" office:value="5310" table:number-columns-spanned="2" table:number-rows-spanned="1" table:style-name="ce7">
            <text:p>5,310</text:p>
          </table:table-cell>
          <table:covered-table-cell/>
          <table:table-cell office:value-type="percentage" office:value="0.86949402325200587" table:style-name="ce5">
            <text:p>86.95%</text:p>
          </table:table-cell>
          <table:table-cell office:value-type="float" office:value="7402.6241054613938" table:number-columns-spanned="2" table:number-rows-spanned="1" table:style-name="ce7">
            <text:p>7,403</text:p>
          </table:table-cell>
          <table:covered-table-cell/>
          <table:table-cell office:value-type="float" office:value="39307934" table:style-name="ce4">
            <text:p>39,307,934</text:p>
          </table:table-cell>
          <table:table-cell office:value-type="float" office:value="27512626" table:style-name="ce4">
            <text:p>27,512,626</text:p>
          </table:table-cell>
          <table:table-cell office:value-type="float" office:value="82273027" table:style-name="ce4">
            <text:p>82,273,02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涵碧樓大飯店</text:p>
          </table:table-cell>
          <table:covered-table-cell table:number-columns-repeated="4"/>
          <table:table-cell office:value-type="string" office:string-value="涵碧樓大飯店" table:formula="of:=SUBSTITUTE([.A85];&quot;*&quot;;&quot;&quot;)" table:style-name="ce3">
            <text:p>涵碧樓大飯店</text:p>
          </table:table-cell>
          <table:table-cell office:value-type="string" table:style-name="ce3">
            <text:p>Scenery</text:p>
          </table:table-cell>
          <table:table-cell office:value-type="float" office:value="96" table:style-name="ce4">
            <text:p>96</text:p>
          </table:table-cell>
          <table:table-cell office:value-type="float" office:value="2557" table:number-columns-spanned="2" table:number-rows-spanned="1" table:style-name="ce7">
            <text:p>2,557</text:p>
          </table:table-cell>
          <table:covered-table-cell/>
          <table:table-cell office:value-type="percentage" office:value="0.85920698924731187" table:style-name="ce5">
            <text:p>85.92%</text:p>
          </table:table-cell>
          <table:table-cell office:value-type="float" office:value="14868.824012514669" table:number-columns-spanned="2" table:number-rows-spanned="1" table:style-name="ce7">
            <text:p>14,869</text:p>
          </table:table-cell>
          <table:covered-table-cell/>
          <table:table-cell office:value-type="float" office:value="38019583" table:style-name="ce4">
            <text:p>38,019,583</text:p>
          </table:table-cell>
          <table:table-cell office:value-type="float" office:value="8633137" table:style-name="ce4">
            <text:p>8,633,137</text:p>
          </table:table-cell>
          <table:table-cell office:value-type="float" office:value="53338562" table:style-name="ce4">
            <text:p>53,338,56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雲品溫泉酒店日月潭</text:p>
          </table:table-cell>
          <table:covered-table-cell table:number-columns-repeated="4"/>
          <table:table-cell office:value-type="string" office:string-value="雲品溫泉酒店日月潭" table:formula="of:=SUBSTITUTE([.A86];&quot;*&quot;;&quot;&quot;)" table:style-name="ce3">
            <text:p>雲品溫泉酒店日月潭</text:p>
          </table:table-cell>
          <table:table-cell office:value-type="string" table:style-name="ce3">
            <text:p>Scenery</text:p>
          </table:table-cell>
          <table:table-cell office:value-type="float" office:value="211" table:style-name="ce4">
            <text:p>211</text:p>
          </table:table-cell>
          <table:table-cell office:value-type="float" office:value="5894" table:number-columns-spanned="2" table:number-rows-spanned="1" table:style-name="ce7">
            <text:p>5,894</text:p>
          </table:table-cell>
          <table:covered-table-cell/>
          <table:table-cell office:value-type="percentage" office:value="0.90108546093869435" table:style-name="ce5">
            <text:p>90.11%</text:p>
          </table:table-cell>
          <table:table-cell office:value-type="float" office:value="9054.2670512385484" table:number-columns-spanned="2" table:number-rows-spanned="1" table:style-name="ce7">
            <text:p>9,054</text:p>
          </table:table-cell>
          <table:covered-table-cell/>
          <table:table-cell office:value-type="float" office:value="53365850" table:style-name="ce4">
            <text:p>53,365,850</text:p>
          </table:table-cell>
          <table:table-cell office:value-type="float" office:value="28959636" table:style-name="ce4">
            <text:p>28,959,636</text:p>
          </table:table-cell>
          <table:table-cell office:value-type="float" office:value="88107983" table:style-name="ce4">
            <text:p>88,107,98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日月行館</text:p>
          </table:table-cell>
          <table:covered-table-cell table:number-columns-repeated="4"/>
          <table:table-cell office:value-type="string" office:string-value="日月行館" table:formula="of:=SUBSTITUTE([.A87];&quot;*&quot;;&quot;&quot;)" table:style-name="ce3">
            <text:p>日月行館</text:p>
          </table:table-cell>
          <table:table-cell office:value-type="string" table:style-name="ce3">
            <text:p>Scenery</text:p>
          </table:table-cell>
          <table:table-cell office:value-type="float" office:value="92" table:style-name="ce4">
            <text:p>92</text:p>
          </table:table-cell>
          <table:table-cell office:value-type="float" office:value="1222" table:number-columns-spanned="2" table:number-rows-spanned="1" table:style-name="ce7">
            <text:p>1,222</text:p>
          </table:table-cell>
          <table:covered-table-cell/>
          <table:table-cell office:value-type="percentage" office:value="0.42847124824684429" table:style-name="ce5">
            <text:p>42.85%</text:p>
          </table:table-cell>
          <table:table-cell office:value-type="float" office:value="11271.1620294599" table:number-columns-spanned="2" table:number-rows-spanned="1" table:style-name="ce7">
            <text:p>11,271</text:p>
          </table:table-cell>
          <table:covered-table-cell/>
          <table:table-cell office:value-type="float" office:value="13773360" table:style-name="ce4">
            <text:p>13,773,360</text:p>
          </table:table-cell>
          <table:table-cell office:value-type="float" office:value="1608257" table:style-name="ce4">
            <text:p>1,608,257</text:p>
          </table:table-cell>
          <table:table-cell office:value-type="float" office:value="15823039" table:style-name="ce4">
            <text:p>15,823,03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凱撒大飯店</text:p>
          </table:table-cell>
          <table:covered-table-cell table:number-columns-repeated="4"/>
          <table:table-cell office:value-type="string" office:string-value="凱撒大飯店" table:formula="of:=SUBSTITUTE([.A88];&quot;*&quot;;&quot;&quot;)" table:style-name="ce3">
            <text:p>凱撒大飯店</text:p>
          </table:table-cell>
          <table:table-cell office:value-type="string" table:style-name="ce3">
            <text:p>Scenery</text:p>
          </table:table-cell>
          <table:table-cell office:value-type="float" office:value="281" table:style-name="ce4">
            <text:p>281</text:p>
          </table:table-cell>
          <table:table-cell office:value-type="float" office:value="8582" table:number-columns-spanned="2" table:number-rows-spanned="1" table:style-name="ce7">
            <text:p>8,582</text:p>
          </table:table-cell>
          <table:covered-table-cell/>
          <table:table-cell office:value-type="percentage" office:value="0.98519113764206179" table:style-name="ce5">
            <text:p>98.52%</text:p>
          </table:table-cell>
          <table:table-cell office:value-type="float" office:value="7140.5391517128874" table:number-columns-spanned="2" table:number-rows-spanned="1" table:style-name="ce7">
            <text:p>7,141</text:p>
          </table:table-cell>
          <table:covered-table-cell/>
          <table:table-cell office:value-type="float" office:value="61280107" table:style-name="ce4">
            <text:p>61,280,107</text:p>
          </table:table-cell>
          <table:table-cell office:value-type="float" office:value="8931821" table:style-name="ce4">
            <text:p>8,931,821</text:p>
          </table:table-cell>
          <table:table-cell office:value-type="float" office:value="74145217" table:style-name="ce4">
            <text:p>74,145,21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墾丁福華渡假飯店</text:p>
          </table:table-cell>
          <table:covered-table-cell table:number-columns-repeated="4"/>
          <table:table-cell office:value-type="string" office:string-value="墾丁福華渡假飯店" table:formula="of:=SUBSTITUTE([.A89];&quot;*&quot;;&quot;&quot;)" table:style-name="ce3">
            <text:p>墾丁福華渡假飯店</text:p>
          </table:table-cell>
          <table:table-cell office:value-type="string" table:style-name="ce3">
            <text:p>Scenery</text:p>
          </table:table-cell>
          <table:table-cell office:value-type="float" office:value="458" table:style-name="ce4">
            <text:p>458</text:p>
          </table:table-cell>
          <table:table-cell office:value-type="float" office:value="11613" table:number-columns-spanned="2" table:number-rows-spanned="1" table:style-name="ce7">
            <text:p>11,613</text:p>
          </table:table-cell>
          <table:covered-table-cell/>
          <table:table-cell office:value-type="percentage" office:value="0.81793210311311448" table:style-name="ce5">
            <text:p>81.79%</text:p>
          </table:table-cell>
          <table:table-cell office:value-type="float" office:value="4795.4837681908202" table:number-columns-spanned="2" table:number-rows-spanned="1" table:style-name="ce7">
            <text:p>4,795</text:p>
          </table:table-cell>
          <table:covered-table-cell/>
          <table:table-cell office:value-type="float" office:value="55689953" table:style-name="ce4">
            <text:p>55,689,953</text:p>
          </table:table-cell>
          <table:table-cell office:value-type="float" office:value="11781107" table:style-name="ce4">
            <text:p>11,781,107</text:p>
          </table:table-cell>
          <table:table-cell office:value-type="float" office:value="70576525" table:style-name="ce4">
            <text:p>70,576,52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知本老爺大酒店</text:p>
          </table:table-cell>
          <table:covered-table-cell table:number-columns-repeated="4"/>
          <table:table-cell office:value-type="string" office:string-value="知本老爺大酒店" table:formula="of:=SUBSTITUTE([.A90];&quot;*&quot;;&quot;&quot;)" table:style-name="ce3">
            <text:p>知本老爺大酒店</text:p>
          </table:table-cell>
          <table:table-cell office:value-type="string" table:style-name="ce3">
            <text:p>Scenery</text:p>
          </table:table-cell>
          <table:table-cell office:value-type="float" office:value="182" table:style-name="ce4">
            <text:p>182</text:p>
          </table:table-cell>
          <table:table-cell office:value-type="float" office:value="5237" table:number-columns-spanned="2" table:number-rows-spanned="1" table:style-name="ce7">
            <text:p>5,237</text:p>
          </table:table-cell>
          <table:covered-table-cell/>
          <table:table-cell office:value-type="percentage" office:value="0.92821694434597657" table:style-name="ce5">
            <text:p>92.82%</text:p>
          </table:table-cell>
          <table:table-cell office:value-type="float" office:value="4874.5254916937174" table:number-columns-spanned="2" table:number-rows-spanned="1" table:style-name="ce7">
            <text:p>4,875</text:p>
          </table:table-cell>
          <table:covered-table-cell/>
          <table:table-cell office:value-type="float" office:value="25527890" table:style-name="ce4">
            <text:p>25,527,890</text:p>
          </table:table-cell>
          <table:table-cell office:value-type="float" office:value="13003527" table:style-name="ce4">
            <text:p>13,003,527</text:p>
          </table:table-cell>
          <table:table-cell office:value-type="float" office:value="43806201" table:style-name="ce4">
            <text:p>43,806,20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太魯閣晶英酒店</text:p>
          </table:table-cell>
          <table:covered-table-cell table:number-columns-repeated="4"/>
          <table:table-cell office:value-type="string" office:string-value="太魯閣晶英酒店" table:formula="of:=SUBSTITUTE([.A91];&quot;*&quot;;&quot;&quot;)" table:style-name="ce3">
            <text:p>太魯閣晶英酒店</text:p>
          </table:table-cell>
          <table:table-cell office:value-type="string" table:style-name="ce3">
            <text:p>Scenery</text:p>
          </table:table-cell>
          <table:table-cell office:value-type="float" office:value="160" table:style-name="ce4">
            <text:p>160</text:p>
          </table:table-cell>
          <table:table-cell office:value-type="float" office:value="3638" table:number-columns-spanned="2" table:number-rows-spanned="1" table:style-name="ce7">
            <text:p>3,638</text:p>
          </table:table-cell>
          <table:covered-table-cell/>
          <table:table-cell office:value-type="percentage" office:value="0.73346774193548392" table:style-name="ce5">
            <text:p>73.35%</text:p>
          </table:table-cell>
          <table:table-cell office:value-type="float" office:value="9416.7325453545909" table:number-columns-spanned="2" table:number-rows-spanned="1" table:style-name="ce7">
            <text:p>9,417</text:p>
          </table:table-cell>
          <table:covered-table-cell/>
          <table:table-cell office:value-type="float" office:value="34258073" table:style-name="ce4">
            <text:p>34,258,073</text:p>
          </table:table-cell>
          <table:table-cell office:value-type="float" office:value="10425652" table:style-name="ce4">
            <text:p>10,425,652</text:p>
          </table:table-cell>
          <table:table-cell office:value-type="float" office:value="49814728" table:style-name="ce4">
            <text:p>49,814,72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福隆</text:p>
          </table:table-cell>
          <table:covered-table-cell table:number-columns-repeated="4"/>
          <table:table-cell office:value-type="string" office:string-value="福容大飯店 福隆" table:formula="of:=SUBSTITUTE([.A92];&quot;*&quot;;&quot;&quot;)" table:style-name="ce3">
            <text:p>福容大飯店 福隆</text:p>
          </table:table-cell>
          <table:table-cell office:value-type="string" table:style-name="ce3">
            <text:p>Scenery</text:p>
          </table:table-cell>
          <table:table-cell office:value-type="float" office:value="174" table:style-name="ce4">
            <text:p>174</text:p>
          </table:table-cell>
          <table:table-cell office:value-type="float" office:value="3504" table:number-columns-spanned="2" table:number-rows-spanned="1" table:style-name="ce7">
            <text:p>3,504</text:p>
          </table:table-cell>
          <table:covered-table-cell/>
          <table:table-cell office:value-type="percentage" office:value="0.64961067853170185" table:style-name="ce5">
            <text:p>64.96%</text:p>
          </table:table-cell>
          <table:table-cell office:value-type="float" office:value="4581.1244292237443" table:number-columns-spanned="2" table:number-rows-spanned="1" table:style-name="ce7">
            <text:p>4,581</text:p>
          </table:table-cell>
          <table:covered-table-cell/>
          <table:table-cell office:value-type="float" office:value="16052260" table:style-name="ce4">
            <text:p>16,052,260</text:p>
          </table:table-cell>
          <table:table-cell office:value-type="float" office:value="9263608" table:style-name="ce4">
            <text:p>9,263,608</text:p>
          </table:table-cell>
          <table:table-cell office:value-type="float" office:value="25920136" table:style-name="ce4">
            <text:p>25,920,13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龍谷大飯店</text:p>
          </table:table-cell>
          <table:covered-table-cell table:number-columns-repeated="4"/>
          <table:table-cell office:value-type="string" office:string-value="龍谷大飯店" table:formula="of:=SUBSTITUTE([.A93];&quot;*&quot;;&quot;&quot;)" table:style-name="ce3">
            <text:p>龍谷大飯店</text:p>
          </table:table-cell>
          <table:table-cell office:value-type="string" table:style-name="ce3">
            <text:p>Scenery</text:p>
          </table:table-cell>
          <table:table-cell office:value-type="float" office:value="189" table:style-name="ce4">
            <text:p>189</text:p>
          </table:table-cell>
          <table:table-cell office:value-type="float" office:value="1248" table:number-columns-spanned="2" table:number-rows-spanned="1" table:style-name="ce7">
            <text:p>1,248</text:p>
          </table:table-cell>
          <table:covered-table-cell/>
          <table:table-cell office:value-type="percentage" office:value="0.2130056323604711" table:style-name="ce5">
            <text:p>21.30%</text:p>
          </table:table-cell>
          <table:table-cell office:value-type="float" office:value="1914.342948717949" table:number-columns-spanned="2" table:number-rows-spanned="1" table:style-name="ce7">
            <text:p>1,914</text:p>
          </table:table-cell>
          <table:covered-table-cell/>
          <table:table-cell office:value-type="float" office:value="2389100" table:style-name="ce4">
            <text:p>2,389,100</text:p>
          </table:table-cell>
          <table:table-cell office:value-type="float" office:value="1087057" table:style-name="ce4">
            <text:p>1,087,057</text:p>
          </table:table-cell>
          <table:table-cell office:value-type="float" office:value="3762150" table:style-name="ce4">
            <text:p>3,762,15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</text:p>
          </table:table-cell>
          <table:covered-table-cell table:number-columns-repeated="4"/>
          <table:table-cell office:value-type="string" office:string-value="阿里山賓館" table:formula="of:=SUBSTITUTE([.A94];&quot;*&quot;;&quot;&quot;)" table:style-name="ce3">
            <text:p>阿里山賓館</text:p>
          </table:table-cell>
          <table:table-cell office:value-type="string" table:style-name="ce3">
            <text:p>Scenery</text:p>
          </table:table-cell>
          <table:table-cell office:value-type="float" office:value="35" table:style-name="ce4">
            <text:p>35</text:p>
          </table:table-cell>
          <table:table-cell office:value-type="float" office:value="602" table:number-columns-spanned="2" table:number-rows-spanned="1" table:style-name="ce7">
            <text:p>602</text:p>
          </table:table-cell>
          <table:covered-table-cell/>
          <table:table-cell office:value-type="percentage" office:value="0.55483870967741933" table:style-name="ce5">
            <text:p>55.48%</text:p>
          </table:table-cell>
          <table:table-cell office:value-type="float" office:value="5842.3106312292357" table:number-columns-spanned="2" table:number-rows-spanned="1" table:style-name="ce7">
            <text:p>5,842</text:p>
          </table:table-cell>
          <table:covered-table-cell/>
          <table:table-cell office:value-type="float" office:value="3517071" table:style-name="ce4">
            <text:p>3,517,071</text:p>
          </table:table-cell>
          <table:table-cell office:value-type="float" office:value="0" table:style-name="ce4">
            <text:p>0</text:p>
          </table:table-cell>
          <table:table-cell office:value-type="float" office:value="3517071" table:style-name="ce4">
            <text:p>3,517,0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名都觀光渡假大飯店</text:p>
          </table:table-cell>
          <table:covered-table-cell table:number-columns-repeated="4"/>
          <table:table-cell office:value-type="string" office:string-value="名都觀光渡假大飯店" table:formula="of:=SUBSTITUTE([.A95];&quot;*&quot;;&quot;&quot;)" table:style-name="ce3">
            <text:p>名都觀光渡假大飯店</text:p>
          </table:table-cell>
          <table:table-cell office:value-type="string" table:style-name="ce3">
            <text:p>Scenery</text:p>
          </table:table-cell>
          <table:table-cell office:value-type="float" office:value="97" table:style-name="ce4">
            <text:p>97</text:p>
          </table:table-cell>
          <table:table-cell office:value-type="float" office:value="266" table:number-columns-spanned="2" table:number-rows-spanned="1" table:style-name="ce7">
            <text:p>266</text:p>
          </table:table-cell>
          <table:covered-table-cell/>
          <table:table-cell office:value-type="percentage" office:value="8.8460259394745597E-2" table:style-name="ce5">
            <text:p>8.85%</text:p>
          </table:table-cell>
          <table:table-cell office:value-type="float" office:value="3121.7631578947371" table:number-columns-spanned="2" table:number-rows-spanned="1" table:style-name="ce7">
            <text:p>3,122</text:p>
          </table:table-cell>
          <table:covered-table-cell/>
          <table:table-cell office:value-type="float" office:value="830389" table:style-name="ce4">
            <text:p>830,389</text:p>
          </table:table-cell>
          <table:table-cell office:value-type="float" office:value="1331185" table:style-name="ce4">
            <text:p>1,331,185</text:p>
          </table:table-cell>
          <table:table-cell office:value-type="float" office:value="2230044" table:style-name="ce4">
            <text:p>2,230,04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(新館)</text:p>
          </table:table-cell>
          <table:covered-table-cell table:number-columns-repeated="4"/>
          <table:table-cell office:value-type="string" office:string-value="阿里山賓館(新館)" table:formula="of:=SUBSTITUTE([.A96];&quot;*&quot;;&quot;&quot;)" table:style-name="ce3">
            <text:p>阿里山賓館(新館)</text:p>
          </table:table-cell>
          <table:table-cell office:value-type="string" table:style-name="ce3">
            <text:p>Scenery</text:p>
          </table:table-cell>
          <table:table-cell office:value-type="float" office:value="104" table:style-name="ce4">
            <text:p>104</text:p>
          </table:table-cell>
          <table:table-cell office:value-type="float" office:value="3019" table:number-columns-spanned="2" table:number-rows-spanned="1" table:style-name="ce7">
            <text:p>3,019</text:p>
          </table:table-cell>
          <table:covered-table-cell/>
          <table:table-cell office:value-type="percentage" office:value="0.93641439205955335" table:style-name="ce5">
            <text:p>93.64%</text:p>
          </table:table-cell>
          <table:table-cell office:value-type="float" office:value="5687.8370321298444" table:number-columns-spanned="2" table:number-rows-spanned="1" table:style-name="ce7">
            <text:p>5,688</text:p>
          </table:table-cell>
          <table:covered-table-cell/>
          <table:table-cell office:value-type="float" office:value="17171580" table:style-name="ce4">
            <text:p>17,171,580</text:p>
          </table:table-cell>
          <table:table-cell office:value-type="float" office:value="12260903" table:style-name="ce4">
            <text:p>12,260,903</text:p>
          </table:table-cell>
          <table:table-cell office:value-type="float" office:value="29893949" table:style-name="ce4">
            <text:p>29,893,9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墾丁怡灣渡假酒店</text:p>
          </table:table-cell>
          <table:covered-table-cell table:number-columns-repeated="4"/>
          <table:table-cell office:value-type="string" office:string-value="墾丁怡灣渡假酒店" table:formula="of:=SUBSTITUTE([.A97];&quot;*&quot;;&quot;&quot;)" table:style-name="ce3">
            <text:p>墾丁怡灣渡假酒店</text:p>
          </table:table-cell>
          <table:table-cell office:value-type="string" table:style-name="ce3">
            <text:p>Scenery</text:p>
          </table:table-cell>
          <table:table-cell office:value-type="float" office:value="236" table:style-name="ce4">
            <text:p>236</text:p>
          </table:table-cell>
          <table:table-cell office:value-type="float" office:value="4037" table:number-columns-spanned="2" table:number-rows-spanned="1" table:style-name="ce7">
            <text:p>4,037</text:p>
          </table:table-cell>
          <table:covered-table-cell/>
          <table:table-cell office:value-type="percentage" office:value="0.55180426462547838" table:style-name="ce5">
            <text:p>55.18%</text:p>
          </table:table-cell>
          <table:table-cell office:value-type="float" office:value="3065.1297993559569" table:number-columns-spanned="2" table:number-rows-spanned="1" table:style-name="ce7">
            <text:p>3,065</text:p>
          </table:table-cell>
          <table:covered-table-cell/>
          <table:table-cell office:value-type="float" office:value="12373929" table:style-name="ce4">
            <text:p>12,373,929</text:p>
          </table:table-cell>
          <table:table-cell office:value-type="float" office:value="248405" table:style-name="ce4">
            <text:p>248,405</text:p>
          </table:table-cell>
          <table:table-cell office:value-type="float" office:value="13207400" table:style-name="ce4">
            <text:p>13,207,4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容大飯店 <text:s text:c="3"/>淡水漁人碼頭</text:p>
          </table:table-cell>
          <table:covered-table-cell table:number-columns-repeated="4"/>
          <table:table-cell office:value-type="string" office:string-value="福容大飯店    淡水漁人碼頭" table:formula="of:=SUBSTITUTE([.A98];&quot;*&quot;;&quot;&quot;)" table:style-name="ce3">
            <text:p>福容大飯店 <text:s text:c="3"/>淡水漁人碼頭</text:p>
          </table:table-cell>
          <table:table-cell office:value-type="string" table:style-name="ce3">
            <text:p>Others</text:p>
          </table:table-cell>
          <table:table-cell office:value-type="float" office:value="198" table:style-name="ce4">
            <text:p>198</text:p>
          </table:table-cell>
          <table:table-cell office:value-type="float" office:value="3946" table:number-columns-spanned="2" table:number-rows-spanned="1" table:style-name="ce7">
            <text:p>3,946</text:p>
          </table:table-cell>
          <table:covered-table-cell/>
          <table:table-cell office:value-type="percentage" office:value="0.64288041707396548" table:style-name="ce5">
            <text:p>64.29%</text:p>
          </table:table-cell>
          <table:table-cell office:value-type="float" office:value="4280.7876330461222" table:number-columns-spanned="2" table:number-rows-spanned="1" table:style-name="ce7">
            <text:p>4,281</text:p>
          </table:table-cell>
          <table:covered-table-cell/>
          <table:table-cell office:value-type="float" office:value="16891988" table:style-name="ce4">
            <text:p>16,891,988</text:p>
          </table:table-cell>
          <table:table-cell office:value-type="float" office:value="14158770" table:style-name="ce4">
            <text:p>14,158,770</text:p>
          </table:table-cell>
          <table:table-cell office:value-type="float" office:value="33404631" table:style-name="ce4">
            <text:p>33,404,63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大板根渡假酒店</text:p>
          </table:table-cell>
          <table:covered-table-cell table:number-columns-repeated="4"/>
          <table:table-cell office:value-type="string" office:string-value="大板根渡假酒店" table:formula="of:=SUBSTITUTE([.A99];&quot;*&quot;;&quot;&quot;)" table:style-name="ce3">
            <text:p>大板根渡假酒店</text:p>
          </table:table-cell>
          <table:table-cell office:value-type="string" table:style-name="ce3">
            <text:p>Others</text:p>
          </table:table-cell>
          <table:table-cell office:value-type="float" office:value="95" table:style-name="ce4">
            <text:p>95</text:p>
          </table:table-cell>
          <table:table-cell office:value-type="float" office:value="2827" table:number-columns-spanned="2" table:number-rows-spanned="1" table:style-name="ce7">
            <text:p>2,827</text:p>
          </table:table-cell>
          <table:covered-table-cell/>
          <table:table-cell office:value-type="percentage" office:value="0.95993208828522925" table:style-name="ce5">
            <text:p>95.99%</text:p>
          </table:table-cell>
          <table:table-cell office:value-type="float" office:value="4864.0095507605238" table:number-columns-spanned="2" table:number-rows-spanned="1" table:style-name="ce7">
            <text:p>4,864</text:p>
          </table:table-cell>
          <table:covered-table-cell/>
          <table:table-cell office:value-type="float" office:value="13750555" table:style-name="ce4">
            <text:p>13,750,555</text:p>
          </table:table-cell>
          <table:table-cell office:value-type="float" office:value="15213947" table:style-name="ce4">
            <text:p>15,213,947</text:p>
          </table:table-cell>
          <table:table-cell office:value-type="float" office:value="47297835" table:style-name="ce4">
            <text:p>47,297,8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板橋凱撒大飯店</text:p>
          </table:table-cell>
          <table:covered-table-cell table:number-columns-repeated="4"/>
          <table:table-cell office:value-type="string" office:string-value="板橋凱撒大飯店" table:formula="of:=SUBSTITUTE([.A100];&quot;*&quot;;&quot;&quot;)" table:style-name="ce3">
            <text:p>板橋凱撒大飯店</text:p>
          </table:table-cell>
          <table:table-cell office:value-type="string" table:style-name="ce3">
            <text:p>Others</text:p>
          </table:table-cell>
          <table:table-cell office:value-type="float" office:value="400" table:style-name="ce4">
            <text:p>400</text:p>
          </table:table-cell>
          <table:table-cell office:value-type="float" office:value="4922" table:number-columns-spanned="2" table:number-rows-spanned="1" table:style-name="ce7">
            <text:p>4,922</text:p>
          </table:table-cell>
          <table:covered-table-cell/>
          <table:table-cell office:value-type="percentage" office:value="0.39693548387096772" table:style-name="ce5">
            <text:p>39.69%</text:p>
          </table:table-cell>
          <table:table-cell office:value-type="float" office:value="3144.1757415684679" table:number-columns-spanned="2" table:number-rows-spanned="1" table:style-name="ce7">
            <text:p>3,144</text:p>
          </table:table-cell>
          <table:covered-table-cell/>
          <table:table-cell office:value-type="float" office:value="15475633" table:style-name="ce4">
            <text:p>15,475,633</text:p>
          </table:table-cell>
          <table:table-cell office:value-type="float" office:value="8792742" table:style-name="ce4">
            <text:p>8,792,742</text:p>
          </table:table-cell>
          <table:table-cell office:value-type="float" office:value="24272664" table:style-name="ce4">
            <text:p>24,272,66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飯店</text:p>
          </table:table-cell>
          <table:covered-table-cell table:number-columns-repeated="4"/>
          <table:table-cell office:value-type="string" office:string-value="台南大飯店" table:formula="of:=SUBSTITUTE([.A101];&quot;*&quot;;&quot;&quot;)" table:style-name="ce3">
            <text:p>台南大飯店</text:p>
          </table:table-cell>
          <table:table-cell office:value-type="string" table:style-name="ce3">
            <text:p>Others</text:p>
          </table:table-cell>
          <table:table-cell office:value-type="float" office:value="152" table:style-name="ce4">
            <text:p>152</text:p>
          </table:table-cell>
          <table:table-cell office:value-type="float" office:value="2693" table:number-columns-spanned="2" table:number-rows-spanned="1" table:style-name="ce7">
            <text:p>2,693</text:p>
          </table:table-cell>
          <table:covered-table-cell/>
          <table:table-cell office:value-type="percentage" office:value="0.5715195246179966" table:style-name="ce5">
            <text:p>57.15%</text:p>
          </table:table-cell>
          <table:table-cell office:value-type="float" office:value="2205.8562940958041" table:number-columns-spanned="2" table:number-rows-spanned="1" table:style-name="ce7">
            <text:p>2,206</text:p>
          </table:table-cell>
          <table:covered-table-cell/>
          <table:table-cell office:value-type="float" office:value="5940371" table:style-name="ce4">
            <text:p>5,940,371</text:p>
          </table:table-cell>
          <table:table-cell office:value-type="float" office:value="6020813" table:style-name="ce4">
            <text:p>6,020,813</text:p>
          </table:table-cell>
          <table:table-cell office:value-type="float" office:value="12711943" table:style-name="ce4">
            <text:p>12,711,94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糖長榮酒店(台南)</text:p>
          </table:table-cell>
          <table:covered-table-cell table:number-columns-repeated="4"/>
          <table:table-cell office:value-type="string" office:string-value="台糖長榮酒店(台南)" table:formula="of:=SUBSTITUTE([.A102];&quot;*&quot;;&quot;&quot;)" table:style-name="ce3">
            <text:p>台糖長榮酒店(台南)</text:p>
          </table:table-cell>
          <table:table-cell office:value-type="string" table:style-name="ce3">
            <text:p>Others</text:p>
          </table:table-cell>
          <table:table-cell office:value-type="float" office:value="197" table:style-name="ce4">
            <text:p>197</text:p>
          </table:table-cell>
          <table:table-cell office:value-type="float" office:value="4955" table:number-columns-spanned="2" table:number-rows-spanned="1" table:style-name="ce7">
            <text:p>4,955</text:p>
          </table:table-cell>
          <table:covered-table-cell/>
          <table:table-cell office:value-type="percentage" office:value="0.81136400851481905" table:style-name="ce5">
            <text:p>81.14%</text:p>
          </table:table-cell>
          <table:table-cell office:value-type="float" office:value="2628.8994954591321" table:number-columns-spanned="2" table:number-rows-spanned="1" table:style-name="ce7">
            <text:p>2,629</text:p>
          </table:table-cell>
          <table:covered-table-cell/>
          <table:table-cell office:value-type="float" office:value="13026197" table:style-name="ce4">
            <text:p>13,026,197</text:p>
          </table:table-cell>
          <table:table-cell office:value-type="float" office:value="19442871" table:style-name="ce4">
            <text:p>19,442,871</text:p>
          </table:table-cell>
          <table:table-cell office:value-type="float" office:value="34165275" table:style-name="ce4">
            <text:p>34,165,27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南遠東國際大飯店</text:p>
          </table:table-cell>
          <table:covered-table-cell table:number-columns-repeated="4"/>
          <table:table-cell office:value-type="string" office:string-value="香格里拉台南遠東國際大飯店" table:formula="of:=SUBSTITUTE([.A103];&quot;*&quot;;&quot;&quot;)" table:style-name="ce3">
            <text:p>香格里拉台南遠東國際大飯店</text:p>
          </table:table-cell>
          <table:table-cell office:value-type="string" table:style-name="ce3">
            <text:p>Others</text:p>
          </table:table-cell>
          <table:table-cell office:value-type="float" office:value="331" table:style-name="ce4">
            <text:p>331</text:p>
          </table:table-cell>
          <table:table-cell office:value-type="float" office:value="7673" table:number-columns-spanned="2" table:number-rows-spanned="1" table:style-name="ce7">
            <text:p>7,673</text:p>
          </table:table-cell>
          <table:covered-table-cell/>
          <table:table-cell office:value-type="percentage" office:value="0.74778286716694276" table:style-name="ce5">
            <text:p>74.78%</text:p>
          </table:table-cell>
          <table:table-cell office:value-type="float" office:value="3533.7160172031799" table:number-columns-spanned="2" table:number-rows-spanned="1" table:style-name="ce7">
            <text:p>3,534</text:p>
          </table:table-cell>
          <table:covered-table-cell/>
          <table:table-cell office:value-type="float" office:value="27114203" table:style-name="ce4">
            <text:p>27,114,203</text:p>
          </table:table-cell>
          <table:table-cell office:value-type="float" office:value="18914941" table:style-name="ce4">
            <text:p>18,914,941</text:p>
          </table:table-cell>
          <table:table-cell office:value-type="float" office:value="51763374" table:style-name="ce4">
            <text:p>51,763,37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員皇冠假日酒店</text:p>
          </table:table-cell>
          <table:covered-table-cell table:number-columns-repeated="4"/>
          <table:table-cell office:value-type="string" office:string-value="台南大員皇冠假日酒店" table:formula="of:=SUBSTITUTE([.A104];&quot;*&quot;;&quot;&quot;)" table:style-name="ce3">
            <text:p>台南大員皇冠假日酒店</text:p>
          </table:table-cell>
          <table:table-cell office:value-type="string" table:style-name="ce3">
            <text:p>Others</text:p>
          </table:table-cell>
          <table:table-cell office:value-type="float" office:value="230" table:style-name="ce4">
            <text:p>230</text:p>
          </table:table-cell>
          <table:table-cell office:value-type="float" office:value="4670" table:number-columns-spanned="2" table:number-rows-spanned="1" table:style-name="ce7">
            <text:p>4,670</text:p>
          </table:table-cell>
          <table:covered-table-cell/>
          <table:table-cell office:value-type="percentage" office:value="0.65497896213183726" table:style-name="ce5">
            <text:p>65.50%</text:p>
          </table:table-cell>
          <table:table-cell office:value-type="float" office:value="3435.0438972162742" table:number-columns-spanned="2" table:number-rows-spanned="1" table:style-name="ce7">
            <text:p>3,435</text:p>
          </table:table-cell>
          <table:covered-table-cell/>
          <table:table-cell office:value-type="float" office:value="16041655" table:style-name="ce4">
            <text:p>16,041,655</text:p>
          </table:table-cell>
          <table:table-cell office:value-type="float" office:value="12126056" table:style-name="ce4">
            <text:p>12,126,056</text:p>
          </table:table-cell>
          <table:table-cell office:value-type="float" office:value="31339097" table:style-name="ce4">
            <text:p>31,339,09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蘭城晶英酒店</text:p>
          </table:table-cell>
          <table:covered-table-cell table:number-columns-repeated="4"/>
          <table:table-cell office:value-type="string" office:string-value="蘭城晶英酒店" table:formula="of:=SUBSTITUTE([.A105];&quot;*&quot;;&quot;&quot;)" table:style-name="ce3">
            <text:p>蘭城晶英酒店</text:p>
          </table:table-cell>
          <table:table-cell office:value-type="string" table:style-name="ce3">
            <text:p>Others</text:p>
          </table:table-cell>
          <table:table-cell office:value-type="float" office:value="193" table:style-name="ce4">
            <text:p>193</text:p>
          </table:table-cell>
          <table:table-cell office:value-type="float" office:value="5464" table:number-columns-spanned="2" table:number-rows-spanned="1" table:style-name="ce7">
            <text:p>5,464</text:p>
          </table:table-cell>
          <table:covered-table-cell/>
          <table:table-cell office:value-type="percentage" office:value="0.91325422029082404" table:style-name="ce5">
            <text:p>91.33%</text:p>
          </table:table-cell>
          <table:table-cell office:value-type="float" office:value="9461.7456076134695" table:number-columns-spanned="2" table:number-rows-spanned="1" table:style-name="ce7">
            <text:p>9,462</text:p>
          </table:table-cell>
          <table:covered-table-cell/>
          <table:table-cell office:value-type="float" office:value="51698978" table:style-name="ce4">
            <text:p>51,698,978</text:p>
          </table:table-cell>
          <table:table-cell office:value-type="float" office:value="54832712" table:style-name="ce4">
            <text:p>54,832,712</text:p>
          </table:table-cell>
          <table:table-cell office:value-type="float" office:value="119108813" table:style-name="ce4">
            <text:p>119,108,81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鳳凰酒店(礁溪)</text:p>
          </table:table-cell>
          <table:covered-table-cell table:number-columns-repeated="4"/>
          <table:table-cell office:value-type="string" office:string-value="長榮鳳凰酒店(礁溪)" table:formula="of:=SUBSTITUTE([.A106];&quot;*&quot;;&quot;&quot;)" table:style-name="ce3">
            <text:p>長榮鳳凰酒店(礁溪)</text:p>
          </table:table-cell>
          <table:table-cell office:value-type="string" table:style-name="ce3">
            <text:p>Others</text:p>
          </table:table-cell>
          <table:table-cell office:value-type="float" office:value="231" table:style-name="ce4">
            <text:p>231</text:p>
          </table:table-cell>
          <table:table-cell office:value-type="float" office:value="6041" table:number-columns-spanned="2" table:number-rows-spanned="1" table:style-name="ce7">
            <text:p>6,041</text:p>
          </table:table-cell>
          <table:covered-table-cell/>
          <table:table-cell office:value-type="percentage" office:value="0.84359726295210169" table:style-name="ce5">
            <text:p>84.36%</text:p>
          </table:table-cell>
          <table:table-cell office:value-type="float" office:value="5599.8139380897201" table:number-columns-spanned="2" table:number-rows-spanned="1" table:style-name="ce7">
            <text:p>5,600</text:p>
          </table:table-cell>
          <table:covered-table-cell/>
          <table:table-cell office:value-type="float" office:value="33828476" table:style-name="ce4">
            <text:p>33,828,476</text:p>
          </table:table-cell>
          <table:table-cell office:value-type="float" office:value="21616111" table:style-name="ce4">
            <text:p>21,616,111</text:p>
          </table:table-cell>
          <table:table-cell office:value-type="float" office:value="62447581" table:style-name="ce4">
            <text:p>62,447,58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綠舞國際觀光飯店</text:p>
          </table:table-cell>
          <table:covered-table-cell table:number-columns-repeated="4"/>
          <table:table-cell office:value-type="string" office:string-value="綠舞國際觀光飯店" table:formula="of:=SUBSTITUTE([.A107];&quot;*&quot;;&quot;&quot;)" table:style-name="ce3">
            <text:p>綠舞國際觀光飯店</text:p>
          </table:table-cell>
          <table:table-cell office:value-type="string" table:style-name="ce3">
            <text:p>Others</text:p>
          </table:table-cell>
          <table:table-cell office:value-type="float" office:value="104" table:style-name="ce4">
            <text:p>104</text:p>
          </table:table-cell>
          <table:table-cell office:value-type="float" office:value="2937" table:number-columns-spanned="2" table:number-rows-spanned="1" table:style-name="ce7">
            <text:p>2,937</text:p>
          </table:table-cell>
          <table:covered-table-cell/>
          <table:table-cell office:value-type="percentage" office:value="0.91098014888337464" table:style-name="ce5">
            <text:p>91.10%</text:p>
          </table:table-cell>
          <table:table-cell office:value-type="float" office:value="3591.7099080694588" table:number-columns-spanned="2" table:number-rows-spanned="1" table:style-name="ce7">
            <text:p>3,592</text:p>
          </table:table-cell>
          <table:covered-table-cell/>
          <table:table-cell office:value-type="float" office:value="10548852" table:style-name="ce4">
            <text:p>10,548,852</text:p>
          </table:table-cell>
          <table:table-cell office:value-type="float" office:value="5315771" table:style-name="ce4">
            <text:p>5,315,771</text:p>
          </table:table-cell>
          <table:table-cell office:value-type="float" office:value="19855610" table:style-name="ce4">
            <text:p>19,855,61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麒麟大飯店</text:p>
          </table:table-cell>
          <table:covered-table-cell table:number-columns-repeated="4"/>
          <table:table-cell office:value-type="string" office:string-value="麒麟大飯店" table:formula="of:=SUBSTITUTE([.A108];&quot;*&quot;;&quot;&quot;)" table:style-name="ce3">
            <text:p>麒麟大飯店</text:p>
          </table:table-cell>
          <table:table-cell office:value-type="string" table:style-name="ce3">
            <text:p>Others</text:p>
          </table:table-cell>
          <table:table-cell office:value-type="float" office:value="167" table:style-name="ce4">
            <text:p>167</text:p>
          </table:table-cell>
          <table:table-cell office:value-type="float" office:value="3078" table:number-columns-spanned="2" table:number-rows-spanned="1" table:style-name="ce7">
            <text:p>3,078</text:p>
          </table:table-cell>
          <table:covered-table-cell/>
          <table:table-cell office:value-type="percentage" office:value="0.59455282982422253" table:style-name="ce5">
            <text:p>59.46%</text:p>
          </table:table-cell>
          <table:table-cell office:value-type="float" office:value="3184.325536062378" table:number-columns-spanned="2" table:number-rows-spanned="1" table:style-name="ce7">
            <text:p>3,184</text:p>
          </table:table-cell>
          <table:covered-table-cell/>
          <table:table-cell office:value-type="float" office:value="9801354" table:style-name="ce4">
            <text:p>9,801,354</text:p>
          </table:table-cell>
          <table:table-cell office:value-type="float" office:value="3364648" table:style-name="ce4">
            <text:p>3,364,648</text:p>
          </table:table-cell>
          <table:table-cell office:value-type="float" office:value="13397642" table:style-name="ce4">
            <text:p>13,397,64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娜路彎大酒店</text:p>
          </table:table-cell>
          <table:covered-table-cell table:number-columns-repeated="4"/>
          <table:table-cell office:value-type="string" office:string-value="娜路彎大酒店" table:formula="of:=SUBSTITUTE([.A109];&quot;*&quot;;&quot;&quot;)" table:style-name="ce3">
            <text:p>娜路彎大酒店</text:p>
          </table:table-cell>
          <table:table-cell office:value-type="string" table:style-name="ce3">
            <text:p>Others</text:p>
          </table:table-cell>
          <table:table-cell office:value-type="float" office:value="276" table:style-name="ce4">
            <text:p>276</text:p>
          </table:table-cell>
          <table:table-cell office:value-type="float" office:value="7589" table:number-columns-spanned="2" table:number-rows-spanned="1" table:style-name="ce7">
            <text:p>7,589</text:p>
          </table:table-cell>
          <table:covered-table-cell/>
          <table:table-cell office:value-type="percentage" office:value="0.88697989714820014" table:style-name="ce5">
            <text:p>88.70%</text:p>
          </table:table-cell>
          <table:table-cell office:value-type="float" office:value="4850" table:number-columns-spanned="2" table:number-rows-spanned="1" table:style-name="ce7">
            <text:p>4,850</text:p>
          </table:table-cell>
          <table:covered-table-cell/>
          <table:table-cell office:value-type="float" office:value="36806650" table:style-name="ce4">
            <text:p>36,806,650</text:p>
          </table:table-cell>
          <table:table-cell office:value-type="float" office:value="18766760" table:style-name="ce4">
            <text:p>18,766,760</text:p>
          </table:table-cell>
          <table:table-cell office:value-type="float" office:value="67487107" table:style-name="ce4">
            <text:p>67,487,10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樂樂日暉溫泉酒店</text:p>
          </table:table-cell>
          <table:covered-table-cell table:number-columns-repeated="4"/>
          <table:table-cell office:value-type="string" office:string-value="樂樂日暉溫泉酒店" table:formula="of:=SUBSTITUTE([.A110];&quot;*&quot;;&quot;&quot;)" table:style-name="ce3">
            <text:p>樂樂日暉溫泉酒店</text:p>
          </table:table-cell>
          <table:table-cell office:value-type="string" table:style-name="ce3">
            <text:p>Others</text:p>
          </table:table-cell>
          <table:table-cell office:value-type="float" office:value="48" table:style-name="ce4">
            <text:p>48</text:p>
          </table:table-cell>
          <table:table-cell office:value-type="float" office:value="670" table:number-columns-spanned="2" table:number-rows-spanned="1" table:style-name="ce7">
            <text:p>670</text:p>
          </table:table-cell>
          <table:covered-table-cell/>
          <table:table-cell office:value-type="percentage" office:value="0.45026881720430112" table:style-name="ce5">
            <text:p>45.03%</text:p>
          </table:table-cell>
          <table:table-cell office:value-type="float" office:value="2528.049253731343" table:number-columns-spanned="2" table:number-rows-spanned="1" table:style-name="ce7">
            <text:p>2,528</text:p>
          </table:table-cell>
          <table:covered-table-cell/>
          <table:table-cell office:value-type="float" office:value="1693793" table:style-name="ce4">
            <text:p>1,693,793</text:p>
          </table:table-cell>
          <table:table-cell office:value-type="float" office:value="0" table:style-name="ce4">
            <text:p>0</text:p>
          </table:table-cell>
          <table:table-cell office:value-type="float" office:value="1693793" table:style-name="ce4">
            <text:p>1,693,7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耐斯王子大飯店</text:p>
          </table:table-cell>
          <table:covered-table-cell table:number-columns-repeated="4"/>
          <table:table-cell office:value-type="string" office:string-value="耐斯王子大飯店" table:formula="of:=SUBSTITUTE([.A111];&quot;*&quot;;&quot;&quot;)" table:style-name="ce3">
            <text:p>耐斯王子大飯店</text:p>
          </table:table-cell>
          <table:table-cell office:value-type="string" table:style-name="ce3">
            <text:p>Others</text:p>
          </table:table-cell>
          <table:table-cell office:value-type="float" office:value="245" table:style-name="ce4">
            <text:p>245</text:p>
          </table:table-cell>
          <table:table-cell office:value-type="float" office:value="5102" table:number-columns-spanned="2" table:number-rows-spanned="1" table:style-name="ce7">
            <text:p>5,102</text:p>
          </table:table-cell>
          <table:covered-table-cell/>
          <table:table-cell office:value-type="percentage" office:value="0.6717577353522054" table:style-name="ce5">
            <text:p>67.18%</text:p>
          </table:table-cell>
          <table:table-cell office:value-type="float" office:value="1837.2526460211679" table:number-columns-spanned="2" table:number-rows-spanned="1" table:style-name="ce7">
            <text:p>1,837</text:p>
          </table:table-cell>
          <table:covered-table-cell/>
          <table:table-cell office:value-type="float" office:value="9373663" table:style-name="ce4">
            <text:p>9,373,663</text:p>
          </table:table-cell>
          <table:table-cell office:value-type="float" office:value="12737857" table:style-name="ce4">
            <text:p>12,737,857</text:p>
          </table:table-cell>
          <table:table-cell office:value-type="float" office:value="22932286" table:style-name="ce4">
            <text:p>22,932,28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澎湖福朋喜來登酒店</text:p>
          </table:table-cell>
          <table:covered-table-cell table:number-columns-repeated="4"/>
          <table:table-cell office:value-type="string" office:string-value="澎湖福朋喜來登酒店" table:formula="of:=SUBSTITUTE([.A112];&quot;*&quot;;&quot;&quot;)" table:style-name="ce3">
            <text:p>澎湖福朋喜來登酒店</text:p>
          </table:table-cell>
          <table:table-cell office:value-type="string" table:style-name="ce3">
            <text:p>Others</text:p>
          </table:table-cell>
          <table:table-cell office:value-type="float" office:value="331" table:style-name="ce4">
            <text:p>331</text:p>
          </table:table-cell>
          <table:table-cell office:value-type="float" office:value="8487" table:number-columns-spanned="2" table:number-rows-spanned="1" table:style-name="ce7">
            <text:p>8,487</text:p>
          </table:table-cell>
          <table:covered-table-cell/>
          <table:table-cell office:value-type="percentage" office:value="0.82711236721567094" table:style-name="ce5">
            <text:p>82.71%</text:p>
          </table:table-cell>
          <table:table-cell office:value-type="float" office:value="3728.281018027571" table:number-columns-spanned="2" table:number-rows-spanned="1" table:style-name="ce7">
            <text:p>3,728</text:p>
          </table:table-cell>
          <table:covered-table-cell/>
          <table:table-cell office:value-type="float" office:value="31641921" table:style-name="ce4">
            <text:p>31,641,921</text:p>
          </table:table-cell>
          <table:table-cell office:value-type="float" office:value="27355465" table:style-name="ce4">
            <text:p>27,355,465</text:p>
          </table:table-cell>
          <table:table-cell office:value-type="float" office:value="65648470" table:style-name="ce4">
            <text:p>65,648,4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瓏山林台北中和飯店</text:p>
          </table:table-cell>
          <table:covered-table-cell table:number-columns-repeated="4"/>
          <table:table-cell office:value-type="string" office:string-value="瓏山林台北中和飯店" table:formula="of:=SUBSTITUTE([.A113];&quot;*&quot;;&quot;&quot;)" table:style-name="ce3">
            <text:p>瓏山林台北中和飯店</text:p>
          </table:table-cell>
          <table:table-cell office:value-type="string" table:style-name="ce3">
            <text:p>Others</text:p>
          </table:table-cell>
          <table:table-cell office:value-type="float" office:value="126" table:style-name="ce4">
            <text:p>126</text:p>
          </table:table-cell>
          <table:table-cell office:value-type="float" office:value="561" table:number-columns-spanned="2" table:number-rows-spanned="1" table:style-name="ce7">
            <text:p>561</text:p>
          </table:table-cell>
          <table:covered-table-cell/>
          <table:table-cell office:value-type="percentage" office:value="0.14362519201228879" table:style-name="ce5">
            <text:p>14.36%</text:p>
          </table:table-cell>
          <table:table-cell office:value-type="float" office:value="1988.55614973262" table:number-columns-spanned="2" table:number-rows-spanned="1" table:style-name="ce7">
            <text:p>1,989</text:p>
          </table:table-cell>
          <table:covered-table-cell/>
          <table:table-cell office:value-type="float" office:value="1115580" table:style-name="ce4">
            <text:p>1,115,580</text:p>
          </table:table-cell>
          <table:table-cell office:value-type="float" office:value="2144116" table:style-name="ce4">
            <text:p>2,144,116</text:p>
          </table:table-cell>
          <table:table-cell office:value-type="float" office:value="4151032" table:style-name="ce4">
            <text:p>4,151,03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碧特弗大飯店</text:p>
          </table:table-cell>
          <table:covered-table-cell table:number-columns-repeated="4"/>
          <table:table-cell office:value-type="string" office:string-value="碧特弗大飯店" table:formula="of:=SUBSTITUTE([.A114];&quot;*&quot;;&quot;&quot;)" table:style-name="ce3">
            <text:p>碧特弗大飯店</text:p>
          </table:table-cell>
          <table:table-cell office:value-type="string" table:style-name="ce3">
            <text:p>Others</text:p>
          </table:table-cell>
          <table:table-cell office:value-type="float" office:value="54" table:style-name="ce4">
            <text:p>54</text:p>
          </table:table-cell>
          <table:table-cell office:value-type="float" office:value="195" table:number-columns-spanned="2" table:number-rows-spanned="1" table:style-name="ce7">
            <text:p>195</text:p>
          </table:table-cell>
          <table:covered-table-cell/>
          <table:table-cell office:value-type="percentage" office:value="0.11648745519713261" table:style-name="ce5">
            <text:p>11.65%</text:p>
          </table:table-cell>
          <table:table-cell office:value-type="float" office:value="2774.830769230769" table:number-columns-spanned="2" table:number-rows-spanned="1" table:style-name="ce7">
            <text:p>2,775</text:p>
          </table:table-cell>
          <table:covered-table-cell/>
          <table:table-cell office:value-type="float" office:value="541092" table:style-name="ce4">
            <text:p>541,092</text:p>
          </table:table-cell>
          <table:table-cell office:value-type="float" office:value="127504" table:style-name="ce4">
            <text:p>127,504</text:p>
          </table:table-cell>
          <table:table-cell office:value-type="float" office:value="668596" table:style-name="ce4">
            <text:p>668,59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美麗春天大飯店</text:p>
          </table:table-cell>
          <table:covered-table-cell table:number-columns-repeated="4"/>
          <table:table-cell office:value-type="string" office:string-value="美麗春天大飯店" table:formula="of:=SUBSTITUTE([.A115];&quot;*&quot;;&quot;&quot;)" table:style-name="ce3">
            <text:p>美麗春天大飯店</text:p>
          </table:table-cell>
          <table:table-cell office:value-type="string" table:style-name="ce3">
            <text:p>Others</text:p>
          </table:table-cell>
          <table:table-cell office:value-type="float" office:value="34" table:style-name="ce4">
            <text:p>34</text:p>
          </table:table-cell>
          <table:table-cell office:value-type="float" office:value="123" table:number-columns-spanned="2" table:number-rows-spanned="1" table:style-name="ce7">
            <text:p>123</text:p>
          </table:table-cell>
          <table:covered-table-cell/>
          <table:table-cell office:value-type="percentage" office:value="0.11669829222011389" table:style-name="ce5">
            <text:p>11.67%</text:p>
          </table:table-cell>
          <table:table-cell office:value-type="float" office:value="2788.9837398373979" table:number-columns-spanned="2" table:number-rows-spanned="1" table:style-name="ce7">
            <text:p>2,789</text:p>
          </table:table-cell>
          <table:covered-table-cell/>
          <table:table-cell office:value-type="float" office:value="343045" table:style-name="ce4">
            <text:p>343,045</text:p>
          </table:table-cell>
          <table:table-cell office:value-type="float" office:value="169020" table:style-name="ce4">
            <text:p>169,020</text:p>
          </table:table-cell>
          <table:table-cell office:value-type="float" office:value="512065" table:style-name="ce4">
            <text:p>512,06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遠百企業觀光旅館</text:p>
          </table:table-cell>
          <table:covered-table-cell table:number-columns-repeated="4"/>
          <table:table-cell office:value-type="string" office:string-value="遠百企業觀光旅館" table:formula="of:=SUBSTITUTE([.A116];&quot;*&quot;;&quot;&quot;)" table:style-name="ce3">
            <text:p>遠百企業觀光旅館</text:p>
          </table:table-cell>
          <table:table-cell office:value-type="string" table:style-name="ce3">
            <text:p>Others</text:p>
          </table:table-cell>
          <table:table-cell office:value-type="float" office:value="40" table:style-name="ce4">
            <text:p>40</text:p>
          </table:table-cell>
          <table:table-cell office:value-type="float" office:value="41" table:number-columns-spanned="2" table:number-rows-spanned="1" table:style-name="ce7">
            <text:p>41</text:p>
          </table:table-cell>
          <table:covered-table-cell/>
          <table:table-cell office:value-type="percentage" office:value="3.3064516129032259E-2" table:style-name="ce5">
            <text:p>3.31%</text:p>
          </table:table-cell>
          <table:table-cell office:value-type="float" office:value="1014.634146341463" table:number-columns-spanned="2" table:number-rows-spanned="1" table:style-name="ce7">
            <text:p>1,015</text:p>
          </table:table-cell>
          <table:covered-table-cell/>
          <table:table-cell office:value-type="float" office:value="41600" table:style-name="ce4">
            <text:p>41,600</text:p>
          </table:table-cell>
          <table:table-cell office:value-type="float" office:value="0" table:style-name="ce4">
            <text:p>0</text:p>
          </table:table-cell>
          <table:table-cell office:value-type="float" office:value="41600" table:style-name="ce4">
            <text:p>41,6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幼獅大飯店</text:p>
          </table:table-cell>
          <table:covered-table-cell table:number-columns-repeated="4"/>
          <table:table-cell office:value-type="string" office:string-value="幼獅大飯店" table:formula="of:=SUBSTITUTE([.A117];&quot;*&quot;;&quot;&quot;)" table:style-name="ce3">
            <text:p>幼獅大飯店</text:p>
          </table:table-cell>
          <table:table-cell office:value-type="string" table:style-name="ce3">
            <text:p>Others</text:p>
          </table:table-cell>
          <table:table-cell office:value-type="float" office:value="55" table:style-name="ce4">
            <text:p>55</text:p>
          </table:table-cell>
          <table:table-cell office:value-type="float" office:value="1065" table:number-columns-spanned="2" table:number-rows-spanned="1" table:style-name="ce7">
            <text:p>1,065</text:p>
          </table:table-cell>
          <table:covered-table-cell/>
          <table:table-cell office:value-type="percentage" office:value="0.62463343108504399" table:style-name="ce5">
            <text:p>62.46%</text:p>
          </table:table-cell>
          <table:table-cell office:value-type="float" office:value="850.32863849765261" table:number-columns-spanned="2" table:number-rows-spanned="1" table:style-name="ce7">
            <text:p>850</text:p>
          </table:table-cell>
          <table:covered-table-cell/>
          <table:table-cell office:value-type="float" office:value="905600" table:style-name="ce4">
            <text:p>905,600</text:p>
          </table:table-cell>
          <table:table-cell office:value-type="float" office:value="0" table:style-name="ce4">
            <text:p>0</text:p>
          </table:table-cell>
          <table:table-cell office:value-type="float" office:value="957900" table:style-name="ce4">
            <text:p>957,9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山泉大飯店</text:p>
          </table:table-cell>
          <table:covered-table-cell table:number-columns-repeated="4"/>
          <table:table-cell office:value-type="string" office:string-value="山泉大飯店" table:formula="of:=SUBSTITUTE([.A118];&quot;*&quot;;&quot;&quot;)" table:style-name="ce3">
            <text:p>山泉大飯店</text:p>
          </table:table-cell>
          <table:table-cell office:value-type="string" table:style-name="ce3">
            <text:p>Others</text:p>
          </table:table-cell>
          <table:table-cell office:value-type="float" office:value="146" table:style-name="ce4">
            <text:p>146</text:p>
          </table:table-cell>
          <table:table-cell office:value-type="float" office:value="2093" table:number-columns-spanned="2" table:number-rows-spanned="1" table:style-name="ce7">
            <text:p>2,093</text:p>
          </table:table-cell>
          <table:covered-table-cell/>
          <table:table-cell office:value-type="percentage" office:value="0.46243923994697311" table:style-name="ce5">
            <text:p>46.24%</text:p>
          </table:table-cell>
          <table:table-cell office:value-type="float" office:value="3166.0984233158151" table:number-columns-spanned="2" table:number-rows-spanned="1" table:style-name="ce7">
            <text:p>3,166</text:p>
          </table:table-cell>
          <table:covered-table-cell/>
          <table:table-cell office:value-type="float" office:value="6626644" table:style-name="ce4">
            <text:p>6,626,644</text:p>
          </table:table-cell>
          <table:table-cell office:value-type="float" office:value="845068" table:style-name="ce4">
            <text:p>845,068</text:p>
          </table:table-cell>
          <table:table-cell office:value-type="float" office:value="7864959" table:style-name="ce4">
            <text:p>7,864,95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悅川酒店</text:p>
          </table:table-cell>
          <table:covered-table-cell table:number-columns-repeated="4"/>
          <table:table-cell office:value-type="string" office:string-value="悅川酒店" table:formula="of:=SUBSTITUTE([.A119];&quot;*&quot;;&quot;&quot;)" table:style-name="ce3">
            <text:p>悅川酒店</text:p>
          </table:table-cell>
          <table:table-cell office:value-type="string" table:style-name="ce3">
            <text:p>Others</text:p>
          </table:table-cell>
          <table:table-cell office:value-type="float" office:value="103" table:style-name="ce4">
            <text:p>103</text:p>
          </table:table-cell>
          <table:table-cell office:value-type="float" office:value="2694" table:number-columns-spanned="2" table:number-rows-spanned="1" table:style-name="ce7">
            <text:p>2,694</text:p>
          </table:table-cell>
          <table:covered-table-cell/>
          <table:table-cell office:value-type="percentage" office:value="0.84372063889758853" table:style-name="ce5">
            <text:p>84.37%</text:p>
          </table:table-cell>
          <table:table-cell office:value-type="float" office:value="3886.629547141797" table:number-columns-spanned="2" table:number-rows-spanned="1" table:style-name="ce7">
            <text:p>3,887</text:p>
          </table:table-cell>
          <table:covered-table-cell/>
          <table:table-cell office:value-type="float" office:value="10470580" table:style-name="ce4">
            <text:p>10,470,580</text:p>
          </table:table-cell>
          <table:table-cell office:value-type="float" office:value="7085440" table:style-name="ce4">
            <text:p>7,085,440</text:p>
          </table:table-cell>
          <table:table-cell office:value-type="float" office:value="17556020" table:style-name="ce4">
            <text:p>17,556,02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東桂田喜來登酒店</text:p>
          </table:table-cell>
          <table:covered-table-cell table:number-columns-repeated="4"/>
          <table:table-cell office:value-type="string" office:string-value="台東桂田喜來登酒店" table:formula="of:=SUBSTITUTE([.A120];&quot;*&quot;;&quot;&quot;)" table:style-name="ce3">
            <text:p>台東桂田喜來登酒店</text:p>
          </table:table-cell>
          <table:table-cell office:value-type="string" table:style-name="ce3">
            <text:p>Others</text:p>
          </table:table-cell>
          <table:table-cell office:value-type="float" office:value="278" table:style-name="ce4">
            <text:p>278</text:p>
          </table:table-cell>
          <table:table-cell office:value-type="float" office:value="6363" table:number-columns-spanned="2" table:number-rows-spanned="1" table:style-name="ce7">
            <text:p>6,363</text:p>
          </table:table-cell>
          <table:covered-table-cell/>
          <table:table-cell office:value-type="percentage" office:value="0.7383383615688095" table:style-name="ce5">
            <text:p>73.83%</text:p>
          </table:table-cell>
          <table:table-cell office:value-type="float" office:value="3476.4288857457168" table:number-columns-spanned="2" table:number-rows-spanned="1" table:style-name="ce7">
            <text:p>3,476</text:p>
          </table:table-cell>
          <table:covered-table-cell/>
          <table:table-cell office:value-type="float" office:value="22120517" table:style-name="ce4">
            <text:p>22,120,517</text:p>
          </table:table-cell>
          <table:table-cell office:value-type="float" office:value="16341972" table:style-name="ce4">
            <text:p>16,341,972</text:p>
          </table:table-cell>
          <table:table-cell office:value-type="float" office:value="41848856" table:style-name="ce4">
            <text:p>41,848,85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長榮桂冠酒店(基隆)</text:p>
          </table:table-cell>
          <table:covered-table-cell table:number-columns-repeated="4"/>
          <table:table-cell office:value-type="string" office:string-value="長榮桂冠酒店(基隆)" table:formula="of:=SUBSTITUTE([.A121];&quot;*&quot;;&quot;&quot;)" table:style-name="ce3">
            <text:p>長榮桂冠酒店(基隆)</text:p>
          </table:table-cell>
          <table:table-cell office:value-type="string" table:style-name="ce3">
            <text:p>Others</text:p>
          </table:table-cell>
          <table:table-cell office:value-type="float" office:value="140" table:style-name="ce4">
            <text:p>140</text:p>
          </table:table-cell>
          <table:table-cell office:value-type="float" office:value="3460" table:number-columns-spanned="2" table:number-rows-spanned="1" table:style-name="ce7">
            <text:p>3,460</text:p>
          </table:table-cell>
          <table:covered-table-cell/>
          <table:table-cell office:value-type="percentage" office:value="0.79723502304147464" table:style-name="ce5">
            <text:p>79.72%</text:p>
          </table:table-cell>
          <table:table-cell office:value-type="float" office:value="2847.127167630058" table:number-columns-spanned="2" table:number-rows-spanned="1" table:style-name="ce7">
            <text:p>2,847</text:p>
          </table:table-cell>
          <table:covered-table-cell/>
          <table:table-cell office:value-type="float" office:value="9851060" table:style-name="ce4">
            <text:p>9,851,060</text:p>
          </table:table-cell>
          <table:table-cell office:value-type="float" office:value="5664963" table:style-name="ce4">
            <text:p>5,664,963</text:p>
          </table:table-cell>
          <table:table-cell office:value-type="float" office:value="18188385" table:style-name="ce4">
            <text:p>18,188,38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鈺通大飯店</text:p>
          </table:table-cell>
          <table:covered-table-cell table:number-columns-repeated="4"/>
          <table:table-cell office:value-type="string" office:string-value="鈺通大飯店" table:formula="of:=SUBSTITUTE([.A122];&quot;*&quot;;&quot;&quot;)" table:style-name="ce3">
            <text:p>鈺通大飯店</text:p>
          </table:table-cell>
          <table:table-cell office:value-type="string" table:style-name="ce3">
            <text:p>Others</text:p>
          </table:table-cell>
          <table:table-cell office:value-type="float" office:value="120" table:style-name="ce4">
            <text:p>120</text:p>
          </table:table-cell>
          <table:table-cell office:value-type="float" office:value="1217" table:number-columns-spanned="2" table:number-rows-spanned="1" table:style-name="ce7">
            <text:p>1,217</text:p>
          </table:table-cell>
          <table:covered-table-cell/>
          <table:table-cell office:value-type="percentage" office:value="0.3271505376344086" table:style-name="ce5">
            <text:p>32.72%</text:p>
          </table:table-cell>
          <table:table-cell office:value-type="float" office:value="2040.565324568611" table:number-columns-spanned="2" table:number-rows-spanned="1" table:style-name="ce7">
            <text:p>2,041</text:p>
          </table:table-cell>
          <table:covered-table-cell/>
          <table:table-cell office:value-type="float" office:value="2483368" table:style-name="ce4">
            <text:p>2,483,368</text:p>
          </table:table-cell>
          <table:table-cell office:value-type="float" office:value="4165154" table:style-name="ce4">
            <text:p>4,165,154</text:p>
          </table:table-cell>
          <table:table-cell office:value-type="float" office:value="6665094" table:style-name="ce4">
            <text:p>6,665,09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寶華大飯店</text:p>
          </table:table-cell>
          <table:covered-table-cell table:number-columns-repeated="4"/>
          <table:table-cell office:value-type="string" office:string-value="寶華大飯店" table:formula="of:=SUBSTITUTE([.A123];&quot;*&quot;;&quot;&quot;)" table:style-name="ce3">
            <text:p>寶華大飯店</text:p>
          </table:table-cell>
          <table:table-cell office:value-type="string" table:style-name="ce3">
            <text:p>Others</text:p>
          </table:table-cell>
          <table:table-cell office:value-type="float" office:value="78" table:style-name="ce4">
            <text:p>78</text:p>
          </table:table-cell>
          <table:table-cell office:value-type="float" office:value="1832" table:number-columns-spanned="2" table:number-rows-spanned="1" table:style-name="ce7">
            <text:p>1,832</text:p>
          </table:table-cell>
          <table:covered-table-cell/>
          <table:table-cell office:value-type="percentage" office:value="0.75765095119933834" table:style-name="ce5">
            <text:p>75.77%</text:p>
          </table:table-cell>
          <table:table-cell office:value-type="float" office:value="2281.0802401746719" table:number-columns-spanned="2" table:number-rows-spanned="1" table:style-name="ce7">
            <text:p>2,281</text:p>
          </table:table-cell>
          <table:covered-table-cell/>
          <table:table-cell office:value-type="float" office:value="4178939" table:style-name="ce4">
            <text:p>4,178,939</text:p>
          </table:table-cell>
          <table:table-cell office:value-type="float" office:value="24600" table:style-name="ce4">
            <text:p>24,600</text:p>
          </table:table-cell>
          <table:table-cell office:value-type="float" office:value="4205539" table:style-name="ce4">
            <text:p>4,205,53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陸島酒店</text:p>
          </table:table-cell>
          <table:covered-table-cell table:number-columns-repeated="4"/>
          <table:table-cell office:value-type="string" office:string-value="陸島酒店" table:formula="of:=SUBSTITUTE([.A124];&quot;*&quot;;&quot;&quot;)" table:style-name="ce3">
            <text:p>陸島酒店</text:p>
          </table:table-cell>
          <table:table-cell office:value-type="string" table:style-name="ce3">
            <text:p>Others</text:p>
          </table:table-cell>
          <table:table-cell office:value-type="float" office:value="47" table:style-name="ce4">
            <text:p>47</text:p>
          </table:table-cell>
          <table:table-cell office:value-type="float" office:value="1146" table:number-columns-spanned="2" table:number-rows-spanned="1" table:style-name="ce7">
            <text:p>1,146</text:p>
          </table:table-cell>
          <table:covered-table-cell/>
          <table:table-cell office:value-type="percentage" office:value="0.78654770075497593" table:style-name="ce5">
            <text:p>78.65%</text:p>
          </table:table-cell>
          <table:table-cell office:value-type="float" office:value="1216.8760907504361" table:number-columns-spanned="2" table:number-rows-spanned="1" table:style-name="ce7">
            <text:p>1,217</text:p>
          </table:table-cell>
          <table:covered-table-cell/>
          <table:table-cell office:value-type="float" office:value="1394540" table:style-name="ce4">
            <text:p>1,394,540</text:p>
          </table:table-cell>
          <table:table-cell office:value-type="float" office:value="186240" table:style-name="ce4">
            <text:p>186,240</text:p>
          </table:table-cell>
          <table:table-cell office:value-type="float" office:value="1586840" table:style-name="ce4">
            <text:p>1,586,840</text:p>
          </table:table-cell>
          <table:table-cell table:number-columns-repeated="16368"/>
        </table:table-row>
        <table:table-row table:number-rows-repeated="10484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title>Untitled Spreadsheet</dc:title>
    <meta:initial-creator>Unknown Creator</meta:initial-creator>
    <dc:creator>emmayianpan</dc:creator>
    <meta:creation-date>2020-11-11T00:31:56Z</meta:creation-date>
    <dc:date>2020-11-30T09:59:59Z</dc:date>
  </office:meta>
</office:document-meta>
</file>